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5.66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5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ategoria</text:p>
          </table:table-cell>
          <table:table-cell office:value-type="string">
            <text:p>Conteúdo a 21 de Outubro de 2012 às 20.57</text:p>
          </table:table-cell>
          <table:table-cell office:value-type="string">
            <text:p>Tamanho</text:p>
          </table:table-cell>
          <table:table-cell office:value-type="string">
            <text:p>Disco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99 of the Very Best Love Songs of all Time</text:p>
          </table:table-cell>
          <table:table-cell office:value-type="float" office:value="847836">
            <text:p>8478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ABBA - Mamma Mia Soundtrack [2008]</text:p>
          </table:table-cell>
          <table:table-cell office:value-type="float" office:value="169688">
            <text:p>1696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Abba Teens</text:p>
          </table:table-cell>
          <table:table-cell office:value-type="float" office:value="88428">
            <text:p>884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Adelaide Ferreira</text:p>
          </table:table-cell>
          <table:table-cell office:value-type="float" office:value="65632">
            <text:p>656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Adele</text:p>
          </table:table-cell>
          <table:table-cell office:value-type="float" office:value="191424">
            <text:p>1914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Amor Electro</text:p>
          </table:table-cell>
          <table:table-cell office:value-type="float" office:value="103248">
            <text:p>1032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Andrea Bucelli My Christmas</text:p>
          </table:table-cell>
          <table:table-cell office:value-type="float" office:value="74732">
            <text:p>747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Antologia de Paco de Lucia</text:p>
          </table:table-cell>
          <table:table-cell office:value-type="float" office:value="277248">
            <text:p>2772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A todos um bom Natal</text:p>
          </table:table-cell>
          <table:table-cell office:value-type="float" office:value="168836">
            <text:p>1688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A Tribute to the Very Best of Jean Michel Jarre</text:p>
          </table:table-cell>
          <table:table-cell office:value-type="float" office:value="587644">
            <text:p>5876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Best of Scorpions</text:p>
          </table:table-cell>
          <table:table-cell office:value-type="float" office:value="125180">
            <text:p>1251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Billy Billy Joel - The Ultimate Collection</text:p>
          </table:table-cell>
          <table:table-cell office:value-type="float" office:value="192748">
            <text:p>1927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Blinded By The Light - The Very Best Of</text:p>
          </table:table-cell>
          <table:table-cell office:value-type="float" office:value="181280">
            <text:p>1812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Boss AC - AC para os Amigos</text:p>
          </table:table-cell>
          <table:table-cell office:value-type="float" office:value="181296">
            <text:p>1812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Boss AC - Rimar Contra a Mare</text:p>
          </table:table-cell>
          <table:table-cell office:value-type="float" office:value="70584">
            <text:p>705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Celtic Themes - The Very Best Of</text:p>
          </table:table-cell>
          <table:table-cell office:value-type="float" office:value="110420">
            <text:p>1104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Christmas Duets</text:p>
          </table:table-cell>
          <table:table-cell office:value-type="float" office:value="112344">
            <text:p>1123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Christmas Songs by Frank Sinatra</text:p>
          </table:table-cell>
          <table:table-cell office:value-type="float" office:value="107012">
            <text:p>1070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Dani Carlos - <text:s/>Música Nova</text:p>
          </table:table-cell>
          <table:table-cell office:value-type="float" office:value="48952">
            <text:p>489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Dead Combo</text:p>
          </table:table-cell>
          <table:table-cell office:value-type="float" office:value="348452">
            <text:p>3484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Devil's Got A New Disguise- The Very Best Of Aerosmith</text:p>
          </table:table-cell>
          <table:table-cell office:value-type="float" office:value="188020">
            <text:p>1880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Elton John - Greatest Hits 1970 - 2002</text:p>
          </table:table-cell>
          <table:table-cell office:value-type="float" office:value="287036">
            <text:p>2870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Expensive Soul</text:p>
          </table:table-cell>
          <table:table-cell office:value-type="float" office:value="210864">
            <text:p>2108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EZ Special</text:p>
          </table:table-cell>
          <table:table-cell office:value-type="float" office:value="113280">
            <text:p>1132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Fifty Shades of Grey</text:p>
          </table:table-cell>
          <table:table-cell office:value-type="float" office:value="564368">
            <text:p>5643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Good Times - The Very Best Of Chic &amp; Sister Sledge</text:p>
          </table:table-cell>
          <table:table-cell office:value-type="float" office:value="345756">
            <text:p>3457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Grant's Greatest</text:p>
          </table:table-cell>
          <table:table-cell office:value-type="float" office:value="108320">
            <text:p>1083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Greatest Hits - Gary Moore</text:p>
          </table:table-cell>
          <table:table-cell office:value-type="float" office:value="383172">
            <text:p>3831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Greatest Hits of Queen</text:p>
          </table:table-cell>
          <table:table-cell office:value-type="float" office:value="128436">
            <text:p>1284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Greatest Hits... So Far!!!</text:p>
          </table:table-cell>
          <table:table-cell office:value-type="float" office:value="117220">
            <text:p>1172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Guitarra Portuguesa - A Magia dos Instrumentos</text:p>
          </table:table-cell>
          <table:table-cell office:value-type="float" office:value="217256">
            <text:p>2172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Lana Del Rey - Born To Die (Acoustic &amp; Demos)</text:p>
          </table:table-cell>
          <table:table-cell office:value-type="float" office:value="67868">
            <text:p>678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Listen to the Music- The Very Best of the Doobie Brothers</text:p>
          </table:table-cell>
          <table:table-cell office:value-type="float" office:value="167252">
            <text:p>1672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Luisa Sobral</text:p>
          </table:table-cell>
          <table:table-cell office:value-type="float" office:value="58820">
            <text:p>588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Magic - The Very Best Of Olivia Newton-John</text:p>
          </table:table-cell>
          <table:table-cell office:value-type="float" office:value="507524">
            <text:p>5075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Mariza</text:p>
          </table:table-cell>
          <table:table-cell office:value-type="float" office:value="686460">
            <text:p>6864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Michael Bolton - Gems The Very Best</text:p>
          </table:table-cell>
          <table:table-cell office:value-type="float" office:value="300108">
            <text:p>3001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Michael Bublé Christmas</text:p>
          </table:table-cell>
          <table:table-cell office:value-type="float" office:value="104320">
            <text:p>1043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Michel Teló - Floresta (Ao Vivo)</text:p>
          </table:table-cell>
          <table:table-cell office:value-type="float" office:value="84304">
            <text:p>843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No End In Sight- The Very Best</text:p>
          </table:table-cell>
          <table:table-cell office:value-type="float" office:value="210244">
            <text:p>2102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Pablo Alboran - Pablo Alboran</text:p>
          </table:table-cell>
          <table:table-cell office:value-type="float" office:value="72792">
            <text:p>727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Paco De Lucia - Sus 50 Mejores Canciones Vol.2</text:p>
          </table:table-cell>
          <table:table-cell office:value-type="float" office:value="378196">
            <text:p>3781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Panpipes at Christmas</text:p>
          </table:table-cell>
          <table:table-cell office:value-type="float" office:value="310272">
            <text:p>3102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Paula Fernandes</text:p>
          </table:table-cell>
          <table:table-cell office:value-type="float" office:value="694108">
            <text:p>6941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Piano Man- The Very Best of Billy Joel</text:p>
          </table:table-cell>
          <table:table-cell office:value-type="float" office:value="176748">
            <text:p>1767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Playlist The Very Best Of Ace Of Base</text:p>
          </table:table-cell>
          <table:table-cell office:value-type="float" office:value="72888">
            <text:p>728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Playlist- The Very Best Of Cyndi Lauper</text:p>
          </table:table-cell>
          <table:table-cell office:value-type="float" office:value="140204">
            <text:p>1402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Playlist- The Very Best Of Electric Light Orchestra</text:p>
          </table:table-cell>
          <table:table-cell office:value-type="float" office:value="95616">
            <text:p>956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Rancho Texicano The Very Best Of ZZ ToP</text:p>
          </table:table-cell>
          <table:table-cell office:value-type="float" office:value="394972">
            <text:p>3949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ales From New York - The Very Best of Simon &amp; Garfunkel</text:p>
          </table:table-cell>
          <table:table-cell office:value-type="float" office:value="138628">
            <text:p>1386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Best of Sade</text:p>
          </table:table-cell>
          <table:table-cell office:value-type="float" office:value="180764">
            <text:p>1807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Best Of The Manhattan Transfer</text:p>
          </table:table-cell>
          <table:table-cell office:value-type="float" office:value="112956">
            <text:p>1129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Best of Village People</text:p>
          </table:table-cell>
          <table:table-cell office:value-type="float" office:value="67392">
            <text:p>673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Journey The Very Best of Donna Summer</text:p>
          </table:table-cell>
          <table:table-cell office:value-type="float" office:value="221456">
            <text:p>2214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Manhattan Transfer Extensions</text:p>
          </table:table-cell>
          <table:table-cell office:value-type="float" office:value="88360">
            <text:p>883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RPO plays Phil Collins</text:p>
          </table:table-cell>
          <table:table-cell office:value-type="float" office:value="105808">
            <text:p>1058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Definitive Ultimate Greatest Hits Collection of Faith No More</text:p>
          </table:table-cell>
          <table:table-cell office:value-type="float" office:value="173916">
            <text:p>1739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ACDC</text:p>
          </table:table-cell>
          <table:table-cell office:value-type="float" office:value="163696">
            <text:p>1636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Backstreet Boys</text:p>
          </table:table-cell>
          <table:table-cell office:value-type="float" office:value="135504">
            <text:p>1355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Cat Stevens</text:p>
          </table:table-cell>
          <table:table-cell office:value-type="float" office:value="332380">
            <text:p>3323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Chris Rea</text:p>
          </table:table-cell>
          <table:table-cell office:value-type="float" office:value="195356">
            <text:p>1953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Earth, Wind &amp; Fire</text:p>
          </table:table-cell>
          <table:table-cell office:value-type="float" office:value="73724">
            <text:p>737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Eddy Grant</text:p>
          </table:table-cell>
          <table:table-cell office:value-type="float" office:value="218316">
            <text:p>2183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Electric Light Orchestra</text:p>
          </table:table-cell>
          <table:table-cell office:value-type="float" office:value="759988">
            <text:p>7599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Enya</text:p>
          </table:table-cell>
          <table:table-cell office:value-type="float" office:value="182344">
            <text:p>1823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Fleetwood Mac</text:p>
          </table:table-cell>
          <table:table-cell office:value-type="float" office:value="189636">
            <text:p>1896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Frankie <text:s/>Boy</text:p>
          </table:table-cell>
          <table:table-cell office:value-type="float" office:value="129372">
            <text:p>1293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Gary Moore</text:p>
          </table:table-cell>
          <table:table-cell office:value-type="float" office:value="109448">
            <text:p>1094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Gipsy Kings</text:p>
          </table:table-cell>
          <table:table-cell office:value-type="float" office:value="135576">
            <text:p>1355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Glenn Miller</text:p>
          </table:table-cell>
          <table:table-cell office:value-type="float" office:value="134728">
            <text:p>1347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~Heat of the Moment</text:p>
          </table:table-cell>
          <table:table-cell office:value-type="float" office:value="211100">
            <text:p>2111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Imagination</text:p>
          </table:table-cell>
          <table:table-cell office:value-type="float" office:value="104440">
            <text:p>1044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INXS</text:p>
          </table:table-cell>
          <table:table-cell office:value-type="float" office:value="182620">
            <text:p>1826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Jerry Lee Lewis</text:p>
          </table:table-cell>
          <table:table-cell office:value-type="float" office:value="60628">
            <text:p>606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Joe Cocker</text:p>
          </table:table-cell>
          <table:table-cell office:value-type="float" office:value="184424">
            <text:p>1844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Julio</text:p>
          </table:table-cell>
          <table:table-cell office:value-type="float" office:value="370072">
            <text:p>3700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Kiss</text:p>
          </table:table-cell>
          <table:table-cell office:value-type="float" office:value="181716">
            <text:p>1817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Level 42</text:p>
          </table:table-cell>
          <table:table-cell office:value-type="float" office:value="235484">
            <text:p>2354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Linda Ronstadt</text:p>
          </table:table-cell>
          <table:table-cell office:value-type="float" office:value="186292">
            <text:p>1862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Lionel Richie</text:p>
          </table:table-cell>
          <table:table-cell office:value-type="float" office:value="493368">
            <text:p>4933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Magic Elton John</text:p>
          </table:table-cell>
          <table:table-cell office:value-type="float" office:value="427528">
            <text:p>4275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<text:s/>Manfred Mann's Earth Band</text:p>
          </table:table-cell>
          <table:table-cell office:value-type="float" office:value="1029836">
            <text:p>10298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Marvin Gaye</text:p>
          </table:table-cell>
          <table:table-cell office:value-type="float" office:value="179320">
            <text:p>1793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Michael Jackson</text:p>
          </table:table-cell>
          <table:table-cell office:value-type="float" office:value="230752">
            <text:p>2307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Pet Shop Boys</text:p>
          </table:table-cell>
          <table:table-cell office:value-type="float" office:value="166684">
            <text:p>1666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Phil Collins</text:p>
          </table:table-cell>
          <table:table-cell office:value-type="float" office:value="227092">
            <text:p>2270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Phil Collins Bonus CD</text:p>
          </table:table-cell>
          <table:table-cell office:value-type="float" office:value="141452">
            <text:p>1414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Richard Clayderman</text:p>
          </table:table-cell>
          <table:table-cell office:value-type="float" office:value="441020">
            <text:p>4410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Sarah Brightman</text:p>
          </table:table-cell>
          <table:table-cell office:value-type="float" office:value="89684">
            <text:p>896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Sheryl Crow</text:p>
          </table:table-cell>
          <table:table-cell office:value-type="float" office:value="116788">
            <text:p>1167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Simply Red</text:p>
          </table:table-cell>
          <table:table-cell office:value-type="float" office:value="239060">
            <text:p>2390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Spice Girls</text:p>
          </table:table-cell>
          <table:table-cell office:value-type="float" office:value="156720">
            <text:p>1567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Sting &amp; the Police</text:p>
          </table:table-cell>
          <table:table-cell office:value-type="float" office:value="188636">
            <text:p>1886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Supertramp</text:p>
          </table:table-cell>
          <table:table-cell office:value-type="float" office:value="112228">
            <text:p>1122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The Beach Boys</text:p>
          </table:table-cell>
          <table:table-cell office:value-type="float" office:value="188704">
            <text:p>1887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The Eagles</text:p>
          </table:table-cell>
          <table:table-cell office:value-type="float" office:value="73792">
            <text:p>737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The Human League</text:p>
          </table:table-cell>
          <table:table-cell office:value-type="float" office:value="200084">
            <text:p>2000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The Manhattan Transfer</text:p>
          </table:table-cell>
          <table:table-cell office:value-type="float" office:value="147132">
            <text:p>1471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he Very Best Of The Stone Roses</text:p>
          </table:table-cell>
          <table:table-cell office:value-type="float" office:value="202152">
            <text:p>2021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Tomy Benett - The <text:s/>Classic Christmas Album</text:p>
          </table:table-cell>
          <table:table-cell office:value-type="float" office:value="123660">
            <text:p>1236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Very Best of Alan Parsons</text:p>
          </table:table-cell>
          <table:table-cell office:value-type="float" office:value="72640">
            <text:p>726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MinhaMusica</text:p>
          </table:table-cell>
          <table:table-cell office:value-type="string">
            <text:p>Very Best of Toto Cutugno</text:p>
          </table:table-cell>
          <table:table-cell office:value-type="float" office:value="178348">
            <text:p>1783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float" office:value="24">
            <text:p>24</text:p>
          </table:table-cell>
          <table:table-cell office:value-type="float" office:value="20614916">
            <text:p>206149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Band of Brothers</text:p>
          </table:table-cell>
          <table:table-cell office:value-type="float" office:value="7171764">
            <text:p>717176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Camelot</text:p>
          </table:table-cell>
          <table:table-cell office:value-type="float" office:value="1127832">
            <text:p>112783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Caprica</text:p>
          </table:table-cell>
          <table:table-cell office:value-type="float" office:value="3587988">
            <text:p>358798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Chuck</text:p>
          </table:table-cell>
          <table:table-cell office:value-type="float" office:value="21144600">
            <text:p>211446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Dexter</text:p>
          </table:table-cell>
          <table:table-cell office:value-type="float" office:value="27604408">
            <text:p>2760440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DollHouse</text:p>
          </table:table-cell>
          <table:table-cell office:value-type="float" office:value="10971008">
            <text:p>109710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Episodes</text:p>
          </table:table-cell>
          <table:table-cell office:value-type="float" office:value="1681904">
            <text:p>168190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Family Guy</text:p>
          </table:table-cell>
          <table:table-cell office:value-type="float" office:value="15958788">
            <text:p>159587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Fringe</text:p>
          </table:table-cell>
          <table:table-cell office:value-type="float" office:value="13409016">
            <text:p>1340901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Glee</text:p>
          </table:table-cell>
          <table:table-cell office:value-type="float" office:value="8495648">
            <text:p>849564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Gossip Girls</text:p>
          </table:table-cell>
          <table:table-cell office:value-type="float" office:value="41255920">
            <text:p>412559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Grey's Anatomy</text:p>
          </table:table-cell>
          <table:table-cell office:value-type="float" office:value="43111324">
            <text:p>431113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House</text:p>
          </table:table-cell>
          <table:table-cell office:value-type="float" office:value="53646192">
            <text:p>536461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How I Met Your Mother</text:p>
          </table:table-cell>
          <table:table-cell office:value-type="float" office:value="5083808">
            <text:p>50838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Human Target</text:p>
          </table:table-cell>
          <table:table-cell office:value-type="float" office:value="8609916">
            <text:p>860991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iCarly</text:p>
          </table:table-cell>
          <table:table-cell office:value-type="float" office:value="7172116">
            <text:p>71721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Invasion</text:p>
          </table:table-cell>
          <table:table-cell office:value-type="float" office:value="7875728">
            <text:p>78757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Justified</text:p>
          </table:table-cell>
          <table:table-cell office:value-type="float" office:value="1084536">
            <text:p>108453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Leverage T1</text:p>
          </table:table-cell>
          <table:table-cell office:value-type="float" office:value="4665524">
            <text:p>466552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Lie to me</text:p>
          </table:table-cell>
          <table:table-cell office:value-type="float" office:value="30516576">
            <text:p>3051657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Lipstick Jungle</text:p>
          </table:table-cell>
          <table:table-cell office:value-type="float" office:value="5654880">
            <text:p>56548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Mad Dogs</text:p>
          </table:table-cell>
          <table:table-cell office:value-type="float" office:value="1793124">
            <text:p>179312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Medium</text:p>
          </table:table-cell>
          <table:table-cell office:value-type="float" office:value="16768080">
            <text:p>167680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My name is Earl</text:p>
          </table:table-cell>
          <table:table-cell office:value-type="float" office:value="11977964">
            <text:p>119779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My Name is Earl</text:p>
          </table:table-cell>
          <table:table-cell office:value-type="float" office:value="12550428">
            <text:p>1255042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Nikita</text:p>
          </table:table-cell>
          <table:table-cell office:value-type="float" office:value="6109252">
            <text:p>610925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Peep Show</text:p>
          </table:table-cell>
          <table:table-cell office:value-type="float" office:value="7290876">
            <text:p>72908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Pillars of the Earth </text:p>
          </table:table-cell>
          <table:table-cell office:value-type="float" office:value="4509416">
            <text:p>450941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Prison Break</text:p>
          </table:table-cell>
          <table:table-cell office:value-type="float" office:value="5876904">
            <text:p>58769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Private Practice</text:p>
          </table:table-cell>
          <table:table-cell office:value-type="float" office:value="24375848">
            <text:p>243758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Private Pratice</text:p>
          </table:table-cell>
          <table:table-cell office:value-type="float" office:value="17925220">
            <text:p>1792522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Rome</text:p>
          </table:table-cell>
          <table:table-cell office:value-type="float" office:value="11467800">
            <text:p>114678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anctuary</text:p>
          </table:table-cell>
          <table:table-cell office:value-type="float" office:value="10045976">
            <text:p>100459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andokan</text:p>
          </table:table-cell>
          <table:table-cell office:value-type="float" office:value="2869604">
            <text:p>286960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crubs</text:p>
          </table:table-cell>
          <table:table-cell office:value-type="float" office:value="10966728">
            <text:p>109667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ecret Diary Call Girl</text:p>
          </table:table-cell>
          <table:table-cell office:value-type="float" office:value="2912452">
            <text:p>291245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hameless</text:p>
          </table:table-cell>
          <table:table-cell office:value-type="float" office:value="4155772">
            <text:p>41557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ilk</text:p>
          </table:table-cell>
          <table:table-cell office:value-type="float" office:value="1132304">
            <text:p>113230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impsons</text:p>
          </table:table-cell>
          <table:table-cell office:value-type="float" office:value="9387280">
            <text:p>938728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ons of Anarchy</text:p>
          </table:table-cell>
          <table:table-cell office:value-type="float" office:value="15638944">
            <text:p>1563894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partacus</text:p>
          </table:table-cell>
          <table:table-cell office:value-type="float" office:value="45645312">
            <text:p>4564531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tarship Troopers</text:p>
          </table:table-cell>
          <table:table-cell office:value-type="float" office:value="2259568">
            <text:p>225956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Supernatural</text:p>
          </table:table-cell>
          <table:table-cell office:value-type="float" office:value="34027880">
            <text:p>3402788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The Breaking Bad</text:p>
          </table:table-cell>
          <table:table-cell office:value-type="float" office:value="18152184">
            <text:p>1815218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The Good Wife</text:p>
          </table:table-cell>
          <table:table-cell office:value-type="float" office:value="13635292">
            <text:p>1363529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The Mentalist</text:p>
          </table:table-cell>
          <table:table-cell office:value-type="float" office:value="7826872">
            <text:p>78268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The Pacific</text:p>
          </table:table-cell>
          <table:table-cell office:value-type="float" office:value="5472972">
            <text:p>54729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The Prisoner T1</text:p>
          </table:table-cell>
          <table:table-cell office:value-type="float" office:value="2157060">
            <text:p>215706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The Triangle</text:p>
          </table:table-cell>
          <table:table-cell office:value-type="float" office:value="10423352">
            <text:p>104233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The Tudors</text:p>
          </table:table-cell>
          <table:table-cell office:value-type="float" office:value="20539376">
            <text:p>2053937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The Walking Dead Série 1</text:p>
          </table:table-cell>
          <table:table-cell office:value-type="float" office:value="2354248">
            <text:p>235424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True Blood</text:p>
          </table:table-cell>
          <table:table-cell office:value-type="float" office:value="43330952">
            <text:p>433309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United Sates of Tara</text:p>
          </table:table-cell>
          <table:table-cell office:value-type="float" office:value="4086728">
            <text:p>408672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V</text:p>
          </table:table-cell>
          <table:table-cell office:value-type="float" office:value="7497512">
            <text:p>749751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AsMinhasSeries</text:p>
          </table:table-cell>
          <table:table-cell office:value-type="string">
            <text:p>White collar</text:p>
          </table:table-cell>
          <table:table-cell office:value-type="float" office:value="2716172">
            <text:p>27161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2050.O.clima.do.futuro.RTP2 (1900)</text:p>
          </table:table-cell>
          <table:table-cell office:value-type="float" office:value="512172">
            <text:p>5121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AA - ACTUALIDADE</text:p>
          </table:table-cell>
          <table:table-cell office:value-type="float" office:value="13579508">
            <text:p>135795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AA - A VIDA ANIMAL </text:p>
          </table:table-cell>
          <table:table-cell office:value-type="float" office:value="16289148">
            <text:p>162891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AA - CIÊNCIA</text:p>
          </table:table-cell>
          <table:table-cell office:value-type="float" office:value="10459200">
            <text:p>104592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AA - COMICOS</text:p>
          </table:table-cell>
          <table:table-cell office:value-type="float" office:value="6928132">
            <text:p>69281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AA - DESPORTO </text:p>
          </table:table-cell>
          <table:table-cell office:value-type="float" office:value="5818344">
            <text:p>58183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AA - HISTORICOS</text:p>
          </table:table-cell>
          <table:table-cell office:value-type="float" office:value="17971916">
            <text:p>179719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AA - UNIVERSO</text:p>
          </table:table-cell>
          <table:table-cell office:value-type="float" office:value="28474232">
            <text:p>284742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frodisiacos</text:p>
          </table:table-cell>
          <table:table-cell office:value-type="float" office:value="358692">
            <text:p>3586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 Girls Guide to 21st</text:p>
          </table:table-cell>
          <table:table-cell office:value-type="float" office:value="1886584">
            <text:p>18865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nal Massage for Men and Woman</text:p>
          </table:table-cell>
          <table:table-cell office:value-type="float" office:value="785164">
            <text:p>7851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ngels and Demons Illuminati Revealed</text:p>
          </table:table-cell>
          <table:table-cell office:value-type="float" office:value="706532">
            <text:p>7065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quarios</text:p>
          </table:table-cell>
          <table:table-cell office:value-type="float" office:value="654528">
            <text:p>6545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quarium</text:p>
          </table:table-cell>
          <table:table-cell office:value-type="float" office:value="2075088">
            <text:p>20750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rquivos da Morte</text:p>
          </table:table-cell>
          <table:table-cell office:value-type="float" office:value="716784">
            <text:p>7167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tlas do Corpo Humano</text:p>
          </table:table-cell>
          <table:table-cell office:value-type="float" office:value="6579072">
            <text:p>65790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A.verdade.sobre.os.alimentos.Episodio.3 (1900)</text:p>
          </table:table-cell>
          <table:table-cell office:value-type="float" office:value="578120">
            <text:p>5781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BBC Charles Darwin and the Tree of Life</text:p>
          </table:table-cell>
          <table:table-cell office:value-type="float" office:value="1530684">
            <text:p>15306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BBC Earth Made</text:p>
          </table:table-cell>
          <table:table-cell office:value-type="float" office:value="1898276">
            <text:p>18982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BBC Horizon Do You Know What Time It Is</text:p>
          </table:table-cell>
          <table:table-cell office:value-type="float" office:value="764064">
            <text:p>7640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BBC Universos.Paralelos</text:p>
          </table:table-cell>
          <table:table-cell office:value-type="float" office:value="719304">
            <text:p>7193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BBC Wonders of the Solar System</text:p>
          </table:table-cell>
          <table:table-cell office:value-type="float" office:value="9438940">
            <text:p>94389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Consuming.Kids</text:p>
          </table:table-cell>
          <table:table-cell office:value-type="float" office:value="357796">
            <text:p>3577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Controlar as mentes SIC Noticias</text:p>
          </table:table-cell>
          <table:table-cell office:value-type="float" office:value="550352">
            <text:p>5503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Cristiano Ronaldo The Boy Who Had A Dream</text:p>
          </table:table-cell>
          <table:table-cell office:value-type="float" office:value="717888">
            <text:p>7178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Debtocracy (2011)</text:p>
          </table:table-cell>
          <table:table-cell office:value-type="float" office:value="457196">
            <text:p>4571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Defesa Pessoal</text:p>
          </table:table-cell>
          <table:table-cell office:value-type="float" office:value="512244">
            <text:p>5122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Diarios da Cocaina</text:p>
          </table:table-cell>
          <table:table-cell office:value-type="float" office:value="358064">
            <text:p>3580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Dimensao oculta</text:p>
          </table:table-cell>
          <table:table-cell office:value-type="float" office:value="503312">
            <text:p>5033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Discovery Anthony Bourdain No Reservations</text:p>
          </table:table-cell>
          <table:table-cell office:value-type="float" office:value="1374532">
            <text:p>13745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Discovery Channel Viagem Fantastica Pelo Corpo Humano</text:p>
          </table:table-cell>
          <table:table-cell office:value-type="float" office:value="323156">
            <text:p>3231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Drogas.Top.20.Panorama.BBC (1900)</text:p>
          </table:table-cell>
          <table:table-cell office:value-type="float" office:value="425728">
            <text:p>4257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Earth (2007)</text:p>
          </table:table-cell>
          <table:table-cell office:value-type="float" office:value="34353088">
            <text:p>343530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Earth (2007)</text:p>
          </table:table-cell>
          <table:table-cell office:value-type="float" office:value="66064300">
            <text:p>660643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E Mesmo Verdade Atlantida</text:p>
          </table:table-cell>
          <table:table-cell office:value-type="float" office:value="494596">
            <text:p>4945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E Mesmo Verdade Triangulo das Bermudas</text:p>
          </table:table-cell>
          <table:table-cell office:value-type="float" office:value="512528">
            <text:p>5125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Engineering an Empire</text:p>
          </table:table-cell>
          <table:table-cell office:value-type="float" office:value="617692">
            <text:p>6176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Eram os Deuses Austronautas</text:p>
          </table:table-cell>
          <table:table-cell office:value-type="float" office:value="635716">
            <text:p>6357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Exotic Saltwater Aquarium</text:p>
          </table:table-cell>
          <table:table-cell office:value-type="float" office:value="4474280">
            <text:p>44742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Guinness World Records 2008</text:p>
          </table:table-cell>
          <table:table-cell office:value-type="float" office:value="722376">
            <text:p>7223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Hackers Outlaws &amp; Angels</text:p>
          </table:table-cell>
          <table:table-cell office:value-type="float" office:value="512244">
            <text:p>5122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2012 Apocalypse (Discovery Channel)</text:p>
          </table:table-cell>
          <table:table-cell office:value-type="float" office:value="1259016">
            <text:p>12590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Atlas 4D - The Mediterranean (2010)</text:p>
          </table:table-cell>
          <table:table-cell office:value-type="float" office:value="1143896">
            <text:p>114389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Born To Be Wild</text:p>
          </table:table-cell>
          <table:table-cell office:value-type="float" office:value="2295728">
            <text:p>22957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Coca.Cola.The.Real.Story.Behind.the.Real</text:p>
          </table:table-cell>
          <table:table-cell office:value-type="float" office:value="1538352">
            <text:p>15383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Exotic Saltwater Aquarium</text:p>
          </table:table-cell>
          <table:table-cell office:value-type="float" office:value="4474212">
            <text:p>44742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IMAX Under The Sea (2009)</text:p>
          </table:table-cell>
          <table:table-cell office:value-type="float" office:value="4678440">
            <text:p>46784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Microcosmos (1996)</text:p>
          </table:table-cell>
          <table:table-cell office:value-type="float" office:value="4592920">
            <text:p>459292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Oceans</text:p>
          </table:table-cell>
          <table:table-cell office:value-type="float" office:value="4588524">
            <text:p>45885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Oceans in Glass - Monterey Bay Aquarium</text:p>
          </table:table-cell>
          <table:table-cell office:value-type="float" office:value="1309256">
            <text:p>13092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Plasma Aquarium</text:p>
          </table:table-cell>
          <table:table-cell office:value-type="float" office:value="10635736">
            <text:p>106357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[HD] The Royal Wedding of Prince William and Kate Middleton (2011)</text:p>
          </table:table-cell>
          <table:table-cell office:value-type="float" office:value="41053440">
            <text:p>410534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HelloAfrica</text:p>
          </table:table-cell>
          <table:table-cell office:value-type="float" office:value="1633352">
            <text:p>16333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Hubble 15 anos</text:p>
          </table:table-cell>
          <table:table-cell office:value-type="float" office:value="718196">
            <text:p>7181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Hubble 15 Years Discovery</text:p>
          </table:table-cell>
          <table:table-cell office:value-type="float" office:value="8140124">
            <text:p>81401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Human body The Limits</text:p>
          </table:table-cell>
          <table:table-cell office:value-type="float" office:value="1073324">
            <text:p>10733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IMAX Deep Sea 3D</text:p>
          </table:table-cell>
          <table:table-cell office:value-type="float" office:value="711004">
            <text:p>7110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IMAX Everest</text:p>
          </table:table-cell>
          <table:table-cell office:value-type="float" office:value="763196">
            <text:p>7631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IMAX Mistery of the Nile</text:p>
          </table:table-cell>
          <table:table-cell office:value-type="float" office:value="718172">
            <text:p>7181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Inside Planet Earth</text:p>
          </table:table-cell>
          <table:table-cell office:value-type="float" office:value="724736">
            <text:p>7247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KamaSutra - Sensual Art Lovemaking - Positions Perfumed</text:p>
          </table:table-cell>
          <table:table-cell office:value-type="float" office:value="6625188">
            <text:p>66251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KamaSutra - The Sensual Art of <text:s/>Lovemaking - Positions of the Tao</text:p>
          </table:table-cell>
          <table:table-cell office:value-type="float" office:value="6494036">
            <text:p>64940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Loose Change</text:p>
          </table:table-cell>
          <table:table-cell office:value-type="float" office:value="716464">
            <text:p>7164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Misterios Titanic</text:p>
          </table:table-cell>
          <table:table-cell office:value-type="float" office:value="184280">
            <text:p>1842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Mortos de Cansaço Dormir Acordados National Geographic</text:p>
          </table:table-cell>
          <table:table-cell office:value-type="float" office:value="1155200">
            <text:p>11552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Mortos de Cansaço Episodio 1 Dormir Acordados</text:p>
          </table:table-cell>
          <table:table-cell office:value-type="float" office:value="578260">
            <text:p>5782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Mortos de Cansaço Episodio 2 Planeta Insonia</text:p>
          </table:table-cell>
          <table:table-cell office:value-type="float" office:value="578764">
            <text:p>5787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Nasa HD Constellation Earth Moon Mars</text:p>
          </table:table-cell>
          <table:table-cell office:value-type="float" office:value="482028">
            <text:p>4820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National Geographic Explorer Marijuana</text:p>
          </table:table-cell>
          <table:table-cell office:value-type="float" office:value="490644">
            <text:p>4906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National Geographic Journey To The Edge Of The Universe</text:p>
          </table:table-cell>
          <table:table-cell office:value-type="float" office:value="4757132">
            <text:p>47571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Nostradamus 2012</text:p>
          </table:table-cell>
          <table:table-cell office:value-type="float" office:value="723592">
            <text:p>7235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Nostrodamus</text:p>
          </table:table-cell>
          <table:table-cell office:value-type="float" office:value="837020">
            <text:p>8370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Oceans in Glass - Monterey Bay Aquarium</text:p>
          </table:table-cell>
          <table:table-cell office:value-type="float" office:value="1309256">
            <text:p>13092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OceanWorld.3D</text:p>
          </table:table-cell>
          <table:table-cell office:value-type="float" office:value="717916">
            <text:p>7179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O Futuro dos Robos</text:p>
          </table:table-cell>
          <table:table-cell office:value-type="float" office:value="329440">
            <text:p>3294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O Jeito Google de Trabalhar (2010)</text:p>
          </table:table-cell>
          <table:table-cell office:value-type="float" office:value="444532">
            <text:p>4445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O segredo da area 51</text:p>
          </table:table-cell>
          <table:table-cell office:value-type="float" office:value="358248">
            <text:p>3582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Os Segredos de O Codigo Da Vinci</text:p>
          </table:table-cell>
          <table:table-cell office:value-type="float" office:value="717344">
            <text:p>7173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Pixar Short Films Collection Volume 1</text:p>
          </table:table-cell>
          <table:table-cell office:value-type="float" office:value="711804">
            <text:p>7118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Plasmaquarium Aquarium DVD (2004)</text:p>
          </table:table-cell>
          <table:table-cell office:value-type="float" office:value="4153684">
            <text:p>41536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Porto Vintage</text:p>
          </table:table-cell>
          <table:table-cell office:value-type="float" office:value="447536">
            <text:p>4475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quem somos nos</text:p>
          </table:table-cell>
          <table:table-cell office:value-type="float" office:value="2234244">
            <text:p>22342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RevolutionOs</text:p>
          </table:table-cell>
          <table:table-cell office:value-type="float" office:value="1438456">
            <text:p>14384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south pole structure</text:p>
          </table:table-cell>
          <table:table-cell office:value-type="float" office:value="892296">
            <text:p>8922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SWAT Workout</text:p>
          </table:table-cell>
          <table:table-cell office:value-type="float" office:value="2685680">
            <text:p>26856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TECHNOLOGY-FOR-TOMORROW-EYE-INTHE-SKY</text:p>
          </table:table-cell>
          <table:table-cell office:value-type="float" office:value="1345456">
            <text:p>13454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Teorias Nilton ao vivo (2005)</text:p>
          </table:table-cell>
          <table:table-cell office:value-type="float" office:value="719456">
            <text:p>7194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Territorio Selvagem Tubarao</text:p>
          </table:table-cell>
          <table:table-cell office:value-type="float" office:value="717764">
            <text:p>7177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The History Channel Segredos de Vampiros</text:p>
          </table:table-cell>
          <table:table-cell office:value-type="float" office:value="622160">
            <text:p>6221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The Lovers Guide</text:p>
          </table:table-cell>
          <table:table-cell office:value-type="float" office:value="717712">
            <text:p>7177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The Planets</text:p>
          </table:table-cell>
          <table:table-cell office:value-type="float" office:value="5743860">
            <text:p>57438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THE.SECRET</text:p>
          </table:table-cell>
          <table:table-cell office:value-type="float" office:value="722608">
            <text:p>7226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The Tales of The Kamasutra - Perfumed Graden</text:p>
          </table:table-cell>
          <table:table-cell office:value-type="float" office:value="4253172">
            <text:p>42531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The Twilight Saga Eclipse - Jimmy Kimmel Show</text:p>
          </table:table-cell>
          <table:table-cell office:value-type="float" office:value="357928">
            <text:p>3579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UFO</text:p>
          </table:table-cell>
          <table:table-cell office:value-type="float" office:value="3892092">
            <text:p>38920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Universo 14</text:p>
          </table:table-cell>
          <table:table-cell office:value-type="float" office:value="359012">
            <text:p>3590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Walking with Dino</text:p>
          </table:table-cell>
          <table:table-cell office:value-type="float" office:value="5622564">
            <text:p>56225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Documentarios</text:p>
          </table:table-cell>
          <table:table-cell office:value-type="string">
            <text:p>What the #$*! Do We now! (2004)</text:p>
          </table:table-cell>
          <table:table-cell office:value-type="float" office:value="721652">
            <text:p>7216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10,000 BC (2008)</text:p>
          </table:table-cell>
          <table:table-cell office:value-type="float" office:value="3364204">
            <text:p>33642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100 Feet (2008)</text:p>
          </table:table-cell>
          <table:table-cell office:value-type="float" office:value="732540">
            <text:p>7325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127 Hours (2011)</text:p>
          </table:table-cell>
          <table:table-cell office:value-type="float" office:value="2456004">
            <text:p>24560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13 Going on 30 (2004)</text:p>
          </table:table-cell>
          <table:table-cell office:value-type="float" office:value="735048">
            <text:p>7350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1408 (2007)</text:p>
          </table:table-cell>
          <table:table-cell office:value-type="float" office:value="779612">
            <text:p>7796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15 Minutes (2001)</text:p>
          </table:table-cell>
          <table:table-cell office:value-type="float" office:value="1618644">
            <text:p>16186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17 Again (2009)</text:p>
          </table:table-cell>
          <table:table-cell office:value-type="float" office:value="748032">
            <text:p>7480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18 Year Old Virgin (2009)</text:p>
          </table:table-cell>
          <table:table-cell office:value-type="float" office:value="757020">
            <text:p>7570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001 A Space Odyssey (1968)</text:p>
          </table:table-cell>
          <table:table-cell office:value-type="float" office:value="5787672">
            <text:p>57876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012 Doomsday (2008)</text:p>
          </table:table-cell>
          <table:table-cell office:value-type="float" office:value="722404">
            <text:p>7224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0 Years After (2008)</text:p>
          </table:table-cell>
          <table:table-cell office:value-type="float" office:value="719732">
            <text:p>7197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1 (2008)</text:p>
          </table:table-cell>
          <table:table-cell office:value-type="float" office:value="751444">
            <text:p>7514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1 Grams (2004)</text:p>
          </table:table-cell>
          <table:table-cell office:value-type="float" office:value="1452240">
            <text:p>14522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7 Dresses (2008)</text:p>
          </table:table-cell>
          <table:table-cell office:value-type="float" office:value="1457732">
            <text:p>14577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8 Days (2000)</text:p>
          </table:table-cell>
          <table:table-cell office:value-type="float" office:value="3199344">
            <text:p>31993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8 Weeks Later (2007)</text:p>
          </table:table-cell>
          <table:table-cell office:value-type="float" office:value="745740">
            <text:p>7457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 Days in Paris (2007)</text:p>
          </table:table-cell>
          <table:table-cell office:value-type="float" office:value="725308">
            <text:p>7253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2 Fast 2 Furious (2003)</text:p>
          </table:table-cell>
          <table:table-cell office:value-type="float" office:value="2670324">
            <text:p>26703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30 Days of Night (2007)</text:p>
          </table:table-cell>
          <table:table-cell office:value-type="float" office:value="647660">
            <text:p>6476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30 Days Until I`m Famous (2004)</text:p>
          </table:table-cell>
          <table:table-cell office:value-type="float" office:value="728288">
            <text:p>7282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400 Contra 1 - Uma História do Crime Organizado (2010)</text:p>
          </table:table-cell>
          <table:table-cell office:value-type="float" office:value="830372">
            <text:p>8303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4.3.2.1. (2010)</text:p>
          </table:table-cell>
          <table:table-cell office:value-type="float" office:value="647204">
            <text:p>64720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44 Minutes The North Hollywood Shoot-Out (2003)</text:p>
          </table:table-cell>
          <table:table-cell office:value-type="float" office:value="722644">
            <text:p>7226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(500) Days of Summer (2009)</text:p>
          </table:table-cell>
          <table:table-cell office:value-type="float" office:value="749760">
            <text:p>7497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$9.99 (2010)</text:p>
          </table:table-cell>
          <table:table-cell office:value-type="float" office:value="727548">
            <text:p>7275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9 Songs (2005)</text:p>
          </table:table-cell>
          <table:table-cell office:value-type="float" office:value="720324">
            <text:p>7203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9th Company (2005)</text:p>
          </table:table-cell>
          <table:table-cell office:value-type="float" office:value="729576">
            <text:p>7295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bandoned (2010)</text:p>
          </table:table-cell>
          <table:table-cell office:value-type="float" office:value="733836">
            <text:p>7338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bduction (2011)</text:p>
          </table:table-cell>
          <table:table-cell office:value-type="float" office:value="1511988">
            <text:p>15119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bgefahren (2004)</text:p>
          </table:table-cell>
          <table:table-cell office:value-type="float" office:value="720712">
            <text:p>7207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Bird of the Air (2011)</text:p>
          </table:table-cell>
          <table:table-cell office:value-type="float" office:value="780412">
            <text:p>7804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ccepted (2006)</text:p>
          </table:table-cell>
          <table:table-cell office:value-type="float" office:value="736700">
            <text:p>7367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ces `N` Eights (2008)</text:p>
          </table:table-cell>
          <table:table-cell office:value-type="float" office:value="720488">
            <text:p>7204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Cinderella Story (2004)</text:p>
          </table:table-cell>
          <table:table-cell office:value-type="float" office:value="731848">
            <text:p>7318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Cinderella Story Once Upon a Song (2011)</text:p>
          </table:table-cell>
          <table:table-cell office:value-type="float" office:value="737680">
            <text:p>7376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daptation. (2003)</text:p>
          </table:table-cell>
          <table:table-cell office:value-type="float" office:value="728648">
            <text:p>7286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Dirty Carnival (2006)</text:p>
          </table:table-cell>
          <table:table-cell office:value-type="float" office:value="1440876">
            <text:p>14408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drift (2009)</text:p>
          </table:table-cell>
          <table:table-cell office:value-type="float" office:value="1438988">
            <text:p>14389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gora (2009)</text:p>
          </table:table-cell>
          <table:table-cell office:value-type="float" office:value="1461676">
            <text:p>14616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Grande Família - O Filme (2007)</text:p>
          </table:table-cell>
          <table:table-cell office:value-type="float" office:value="717328">
            <text:p>7173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History of Violence (2006)</text:p>
          </table:table-cell>
          <table:table-cell office:value-type="float" office:value="736240">
            <text:p>7362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ien Autopsy (2011)</text:p>
          </table:table-cell>
          <table:table-cell office:value-type="float" office:value="743320">
            <text:p>7433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ien Raiders (2008)</text:p>
          </table:table-cell>
          <table:table-cell office:value-type="float" office:value="2618860">
            <text:p>26188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iens in the Attic (2009)</text:p>
          </table:table-cell>
          <table:table-cell office:value-type="float" office:value="729880">
            <text:p>7298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l the Pretty Horses (2000)</text:p>
          </table:table-cell>
          <table:table-cell office:value-type="float" office:value="725816">
            <text:p>7258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mighty Thor (2011)</text:p>
          </table:table-cell>
          <table:table-cell office:value-type="float" office:value="735584">
            <text:p>7355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one (2007)</text:p>
          </table:table-cell>
          <table:table-cell office:value-type="float" office:value="720616">
            <text:p>7206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one in the Dark (2005)</text:p>
          </table:table-cell>
          <table:table-cell office:value-type="float" office:value="725024">
            <text:p>7250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ong Came a Spider (2001)</text:p>
          </table:table-cell>
          <table:table-cell office:value-type="float" office:value="620152">
            <text:p>6201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Lot Like Love (2005)</text:p>
          </table:table-cell>
          <table:table-cell office:value-type="float" office:value="738684">
            <text:p>7386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Love Song for Bobby Long (2005)</text:p>
          </table:table-cell>
          <table:table-cell office:value-type="float" office:value="728592">
            <text:p>7285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pha Dog (2007)</text:p>
          </table:table-cell>
          <table:table-cell office:value-type="float" office:value="733332">
            <text:p>7333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ltitude (2010)</text:p>
          </table:table-cell>
          <table:table-cell office:value-type="float" office:value="730360">
            <text:p>7303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Man Apart (2003)</text:p>
          </table:table-cell>
          <table:table-cell office:value-type="float" office:value="733436">
            <text:p>7334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mazing Grace (2009)</text:p>
          </table:table-cell>
          <table:table-cell office:value-type="float" office:value="733904">
            <text:p>7339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merican Gangster (2007)</text:p>
          </table:table-cell>
          <table:table-cell office:value-type="float" office:value="776644">
            <text:p>7766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merican High School (2009)</text:p>
          </table:table-cell>
          <table:table-cell office:value-type="float" office:value="729316">
            <text:p>7293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merican Violet (2008)</text:p>
          </table:table-cell>
          <table:table-cell office:value-type="float" office:value="747808">
            <text:p>7478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merican Virgin (2010)</text:p>
          </table:table-cell>
          <table:table-cell office:value-type="float" office:value="734552">
            <text:p>7345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Mighty Heart (2007)</text:p>
          </table:table-cell>
          <table:table-cell office:value-type="float" office:value="727180">
            <text:p>7271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mália (2008)</text:p>
          </table:table-cell>
          <table:table-cell office:value-type="float" office:value="4217056">
            <text:p>42170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mélie (2001)</text:p>
          </table:table-cell>
          <table:table-cell office:value-type="float" office:value="768356">
            <text:p>7683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mo-te, Teresa (2000)</text:p>
          </table:table-cell>
          <table:table-cell office:value-type="float" office:value="722776">
            <text:p>7227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aconda (1997)</text:p>
          </table:table-cell>
          <table:table-cell office:value-type="float" office:value="722876">
            <text:p>7228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acondas The Hunt for the Blood Orchid (2004)</text:p>
          </table:table-cell>
          <table:table-cell office:value-type="float" office:value="722640">
            <text:p>7226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acondas Trail of Blood (2009)</text:p>
          </table:table-cell>
          <table:table-cell office:value-type="float" office:value="731596">
            <text:p>7315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amorph (2008)</text:p>
          </table:table-cell>
          <table:table-cell office:value-type="float" office:value="728648">
            <text:p>7286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ger Management (2003)</text:p>
          </table:table-cell>
          <table:table-cell office:value-type="float" office:value="721892">
            <text:p>7218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gus, Thongs and Perfect Snogging (2008)</text:p>
          </table:table-cell>
          <table:table-cell office:value-type="float" office:value="725808">
            <text:p>7258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imal Kingdom (2010)</text:p>
          </table:table-cell>
          <table:table-cell office:value-type="float" office:value="1448016">
            <text:p>14480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 Inconvenient Truth (2006)</text:p>
          </table:table-cell>
          <table:table-cell office:value-type="float" office:value="519272">
            <text:p>5192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 Invisible Sign (2010)</text:p>
          </table:table-cell>
          <table:table-cell office:value-type="float" office:value="768876">
            <text:p>7688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other Cinderella Story (2008)</text:p>
          </table:table-cell>
          <table:table-cell office:value-type="float" office:value="2456844">
            <text:p>24568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other Gay Movie (2007)</text:p>
          </table:table-cell>
          <table:table-cell office:value-type="float" office:value="969092">
            <text:p>9690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tes Que o Mundo Acabe (2010)</text:p>
          </table:table-cell>
          <table:table-cell office:value-type="float" office:value="716368">
            <text:p>7163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tonia (2007)</text:p>
          </table:table-cell>
          <table:table-cell office:value-type="float" office:value="720548">
            <text:p>7205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n Unfinished Life (2005)</text:p>
          </table:table-cell>
          <table:table-cell office:value-type="float" office:value="727896">
            <text:p>7278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partment 12 (2001)</text:p>
          </table:table-cell>
          <table:table-cell office:value-type="float" office:value="725668">
            <text:p>7256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Perfect World (1993)</text:p>
          </table:table-cell>
          <table:table-cell office:value-type="float" office:value="4432932">
            <text:p>44329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pocalypto (2007)</text:p>
          </table:table-cell>
          <table:table-cell office:value-type="float" office:value="937060">
            <text:p>9370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pollo 18 (2011)</text:p>
          </table:table-cell>
          <table:table-cell office:value-type="float" office:value="804832">
            <text:p>8048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Prairie Home Companion (2006)</text:p>
          </table:table-cell>
          <table:table-cell office:value-type="float" office:value="727824">
            <text:p>7278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pril Showers (2009)</text:p>
          </table:table-cell>
          <table:table-cell office:value-type="float" office:value="723832">
            <text:p>7238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Prophet (2009)</text:p>
          </table:table-cell>
          <table:table-cell office:value-type="float" office:value="1241136">
            <text:p>12411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quamarine (2006)</text:p>
          </table:table-cell>
          <table:table-cell office:value-type="float" office:value="724576">
            <text:p>7245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rctic Blast (2010)</text:p>
          </table:table-cell>
          <table:table-cell office:value-type="float" office:value="730228">
            <text:p>7302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re We Done Yet (2007)</text:p>
          </table:table-cell>
          <table:table-cell office:value-type="float" office:value="849928">
            <text:p>8499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rmageddon (1998)</text:p>
          </table:table-cell>
          <table:table-cell office:value-type="float" office:value="735984">
            <text:p>7359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rthur and the Invisibles (2006)</text:p>
          </table:table-cell>
          <table:table-cell office:value-type="float" office:value="732556">
            <text:p>7325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Serious Man (2010)</text:p>
          </table:table-cell>
          <table:table-cell office:value-type="float" office:value="1449872">
            <text:p>14498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sk the Dust (2006)</text:p>
          </table:table-cell>
          <table:table-cell office:value-type="float" office:value="723812">
            <text:p>7238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s Luck Would Have It (2012)</text:p>
          </table:table-cell>
          <table:table-cell office:value-type="float" office:value="1566288">
            <text:p>15662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ssassination of a High School President (2010)</text:p>
          </table:table-cell>
          <table:table-cell office:value-type="float" office:value="766356">
            <text:p>7663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sterix at the Olympic Games (2008)</text:p>
          </table:table-cell>
          <table:table-cell office:value-type="float" office:value="735024">
            <text:p>7350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Thousand Words (2012)</text:p>
          </table:table-cell>
          <table:table-cell office:value-type="float" office:value="779868">
            <text:p>77986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tonement (2008)</text:p>
          </table:table-cell>
          <table:table-cell office:value-type="float" office:value="603896">
            <text:p>6038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Town Called Panic (2009)</text:p>
          </table:table-cell>
          <table:table-cell office:value-type="float" office:value="721324">
            <text:p>7213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ttack the Block (2011)</text:p>
          </table:table-cell>
          <table:table-cell office:value-type="float" office:value="1443760">
            <text:p>14437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ttenberg (2010)</text:p>
          </table:table-cell>
          <table:table-cell office:value-type="float" office:value="716992">
            <text:p>7169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ugust Rush (2008)</text:p>
          </table:table-cell>
          <table:table-cell office:value-type="float" office:value="742884">
            <text:p>7428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ustralia (2008)</text:p>
          </table:table-cell>
          <table:table-cell office:value-type="float" office:value="1465124">
            <text:p>14651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utobahnraser (2004)</text:p>
          </table:table-cell>
          <table:table-cell office:value-type="float" office:value="723296">
            <text:p>7232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View to a Kill (1985)</text:p>
          </table:table-cell>
          <table:table-cell office:value-type="float" office:value="1455896">
            <text:p>14558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wake (2008)</text:p>
          </table:table-cell>
          <table:table-cell office:value-type="float" office:value="831008">
            <text:p>8310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A Walk to Remember (2002)</text:p>
          </table:table-cell>
          <table:table-cell office:value-type="float" office:value="727932">
            <text:p>7279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bel (2006)</text:p>
          </table:table-cell>
          <table:table-cell office:value-type="float" office:value="1458652">
            <text:p>14586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by Mama (2008)</text:p>
          </table:table-cell>
          <table:table-cell office:value-type="float" office:value="5352680">
            <text:p>53526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chelor Party Vegas (2006)</text:p>
          </table:table-cell>
          <table:table-cell office:value-type="float" office:value="2434624">
            <text:p>24346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d Blood The Hatfields and McCoys (2012)</text:p>
          </table:table-cell>
          <table:table-cell office:value-type="float" office:value="740512">
            <text:p>7405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d Teacher (2011)</text:p>
          </table:table-cell>
          <table:table-cell office:value-type="float" office:value="786892">
            <text:p>7868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iley`s Billion$ (2005)</text:p>
          </table:table-cell>
          <table:table-cell office:value-type="float" office:value="1455756">
            <text:p>14557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las&amp;Bolinhos - O Regresso (2004)</text:p>
          </table:table-cell>
          <table:table-cell office:value-type="float" office:value="1436808">
            <text:p>14368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lls Out Gary the Tennis Coach (2009)</text:p>
          </table:table-cell>
          <table:table-cell office:value-type="float" office:value="3094692">
            <text:p>30946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m Margera Presents Where the #$&amp;% Is Santa (2008)</text:p>
          </table:table-cell>
          <table:table-cell office:value-type="float" office:value="702796">
            <text:p>7027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ndidas (2006)</text:p>
          </table:table-cell>
          <table:table-cell office:value-type="float" office:value="732608">
            <text:p>7326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ngkok Dangerous (2008)</text:p>
          </table:table-cell>
          <table:table-cell office:value-type="float" office:value="741932">
            <text:p>7419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ngkok Robbery (2004)</text:p>
          </table:table-cell>
          <table:table-cell office:value-type="float" office:value="719668">
            <text:p>7196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rney`s Version (2011)</text:p>
          </table:table-cell>
          <table:table-cell office:value-type="float" office:value="1479944">
            <text:p>14799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sic Instinct 2 (2006)</text:p>
          </table:table-cell>
          <table:table-cell office:value-type="float" office:value="1111484">
            <text:p>11114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ttle Los Angeles (2011)</text:p>
          </table:table-cell>
          <table:table-cell office:value-type="float" office:value="1469212">
            <text:p>14692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attlestar Galactica Razor (2007)</text:p>
          </table:table-cell>
          <table:table-cell office:value-type="float" office:value="1007416">
            <text:p>10074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astly (2011)</text:p>
          </table:table-cell>
          <table:table-cell office:value-type="float" office:value="772120">
            <text:p>7721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atdown (2010)</text:p>
          </table:table-cell>
          <table:table-cell office:value-type="float" office:value="733496">
            <text:p>7334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autiful (2009)</text:p>
          </table:table-cell>
          <table:table-cell office:value-type="float" office:value="731468">
            <text:p>7314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autiful Lies (2010)</text:p>
          </table:table-cell>
          <table:table-cell office:value-type="float" office:value="731496">
            <text:p>7314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auty and the Paparazzo (2010)</text:p>
          </table:table-cell>
          <table:table-cell office:value-type="float" office:value="714848">
            <text:p>7148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auty &amp; the Briefcase (2010)</text:p>
          </table:table-cell>
          <table:table-cell office:value-type="float" office:value="1543296">
            <text:p>15432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cause I Said So (2007)</text:p>
          </table:table-cell>
          <table:table-cell office:value-type="float" office:value="730848">
            <text:p>7308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dtime Stories (2009)</text:p>
          </table:table-cell>
          <table:table-cell office:value-type="float" office:value="747240">
            <text:p>7472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e Movie (2007)</text:p>
          </table:table-cell>
          <table:table-cell office:value-type="float" office:value="851884">
            <text:p>8518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ginners (2011)</text:p>
          </table:table-cell>
          <table:table-cell office:value-type="float" office:value="755220">
            <text:p>7552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hind Enemy Lines Colombia (2009)</text:p>
          </table:table-cell>
          <table:table-cell office:value-type="float" office:value="729756">
            <text:p>7297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hind Enemy Lines II Axis of Evil (2006)</text:p>
          </table:table-cell>
          <table:table-cell office:value-type="float" office:value="726304">
            <text:p>7263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neath the Dark (2011)</text:p>
          </table:table-cell>
          <table:table-cell office:value-type="float" office:value="730176">
            <text:p>7301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njamim (2004)</text:p>
          </table:table-cell>
          <table:table-cell office:value-type="float" office:value="2565592">
            <text:p>25655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verly Hills Chihuahua (2008)</text:p>
          </table:table-cell>
          <table:table-cell office:value-type="float" office:value="734600">
            <text:p>7346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yond a Reasonable Doubt (2009)</text:p>
          </table:table-cell>
          <table:table-cell office:value-type="float" office:value="1455112">
            <text:p>14551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eyond Sherwood Forest (2009)</text:p>
          </table:table-cell>
          <table:table-cell office:value-type="float" office:value="828184">
            <text:p>8281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ig Fan (2009)</text:p>
          </table:table-cell>
          <table:table-cell office:value-type="float" office:value="731176">
            <text:p>7311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ig Momma`s House 2 (2006)</text:p>
          </table:table-cell>
          <table:table-cell office:value-type="float" office:value="745308">
            <text:p>7453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ig Mommas Like Father, Like Son (2011)</text:p>
          </table:table-cell>
          <table:table-cell office:value-type="float" office:value="1524320">
            <text:p>15243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illi Pig (2012)</text:p>
          </table:table-cell>
          <table:table-cell office:value-type="float" office:value="823884">
            <text:p>8238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iohazard Degeneration (2008)</text:p>
          </table:table-cell>
          <table:table-cell office:value-type="float" office:value="726412">
            <text:p>7264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irds of America (2010)</text:p>
          </table:table-cell>
          <table:table-cell office:value-type="float" office:value="730024">
            <text:p>7300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irth (2005)</text:p>
          </table:table-cell>
          <table:table-cell office:value-type="float" office:value="727912">
            <text:p>7279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ack Cat, White Cat (1998)</text:p>
          </table:table-cell>
          <table:table-cell office:value-type="float" office:value="1156432">
            <text:p>11564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ack Christmas (2006)</text:p>
          </table:table-cell>
          <table:table-cell office:value-type="float" office:value="723960">
            <text:p>7239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ack Death (2010)</text:p>
          </table:table-cell>
          <table:table-cell office:value-type="float" office:value="734468">
            <text:p>7344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ack Sheep (2007)</text:p>
          </table:table-cell>
          <table:table-cell office:value-type="float" office:value="730212">
            <text:p>7302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ack Snake Moan (2007)</text:p>
          </table:table-cell>
          <table:table-cell office:value-type="float" office:value="735828">
            <text:p>7358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ack Water (2008)</text:p>
          </table:table-cell>
          <table:table-cell office:value-type="float" office:value="748736">
            <text:p>7487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ades of Glory (2007)</text:p>
          </table:table-cell>
          <table:table-cell office:value-type="float" office:value="739360">
            <text:p>7393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ess the Child (2001)</text:p>
          </table:table-cell>
          <table:table-cell office:value-type="float" office:value="734340">
            <text:p>7343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ind Dating (2007)</text:p>
          </table:table-cell>
          <table:table-cell office:value-type="float" office:value="732244">
            <text:p>7322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indness (2008)</text:p>
          </table:table-cell>
          <table:table-cell office:value-type="float" office:value="1455476">
            <text:p>14554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iss (1997)</text:p>
          </table:table-cell>
          <table:table-cell office:value-type="float" office:value="579296">
            <text:p>57929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onde Ambition (2009)</text:p>
          </table:table-cell>
          <table:table-cell office:value-type="float" office:value="737036">
            <text:p>7370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ood and Chocolate (2007)</text:p>
          </table:table-cell>
          <table:table-cell office:value-type="float" office:value="730664">
            <text:p>7306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ood Creek (2009)</text:p>
          </table:table-cell>
          <table:table-cell office:value-type="float" office:value="727352">
            <text:p>7273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ood Diamond (2007)</text:p>
          </table:table-cell>
          <table:table-cell office:value-type="float" office:value="1315096">
            <text:p>131509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ood Done Sign My Name (2010)</text:p>
          </table:table-cell>
          <table:table-cell office:value-type="float" office:value="1506380">
            <text:p>15063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oodMonkey (2008)</text:p>
          </table:table-cell>
          <table:table-cell office:value-type="float" office:value="722096">
            <text:p>7220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ood Trails (2006)</text:p>
          </table:table-cell>
          <table:table-cell office:value-type="float" office:value="723836">
            <text:p>7238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oody Streetz (2003)</text:p>
          </table:table-cell>
          <table:table-cell office:value-type="float" office:value="721152">
            <text:p>7211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oomington (2010)</text:p>
          </table:table-cell>
          <table:table-cell office:value-type="float" office:value="754492">
            <text:p>7544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ue (2009)</text:p>
          </table:table-cell>
          <table:table-cell office:value-type="float" office:value="712404">
            <text:p>7124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lur (2007)</text:p>
          </table:table-cell>
          <table:table-cell office:value-type="float" office:value="724480">
            <text:p>7244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 (2010)</text:p>
          </table:table-cell>
          <table:table-cell office:value-type="float" office:value="715044">
            <text:p>7150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bby (2006)</text:p>
          </table:table-cell>
          <table:table-cell office:value-type="float" office:value="892612">
            <text:p>8926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dy Double (1985)</text:p>
          </table:table-cell>
          <table:table-cell office:value-type="float" office:value="729764">
            <text:p>7297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lt (2008)</text:p>
          </table:table-cell>
          <table:table-cell office:value-type="float" office:value="737356">
            <text:p>7373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nnie and Clyde (1967)</text:p>
          </table:table-cell>
          <table:table-cell office:value-type="float" office:value="724460">
            <text:p>7244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o (2006)</text:p>
          </table:table-cell>
          <table:table-cell office:value-type="float" office:value="723904">
            <text:p>7239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rat Cultural Learnings of America for Make Benefit Glorious Nation of Kazakhstan (2006)</text:p>
          </table:table-cell>
          <table:table-cell office:value-type="float" office:value="1215600">
            <text:p>12156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rdertown (2007)</text:p>
          </table:table-cell>
          <table:table-cell office:value-type="float" office:value="885912">
            <text:p>8859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xing Helena (1994)</text:p>
          </table:table-cell>
          <table:table-cell office:value-type="float" office:value="729780">
            <text:p>72978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oy A (2008)</text:p>
          </table:table-cell>
          <table:table-cell office:value-type="float" office:value="4340288">
            <text:p>43402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ake (2012)</text:p>
          </table:table-cell>
          <table:table-cell office:value-type="float" office:value="771568">
            <text:p>7715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atz (2007)</text:p>
          </table:table-cell>
          <table:table-cell office:value-type="float" office:value="720036">
            <text:p>7200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each (2007)</text:p>
          </table:table-cell>
          <table:table-cell office:value-type="float" office:value="730024">
            <text:p>7300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eaking and Entering (2007)</text:p>
          </table:table-cell>
          <table:table-cell office:value-type="float" office:value="843780">
            <text:p>8437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ide Wars (2009)</text:p>
          </table:table-cell>
          <table:table-cell office:value-type="float" office:value="750656">
            <text:p>7506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idge to Terabithia (2007)</text:p>
          </table:table-cell>
          <table:table-cell office:value-type="float" office:value="730644">
            <text:p>7306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ight Star (2010)</text:p>
          </table:table-cell>
          <table:table-cell office:value-type="float" office:value="1441868">
            <text:p>14418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ight Young Things (2003)</text:p>
          </table:table-cell>
          <table:table-cell office:value-type="float" office:value="737572">
            <text:p>7375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üno (2009)</text:p>
          </table:table-cell>
          <table:table-cell office:value-type="float" office:value="750612">
            <text:p>7506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ooklyn`s Finest (2010)</text:p>
          </table:table-cell>
          <table:table-cell office:value-type="float" office:value="1456048">
            <text:p>145604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others (2010)</text:p>
          </table:table-cell>
          <table:table-cell office:value-type="float" office:value="731672">
            <text:p>73167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uce Almighty (2003)</text:p>
          </table:table-cell>
          <table:table-cell office:value-type="float" office:value="742536">
            <text:p>7425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uce Lee, My Brother (2010)</text:p>
          </table:table-cell>
          <table:table-cell office:value-type="float" office:value="2286660">
            <text:p>22866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una Surfistinha (2011)</text:p>
          </table:table-cell>
          <table:table-cell office:value-type="float" office:value="1031476">
            <text:p>10314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ryan Singer and Dean Devlin Present The Triangle (2005)</text:p>
          </table:table-cell>
          <table:table-cell office:value-type="float" office:value="1439744">
            <text:p>14397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ug (2007)</text:p>
          </table:table-cell>
          <table:table-cell office:value-type="float" office:value="725092">
            <text:p>7250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unraku (2011)</text:p>
          </table:table-cell>
          <table:table-cell office:value-type="float" office:value="1498580">
            <text:p>14985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uried (2010)</text:p>
          </table:table-cell>
          <table:table-cell office:value-type="float" office:value="1535984">
            <text:p>15359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urning Bright (2010)</text:p>
          </table:table-cell>
          <table:table-cell office:value-type="float" office:value="1443060">
            <text:p>14430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Burning Man (2011)</text:p>
          </table:table-cell>
          <table:table-cell office:value-type="float" office:value="1505548">
            <text:p>15055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dillac Records (2008)</text:p>
          </table:table-cell>
          <table:table-cell office:value-type="float" office:value="732336">
            <text:p>7323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$h (2010)</text:p>
          </table:table-cell>
          <table:table-cell office:value-type="float" office:value="1487428">
            <text:p>14874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ll Girl (2007)</text:p>
          </table:table-cell>
          <table:table-cell office:value-type="float" office:value="1446704">
            <text:p>14467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mp Rock (2008)</text:p>
          </table:table-cell>
          <table:table-cell office:value-type="float" office:value="737744">
            <text:p>7377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mp Rock 2 The Final Jam (2010)</text:p>
          </table:table-cell>
          <table:table-cell office:value-type="float" office:value="728864">
            <text:p>7288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ptivity (2007)</text:p>
          </table:table-cell>
          <table:table-cell office:value-type="float" office:value="728068">
            <text:p>7280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rriers (2009)</text:p>
          </table:table-cell>
          <table:table-cell office:value-type="float" office:value="1075400">
            <text:p>10754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se 39 (2010)</text:p>
          </table:table-cell>
          <table:table-cell office:value-type="float" office:value="1518780">
            <text:p>15187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sino Royale (2006)</text:p>
          </table:table-cell>
          <table:table-cell office:value-type="float" office:value="833612">
            <text:p>8336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ss (2008)</text:p>
          </table:table-cell>
          <table:table-cell office:value-type="float" office:value="3955680">
            <text:p>39556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tch a Fire (2006)</text:p>
          </table:table-cell>
          <table:table-cell office:value-type="float" office:value="728248">
            <text:p>7282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tfish (2010)</text:p>
          </table:table-cell>
          <table:table-cell office:value-type="float" office:value="723112">
            <text:p>7231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ts &amp; Dogs The Revenge of Kitty Galore (2010)</text:p>
          </table:table-cell>
          <table:table-cell office:value-type="float" office:value="729896">
            <text:p>7298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atwoman (2004)</text:p>
          </table:table-cell>
          <table:table-cell office:value-type="float" office:value="732700">
            <text:p>7327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ell 211 (2010)</text:p>
          </table:table-cell>
          <table:table-cell office:value-type="float" office:value="725204">
            <text:p>7252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ellular (2004)</text:p>
          </table:table-cell>
          <table:table-cell office:value-type="float" office:value="3593144">
            <text:p>35931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emetery Junction (2010)</text:p>
          </table:table-cell>
          <table:table-cell office:value-type="float" office:value="735040">
            <text:p>7350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enter Stage Turn It Up (2008)</text:p>
          </table:table-cell>
          <table:table-cell office:value-type="float" office:value="724648">
            <text:p>7246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enturion (2010)</text:p>
          </table:table-cell>
          <table:table-cell office:value-type="float" office:value="730992">
            <text:p>7309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eremony (2011)</text:p>
          </table:table-cell>
          <table:table-cell office:value-type="float" office:value="749704">
            <text:p>7497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ertified Copy (2010)</text:p>
          </table:table-cell>
          <table:table-cell office:value-type="float" office:value="1439016">
            <text:p>14390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alet Girl (2011)</text:p>
          </table:table-cell>
          <table:table-cell office:value-type="float" office:value="753596">
            <text:p>7535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ariots of the Gods (1997)</text:p>
          </table:table-cell>
          <table:table-cell office:value-type="float" office:value="637980">
            <text:p>6379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arlie and the Chocolate Factory (2005)</text:p>
          </table:table-cell>
          <table:table-cell office:value-type="float" office:value="742448">
            <text:p>7424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arlie Bartlett (2009)</text:p>
          </table:table-cell>
          <table:table-cell office:value-type="float" office:value="723752">
            <text:p>7237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arlie`s Angels Full Throttle (2003)</text:p>
          </table:table-cell>
          <table:table-cell office:value-type="float" office:value="3462304">
            <text:p>34623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arlotte Gray (2002)</text:p>
          </table:table-cell>
          <table:table-cell office:value-type="float" office:value="701920">
            <text:p>7019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arlotte`s Web (2007)</text:p>
          </table:table-cell>
          <table:table-cell office:value-type="float" office:value="738860">
            <text:p>7388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eaper by the Dozen 2 (2005)</text:p>
          </table:table-cell>
          <table:table-cell office:value-type="float" office:value="728136">
            <text:p>7281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eating in Chains (2006)</text:p>
          </table:table-cell>
          <table:table-cell office:value-type="float" office:value="755156">
            <text:p>7551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errybomb (2010)</text:p>
          </table:table-cell>
          <table:table-cell office:value-type="float" office:value="722944">
            <text:p>7229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erry Crush (2007)</text:p>
          </table:table-cell>
          <table:table-cell office:value-type="float" office:value="723172">
            <text:p>7231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icken Run (2000)</text:p>
          </table:table-cell>
          <table:table-cell office:value-type="float" office:value="626572">
            <text:p>6265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ick Thing (2005)</text:p>
          </table:table-cell>
          <table:table-cell office:value-type="float" office:value="720972">
            <text:p>7209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ildren of Men (2006)</text:p>
          </table:table-cell>
          <table:table-cell office:value-type="float" office:value="751036">
            <text:p>7510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loe (2011)</text:p>
          </table:table-cell>
          <table:table-cell office:value-type="float" office:value="731404">
            <text:p>7314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oke (2009)</text:p>
          </table:table-cell>
          <table:table-cell office:value-type="float" office:value="734256">
            <text:p>7342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ristmas in Boston (2005)</text:p>
          </table:table-cell>
          <table:table-cell office:value-type="float" office:value="721700">
            <text:p>7217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ristmas with the Kranks (2004)</text:p>
          </table:table-cell>
          <table:table-cell office:value-type="float" office:value="813728">
            <text:p>8137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hrysalis (2007)</text:p>
          </table:table-cell>
          <table:table-cell office:value-type="float" office:value="4595076">
            <text:p>45950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inema, Aspirins and Vultures (2006)</text:p>
          </table:table-cell>
          <table:table-cell office:value-type="float" office:value="720804">
            <text:p>7208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ircle of Pain (2010)</text:p>
          </table:table-cell>
          <table:table-cell office:value-type="float" office:value="1448696">
            <text:p>14486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ity of Angels (1998)</text:p>
          </table:table-cell>
          <table:table-cell office:value-type="float" office:value="3566844">
            <text:p>35668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ity of Ember (2009)</text:p>
          </table:table-cell>
          <table:table-cell office:value-type="float" office:value="743508">
            <text:p>7435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lick (2006)</text:p>
          </table:table-cell>
          <table:table-cell office:value-type="float" office:value="728076">
            <text:p>7280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loser (2005)</text:p>
          </table:table-cell>
          <table:table-cell office:value-type="float" office:value="724088">
            <text:p>7240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loverfield (2008)</text:p>
          </table:table-cell>
          <table:table-cell office:value-type="float" office:value="733452">
            <text:p>7334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lubbed (2009)</text:p>
          </table:table-cell>
          <table:table-cell office:value-type="float" office:value="734500">
            <text:p>7345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de Name The Cleaner (2007)</text:p>
          </table:table-cell>
          <table:table-cell office:value-type="float" office:value="727328">
            <text:p>7273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ld Blood (2005)</text:p>
          </table:table-cell>
          <table:table-cell office:value-type="float" office:value="722180">
            <text:p>7221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lombiana (2011)</text:p>
          </table:table-cell>
          <table:table-cell office:value-type="float" office:value="4677716">
            <text:p>46777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lumbus Day (2008)</text:p>
          </table:table-cell>
          <table:table-cell office:value-type="float" office:value="725308">
            <text:p>7253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me As You Are (2011)</text:p>
          </table:table-cell>
          <table:table-cell office:value-type="float" office:value="746124">
            <text:p>7461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me Early Morning (2007)</text:p>
          </table:table-cell>
          <table:table-cell office:value-type="float" office:value="3685664">
            <text:p>36856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MPLEXO Parallel universe (2011)</text:p>
          </table:table-cell>
          <table:table-cell office:value-type="float" office:value="715852">
            <text:p>7158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nfessions of a Shopaholic (2009)</text:p>
          </table:table-cell>
          <table:table-cell office:value-type="float" office:value="4371740">
            <text:p>43717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nstantine (2005)</text:p>
          </table:table-cell>
          <table:table-cell office:value-type="float" office:value="417744">
            <text:p>4177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ntact (1997)</text:p>
          </table:table-cell>
          <table:table-cell office:value-type="float" office:value="4616496">
            <text:p>46164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ntrol (2007)</text:p>
          </table:table-cell>
          <table:table-cell office:value-type="float" office:value="4326208">
            <text:p>43262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nversations with God (2007)</text:p>
          </table:table-cell>
          <table:table-cell office:value-type="float" office:value="727520">
            <text:p>7275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ol Runnings (1994)</text:p>
          </table:table-cell>
          <table:table-cell office:value-type="float" office:value="727800">
            <text:p>72780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p Out (2010)</text:p>
          </table:table-cell>
          <table:table-cell office:value-type="float" office:value="740768">
            <text:p>74076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pper Mountain (1983)</text:p>
          </table:table-cell>
          <table:table-cell office:value-type="float" office:value="725944">
            <text:p>7259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pycat (1996)</text:p>
          </table:table-cell>
          <table:table-cell office:value-type="float" office:value="3636428">
            <text:p>36364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rnered! (2009)</text:p>
          </table:table-cell>
          <table:table-cell office:value-type="float" office:value="783372">
            <text:p>7833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rpse Bride (2005)</text:p>
          </table:table-cell>
          <table:table-cell office:value-type="float" office:value="264288">
            <text:p>2642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rrupção (2007)</text:p>
          </table:table-cell>
          <table:table-cell office:value-type="float" office:value="724400">
            <text:p>7244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ão Sem Dono (2007)</text:p>
          </table:table-cell>
          <table:table-cell office:value-type="float" office:value="714744">
            <text:p>7147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ugars, Inc. (2011)</text:p>
          </table:table-cell>
          <table:table-cell office:value-type="float" office:value="732104">
            <text:p>7321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ouples Retreat (2009)</text:p>
          </table:table-cell>
          <table:table-cell office:value-type="float" office:value="774984">
            <text:p>7749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ank High Voltage (2009)</text:p>
          </table:table-cell>
          <table:table-cell office:value-type="float" office:value="1458992">
            <text:p>14589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ash (2005)</text:p>
          </table:table-cell>
          <table:table-cell office:value-type="float" office:value="732920">
            <text:p>7329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azy on the Outside (2010)</text:p>
          </table:table-cell>
          <table:table-cell office:value-type="float" office:value="728624">
            <text:p>7286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azy, Stupid, Love. (2011)</text:p>
          </table:table-cell>
          <table:table-cell office:value-type="float" office:value="1497776">
            <text:p>14977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imson Rivers 2 Angels of the Apocalypse (2004)</text:p>
          </table:table-cell>
          <table:table-cell office:value-type="float" office:value="2177368">
            <text:p>217736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oss (2011)</text:p>
          </table:table-cell>
          <table:table-cell office:value-type="float" office:value="767464">
            <text:p>7674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ossing Over (2009)</text:p>
          </table:table-cell>
          <table:table-cell office:value-type="float" office:value="2326968">
            <text:p>23269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ouching Tiger, Hidden Dragon (2000)</text:p>
          </table:table-cell>
          <table:table-cell office:value-type="float" office:value="2938012">
            <text:p>29380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uel Intentions (1999)</text:p>
          </table:table-cell>
          <table:table-cell office:value-type="float" office:value="1026512">
            <text:p>10265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uel Intentions 2 (2001)</text:p>
          </table:table-cell>
          <table:table-cell office:value-type="float" office:value="743624">
            <text:p>7436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uel Intentions 3 (2004)</text:p>
          </table:table-cell>
          <table:table-cell office:value-type="float" office:value="734800">
            <text:p>73480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y-Baby (1991)</text:p>
          </table:table-cell>
          <table:table-cell office:value-type="float" office:value="4599068">
            <text:p>45990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Crying Freeman (1998)</text:p>
          </table:table-cell>
          <table:table-cell office:value-type="float" office:value="719044">
            <text:p>7190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ance Flick (2009)</text:p>
          </table:table-cell>
          <table:table-cell office:value-type="float" office:value="748052">
            <text:p>7480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ark Ride (2006)</text:p>
          </table:table-cell>
          <table:table-cell office:value-type="float" office:value="720900">
            <text:p>7209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ark Tide (2012)</text:p>
          </table:table-cell>
          <table:table-cell office:value-type="float" office:value="1444696">
            <text:p>14446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ark Water (2005)</text:p>
          </table:table-cell>
          <table:table-cell office:value-type="float" office:value="729220">
            <text:p>7292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ate Movie (2006)</text:p>
          </table:table-cell>
          <table:table-cell office:value-type="float" office:value="732184">
            <text:p>7321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ate Night (2010)</text:p>
          </table:table-cell>
          <table:table-cell office:value-type="float" office:value="739296">
            <text:p>7392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ating Games People Play (2005)</text:p>
          </table:table-cell>
          <table:table-cell office:value-type="float" office:value="726912">
            <text:p>7269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ay of Wrath (2006)</text:p>
          </table:table-cell>
          <table:table-cell office:value-type="float" office:value="723684">
            <text:p>7236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ay Watch (2006)</text:p>
          </table:table-cell>
          <table:table-cell office:value-type="float" office:value="837112">
            <text:p>8371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d Fish (2006)</text:p>
          </table:table-cell>
          <table:table-cell office:value-type="float" office:value="721888">
            <text:p>7218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dly Skies (2007)</text:p>
          </table:table-cell>
          <table:table-cell office:value-type="float" office:value="719264">
            <text:p>7192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d Space Downfall (2008)</text:p>
          </table:table-cell>
          <table:table-cell office:value-type="float" office:value="3296296">
            <text:p>32962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r John (2010)</text:p>
          </table:table-cell>
          <table:table-cell office:value-type="float" office:value="1447080">
            <text:p>144708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r Mr. Gacy (2010)</text:p>
          </table:table-cell>
          <table:table-cell office:value-type="float" office:value="1442024">
            <text:p>14420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th at a Funeral (2007)</text:p>
          </table:table-cell>
          <table:table-cell office:value-type="float" office:value="728356">
            <text:p>7283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th Defying Acts (2008)</text:p>
          </table:table-cell>
          <table:table-cell office:value-type="float" office:value="727184">
            <text:p>7271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th Race (2008)</text:p>
          </table:table-cell>
          <table:table-cell office:value-type="float" office:value="734652">
            <text:p>7346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th Sentence (2008)</text:p>
          </table:table-cell>
          <table:table-cell office:value-type="float" office:value="757120">
            <text:p>7571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th Tunnel (2006)</text:p>
          </table:table-cell>
          <table:table-cell office:value-type="float" office:value="724284">
            <text:p>7242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athwatch (2002)</text:p>
          </table:table-cell>
          <table:table-cell office:value-type="float" office:value="3606416">
            <text:p>36064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ception (2008)</text:p>
          </table:table-cell>
          <table:table-cell office:value-type="float" office:value="741248">
            <text:p>7412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ck the Halls (2006)</text:p>
          </table:table-cell>
          <table:table-cell office:value-type="float" office:value="733364">
            <text:p>7333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ep Sea (2006)</text:p>
          </table:table-cell>
          <table:table-cell office:value-type="float" office:value="714048">
            <text:p>7140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epwater (2005)</text:p>
          </table:table-cell>
          <table:table-cell office:value-type="float" office:value="721160">
            <text:p>7211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fiance (2009)</text:p>
          </table:table-cell>
          <table:table-cell office:value-type="float" office:value="1466576">
            <text:p>14665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finitely, Maybe (2008)</text:p>
          </table:table-cell>
          <table:table-cell office:value-type="float" office:value="738484">
            <text:p>7384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ja Vu (2006)</text:p>
          </table:table-cell>
          <table:table-cell office:value-type="float" office:value="464124">
            <text:p>4641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licacy (2012)</text:p>
          </table:table-cell>
          <table:table-cell office:value-type="float" office:value="801060">
            <text:p>8010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liverance (1972)</text:p>
          </table:table-cell>
          <table:table-cell office:value-type="float" office:value="3882456">
            <text:p>38824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railed (2006)</text:p>
          </table:table-cell>
          <table:table-cell office:value-type="float" office:value="730228">
            <text:p>7302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uce Bigalow European Gigolo (2005)</text:p>
          </table:table-cell>
          <table:table-cell office:value-type="float" office:value="749780">
            <text:p>7497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evil Man - Volume 2 Demon Bird (1990)</text:p>
          </table:table-cell>
          <table:table-cell office:value-type="float" office:value="720712">
            <text:p>7207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amond Dogs (2009)</text:p>
          </table:table-cell>
          <table:table-cell office:value-type="float" office:value="769484">
            <text:p>7694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amonds Are Forever (1971)</text:p>
          </table:table-cell>
          <table:table-cell office:value-type="float" office:value="1455968">
            <text:p>14559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ary of a Nymphomaniac (2008)</text:p>
          </table:table-cell>
          <table:table-cell office:value-type="float" office:value="719532">
            <text:p>7195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ary of a Wimpy Kid (2010)</text:p>
          </table:table-cell>
          <table:table-cell office:value-type="float" office:value="785664">
            <text:p>7856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ary of a Wimpy Kid Rodrick Rules (2011)</text:p>
          </table:table-cell>
          <table:table-cell office:value-type="float" office:value="772040">
            <text:p>7720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d You Hear About the Morgans (2010)</text:p>
          </table:table-cell>
          <table:table-cell office:value-type="float" office:value="784052">
            <text:p>7840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e Another Day (2003)</text:p>
          </table:table-cell>
          <table:table-cell office:value-type="float" office:value="1457200">
            <text:p>14572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e Hard (1988)</text:p>
          </table:table-cell>
          <table:table-cell office:value-type="float" office:value="842100">
            <text:p>8421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e Hard 2 (1990)</text:p>
          </table:table-cell>
          <table:table-cell office:value-type="float" office:value="741072">
            <text:p>7410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e Hard With a Vengeance (1995)</text:p>
          </table:table-cell>
          <table:table-cell office:value-type="float" office:value="841424">
            <text:p>8414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rty (2005)</text:p>
          </table:table-cell>
          <table:table-cell office:value-type="float" office:value="724340">
            <text:p>7243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rty Girl (2011)</text:p>
          </table:table-cell>
          <table:table-cell office:value-type="float" office:value="754436">
            <text:p>7544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strict 13 Ultimatum (2009)</text:p>
          </table:table-cell>
          <table:table-cell office:value-type="float" office:value="735580">
            <text:p>7355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strict 9 (2009)</text:p>
          </table:table-cell>
          <table:table-cell office:value-type="float" office:value="1457972">
            <text:p>14579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isturbia (2007)</text:p>
          </table:table-cell>
          <table:table-cell office:value-type="float" office:value="734684">
            <text:p>7346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NA (1997)</text:p>
          </table:table-cell>
          <table:table-cell office:value-type="float" office:value="721092">
            <text:p>7210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A Dead or Alive (2006)</text:p>
          </table:table-cell>
          <table:table-cell office:value-type="float" office:value="729212">
            <text:p>7292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ctor Strange (2007)</text:p>
          </table:table-cell>
          <table:table-cell office:value-type="float" office:value="720020">
            <text:p>7200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lphins (2007)</text:p>
          </table:table-cell>
          <table:table-cell office:value-type="float" office:value="726160">
            <text:p>72616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n`t Say a Word (2001)</text:p>
          </table:table-cell>
          <table:table-cell office:value-type="float" office:value="722788">
            <text:p>7227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om (2005)</text:p>
          </table:table-cell>
          <table:table-cell office:value-type="float" office:value="724888">
            <text:p>7248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rian Gray (2010)</text:p>
          </table:table-cell>
          <table:table-cell office:value-type="float" office:value="730212">
            <text:p>7302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rm Daze 2 (2006)</text:p>
          </table:table-cell>
          <table:table-cell office:value-type="float" office:value="728184">
            <text:p>7281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uble Identity (2009)</text:p>
          </table:table-cell>
          <table:table-cell office:value-type="float" office:value="3540004">
            <text:p>35400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uble zéro (2004)</text:p>
          </table:table-cell>
          <table:table-cell office:value-type="float" office:value="726244">
            <text:p>7262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ownstream (2010)</text:p>
          </table:table-cell>
          <table:table-cell office:value-type="float" office:value="726680">
            <text:p>7266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ag Me to Hell (2010)</text:p>
          </table:table-cell>
          <table:table-cell office:value-type="float" office:value="1462524">
            <text:p>14625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agonball Evolution (2009)</text:p>
          </table:table-cell>
          <table:table-cell office:value-type="float" office:value="735108">
            <text:p>7351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agonheart A New Beginning (2000)</text:p>
          </table:table-cell>
          <table:table-cell office:value-type="float" office:value="725076">
            <text:p>7250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agon The Bruce Lee Story (1993)</text:p>
          </table:table-cell>
          <table:table-cell office:value-type="float" office:value="726556">
            <text:p>7265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ama (2010)</text:p>
          </table:table-cell>
          <table:table-cell office:value-type="float" office:value="767680">
            <text:p>7676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. Dolittle 3 (2006)</text:p>
          </table:table-cell>
          <table:table-cell office:value-type="float" office:value="725808">
            <text:p>7258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eamcatcher (2003)</text:p>
          </table:table-cell>
          <table:table-cell office:value-type="float" office:value="727848">
            <text:p>72784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eamer Inspired by a True Story (2006)</text:p>
          </table:table-cell>
          <table:table-cell office:value-type="float" office:value="726644">
            <text:p>7266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eamgirls (2007)</text:p>
          </table:table-cell>
          <table:table-cell office:value-type="float" office:value="1451076">
            <text:p>14510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illbit Taylor (2008)</text:p>
          </table:table-cell>
          <table:table-cell office:value-type="float" office:value="741808">
            <text:p>7418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iven to Kill (2009)</text:p>
          </table:table-cell>
          <table:table-cell office:value-type="float" office:value="725244">
            <text:p>7252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r. No (1963)</text:p>
          </table:table-cell>
          <table:table-cell office:value-type="float" office:value="1453588">
            <text:p>14535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uas Mulheres (2010)</text:p>
          </table:table-cell>
          <table:table-cell office:value-type="float" office:value="781892">
            <text:p>7818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ue Date (2010)</text:p>
          </table:table-cell>
          <table:table-cell office:value-type="float" office:value="742376">
            <text:p>7423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ungeons &amp; Dragons (2000)</text:p>
          </table:table-cell>
          <table:table-cell office:value-type="float" office:value="1611752">
            <text:p>16117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Duplex (2003)</text:p>
          </table:table-cell>
          <table:table-cell office:value-type="float" office:value="3101916">
            <text:p>31019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astern Promises (2007)</text:p>
          </table:table-cell>
          <table:table-cell office:value-type="float" office:value="738268">
            <text:p>7382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asy A (2010)</text:p>
          </table:table-cell>
          <table:table-cell office:value-type="float" office:value="804076">
            <text:p>8040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asy Virtue (2009)</text:p>
          </table:table-cell>
          <table:table-cell office:value-type="float" office:value="734148">
            <text:p>7341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ccentricities of a Blonde-haired Girl (2009)</text:p>
          </table:table-cell>
          <table:table-cell office:value-type="float" office:value="721900">
            <text:p>7219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clipse (2010)</text:p>
          </table:table-cell>
          <table:table-cell office:value-type="float" office:value="1496348">
            <text:p>14963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dge of Darkness (2010)</text:p>
          </table:table-cell>
          <table:table-cell office:value-type="float" office:value="754644">
            <text:p>7546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dison (2006)</text:p>
          </table:table-cell>
          <table:table-cell office:value-type="float" office:value="3435652">
            <text:p>34356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ight Below (2006)</text:p>
          </table:table-cell>
          <table:table-cell office:value-type="float" office:value="725660">
            <text:p>7256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l Cortez (2007)</text:p>
          </table:table-cell>
          <table:table-cell office:value-type="float" office:value="718372">
            <text:p>7183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legy (2009)</text:p>
          </table:table-cell>
          <table:table-cell office:value-type="float" office:value="749056">
            <text:p>7490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lena Undone (2010)</text:p>
          </table:table-cell>
          <table:table-cell office:value-type="float" office:value="938372">
            <text:p>9383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lite Squad (2008)</text:p>
          </table:table-cell>
          <table:table-cell office:value-type="float" office:value="1447632">
            <text:p>14476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lite Squad 2 (2011)</text:p>
          </table:table-cell>
          <table:table-cell office:value-type="float" office:value="730704">
            <text:p>7307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lizabeth The Golden Age (2007)</text:p>
          </table:table-cell>
          <table:table-cell office:value-type="float" office:value="730420">
            <text:p>7304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lsewhere (2009)</text:p>
          </table:table-cell>
          <table:table-cell office:value-type="float" office:value="722604">
            <text:p>7226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mma (1997)</text:p>
          </table:table-cell>
          <table:table-cell office:value-type="float" office:value="4290884">
            <text:p>42908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nchanted (2007)</text:p>
          </table:table-cell>
          <table:table-cell office:value-type="float" office:value="762348">
            <text:p>7623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nd of the Spear (2006)</text:p>
          </table:table-cell>
          <table:table-cell office:value-type="float" office:value="732888">
            <text:p>7328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nemy at the Gates (2001)</text:p>
          </table:table-cell>
          <table:table-cell office:value-type="float" office:value="4555388">
            <text:p>45553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nter the Void (2010)</text:p>
          </table:table-cell>
          <table:table-cell office:value-type="float" office:value="1437820">
            <text:p>143782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pic Movie (2007)</text:p>
          </table:table-cell>
          <table:table-cell office:value-type="float" office:value="733896">
            <text:p>7338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ragon (2006)</text:p>
          </table:table-cell>
          <table:table-cell office:value-type="float" office:value="731992">
            <text:p>7319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scape to Witch Mountain (1975)</text:p>
          </table:table-cell>
          <table:table-cell office:value-type="float" office:value="3830944">
            <text:p>38309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van Almighty (2007)</text:p>
          </table:table-cell>
          <table:table-cell office:value-type="float" office:value="744440">
            <text:p>7444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vening (2007)</text:p>
          </table:table-cell>
          <table:table-cell office:value-type="float" office:value="726408">
            <text:p>7264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verest (1998)</text:p>
          </table:table-cell>
          <table:table-cell office:value-type="float" office:value="765336">
            <text:p>7653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verybody`s Fine (2010)</text:p>
          </table:table-cell>
          <table:table-cell office:value-type="float" office:value="744432">
            <text:p>7444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verything Must Go (2011)</text:p>
          </table:table-cell>
          <table:table-cell office:value-type="float" office:value="1656200">
            <text:p>16562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Extraordinary Measures (2010)</text:p>
          </table:table-cell>
          <table:table-cell office:value-type="float" office:value="738196">
            <text:p>7381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ces in the Crowd (2011)</text:p>
          </table:table-cell>
          <table:table-cell office:value-type="float" office:value="749900">
            <text:p>7499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ctory Girl (2007)</text:p>
          </table:table-cell>
          <table:table-cell office:value-type="float" office:value="734812">
            <text:p>7348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ilure to Launch (2006)</text:p>
          </table:table-cell>
          <table:table-cell office:value-type="float" office:value="734448">
            <text:p>7344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lling Up (2010)</text:p>
          </table:table-cell>
          <table:table-cell office:value-type="float" office:value="719808">
            <text:p>7198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mily Guy Presents Stewie Griffin The Untold Story (2005)</text:p>
          </table:table-cell>
          <table:table-cell office:value-type="float" office:value="722108">
            <text:p>7221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ntastic 4 Rise of the Silver Surfer (2007)</text:p>
          </table:table-cell>
          <table:table-cell office:value-type="float" office:value="744840">
            <text:p>7448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ntastic Mr. Fox (2009)</text:p>
          </table:table-cell>
          <table:table-cell office:value-type="float" office:value="729688">
            <text:p>7296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rewell (2010)</text:p>
          </table:table-cell>
          <table:table-cell office:value-type="float" office:value="725520">
            <text:p>7255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st Track No Limits (2008)</text:p>
          </table:table-cell>
          <table:table-cell office:value-type="float" office:value="3460836">
            <text:p>34608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at Pizza (2003)</text:p>
          </table:table-cell>
          <table:table-cell office:value-type="float" office:value="727172">
            <text:p>7271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ear Island (2009)</text:p>
          </table:table-cell>
          <table:table-cell office:value-type="float" office:value="723512">
            <text:p>7235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earless (2007)</text:p>
          </table:table-cell>
          <table:table-cell office:value-type="float" office:value="724924">
            <text:p>7249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elon (2008)</text:p>
          </table:table-cell>
          <table:table-cell office:value-type="float" office:value="3281388">
            <text:p>32813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lhas do Vento (2005)</text:p>
          </table:table-cell>
          <table:table-cell office:value-type="float" office:value="721852">
            <text:p>7218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nal Destination (2000)</text:p>
          </table:table-cell>
          <table:table-cell office:value-type="float" office:value="745232">
            <text:p>7452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nal Destination 2 (2003)</text:p>
          </table:table-cell>
          <table:table-cell office:value-type="float" office:value="743128">
            <text:p>7431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nal Destination 3 (2006)</text:p>
          </table:table-cell>
          <table:table-cell office:value-type="float" office:value="735996">
            <text:p>7359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rehouse Dog (2007)</text:p>
          </table:table-cell>
          <table:table-cell office:value-type="float" office:value="830172">
            <text:p>8301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reproof (2008)</text:p>
          </table:table-cell>
          <table:table-cell office:value-type="float" office:value="1447304">
            <text:p>144730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rewall (2006)</text:p>
          </table:table-cell>
          <table:table-cell office:value-type="float" office:value="735112">
            <text:p>7351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rst Blood (1983)</text:p>
          </table:table-cell>
          <table:table-cell office:value-type="float" office:value="829628">
            <text:p>8296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rst Born (2007)</text:p>
          </table:table-cell>
          <table:table-cell office:value-type="float" office:value="726028">
            <text:p>7260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ve Children and It (2004)</text:p>
          </table:table-cell>
          <table:table-cell office:value-type="float" office:value="721300">
            <text:p>7213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ive Minarets in New York (2010)</text:p>
          </table:table-cell>
          <table:table-cell office:value-type="float" office:value="738472">
            <text:p>7384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lags of Our Fathers (2006)</text:p>
          </table:table-cell>
          <table:table-cell office:value-type="float" office:value="751276">
            <text:p>75127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lash of Genius (2010)</text:p>
          </table:table-cell>
          <table:table-cell office:value-type="float" office:value="1550172">
            <text:p>15501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lawless (2009)</text:p>
          </table:table-cell>
          <table:table-cell office:value-type="float" office:value="415004">
            <text:p>41500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light 93 (2006)</text:p>
          </table:table-cell>
          <table:table-cell office:value-type="float" office:value="733300">
            <text:p>73330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light of Fury (2007)</text:p>
          </table:table-cell>
          <table:table-cell office:value-type="float" office:value="879656">
            <text:p>8796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lipped (2010)</text:p>
          </table:table-cell>
          <table:table-cell office:value-type="float" office:value="733840">
            <text:p>7338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loripes (2005)</text:p>
          </table:table-cell>
          <table:table-cell office:value-type="float" office:value="719320">
            <text:p>7193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lyboys (2006)</text:p>
          </table:table-cell>
          <table:table-cell office:value-type="float" office:value="1445660">
            <text:p>14456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ool`s Gold (2008)</text:p>
          </table:table-cell>
          <table:table-cell office:value-type="float" office:value="734368">
            <text:p>7343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orbidden Warrior (2005)</text:p>
          </table:table-cell>
          <table:table-cell office:value-type="float" office:value="724516">
            <text:p>72451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orget Me Not (2009)</text:p>
          </table:table-cell>
          <table:table-cell office:value-type="float" office:value="724440">
            <text:p>7244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orgetting Sarah Marshall (2008)</text:p>
          </table:table-cell>
          <table:table-cell office:value-type="float" office:value="4720480">
            <text:p>47204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or Love and Gold (1966)</text:p>
          </table:table-cell>
          <table:table-cell office:value-type="float" office:value="720652">
            <text:p>7206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or the Love of Money (2012)</text:p>
          </table:table-cell>
          <table:table-cell office:value-type="float" office:value="750460">
            <text:p>7504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or Your Eyes Only (1981)</text:p>
          </table:table-cell>
          <table:table-cell office:value-type="float" office:value="1460276">
            <text:p>14602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oster (2012)</text:p>
          </table:table-cell>
          <table:table-cell office:value-type="float" office:value="741796">
            <text:p>7417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our Brothers (2005)</text:p>
          </table:table-cell>
          <table:table-cell office:value-type="float" office:value="4889808">
            <text:p>48898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acture (2007)</text:p>
          </table:table-cell>
          <table:table-cell office:value-type="float" office:value="397108">
            <text:p>3971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eedom Writers (2007)</text:p>
          </table:table-cell>
          <table:table-cell office:value-type="float" office:value="732476">
            <text:p>7324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ee Willy Escape from Pirate`s Cove (2010)</text:p>
          </table:table-cell>
          <table:table-cell office:value-type="float" office:value="734152">
            <text:p>7341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equency (2000)</text:p>
          </table:table-cell>
          <table:table-cell office:value-type="float" office:value="1445312">
            <text:p>14453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ida (2002)</text:p>
          </table:table-cell>
          <table:table-cell office:value-type="float" office:value="4377956">
            <text:p>43779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iends with Kids (2012)</text:p>
          </table:table-cell>
          <table:table-cell office:value-type="float" office:value="797960">
            <text:p>7979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iends with Money (2006)</text:p>
          </table:table-cell>
          <table:table-cell office:value-type="float" office:value="733256">
            <text:p>7332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om Prada to Nada (2011)</text:p>
          </table:table-cell>
          <table:table-cell office:value-type="float" office:value="779772">
            <text:p>7797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om Russia with Love (1964)</text:p>
          </table:table-cell>
          <table:table-cell office:value-type="float" office:value="1457464">
            <text:p>14574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rostNixon (2009)</text:p>
          </table:table-cell>
          <table:table-cell office:value-type="float" office:value="4610248">
            <text:p>46102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ur An Imaginary Portrait of Diane Arbus (2007)</text:p>
          </table:table-cell>
          <table:table-cell office:value-type="float" office:value="1109480">
            <text:p>11094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urnace (2008)</text:p>
          </table:table-cell>
          <table:table-cell office:value-type="float" office:value="1134660">
            <text:p>11346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Furry Vengeance (2010)</text:p>
          </table:table-cell>
          <table:table-cell office:value-type="float" office:value="739688">
            <text:p>7396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abriel (2007)</text:p>
          </table:table-cell>
          <table:table-cell office:value-type="float" office:value="725684">
            <text:p>7256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ame of Death (2010)</text:p>
          </table:table-cell>
          <table:table-cell office:value-type="float" office:value="724560">
            <text:p>7245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amer (2009)</text:p>
          </table:table-cell>
          <table:table-cell office:value-type="float" office:value="734396">
            <text:p>7343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amera the Brave (2006)</text:p>
          </table:table-cell>
          <table:table-cell office:value-type="float" office:value="721564">
            <text:p>7215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eek Charming (2011)</text:p>
          </table:table-cell>
          <table:table-cell office:value-type="float" office:value="779700">
            <text:p>7797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et Him to the Greek (2010)</text:p>
          </table:table-cell>
          <table:table-cell office:value-type="float" office:value="1468700">
            <text:p>146870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et Low (2011)</text:p>
          </table:table-cell>
          <table:table-cell office:value-type="float" office:value="729288">
            <text:p>7292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et Rich or Die Tryin` (2005)</text:p>
          </table:table-cell>
          <table:table-cell office:value-type="float" office:value="736960">
            <text:p>7369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host Rider (2007)</text:p>
          </table:table-cell>
          <table:table-cell office:value-type="float" office:value="733116">
            <text:p>7331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host Ship (2003)</text:p>
          </table:table-cell>
          <table:table-cell office:value-type="float" office:value="724076">
            <text:p>7240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hosts of Girlfriends Past (2009)</text:p>
          </table:table-cell>
          <table:table-cell office:value-type="float" office:value="795032">
            <text:p>7950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host Town (2008)</text:p>
          </table:table-cell>
          <table:table-cell office:value-type="float" office:value="743384">
            <text:p>7433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lass House The Good Mother (2006)</text:p>
          </table:table-cell>
          <table:table-cell office:value-type="float" office:value="726428">
            <text:p>7264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lory Road (2006)</text:p>
          </table:table-cell>
          <table:table-cell office:value-type="float" office:value="1568940">
            <text:p>15689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al! The Dream Begins (2006)</text:p>
          </table:table-cell>
          <table:table-cell office:value-type="float" office:value="731152">
            <text:p>7311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dspeed (2009)</text:p>
          </table:table-cell>
          <table:table-cell office:value-type="float" office:value="723296">
            <text:p>72329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ldenEye (1995)</text:p>
          </table:table-cell>
          <table:table-cell office:value-type="float" office:value="1449256">
            <text:p>14492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ldfinger (1965)</text:p>
          </table:table-cell>
          <table:table-cell office:value-type="float" office:value="1452404">
            <text:p>14524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ne (2007)</text:p>
          </table:table-cell>
          <table:table-cell office:value-type="float" office:value="720588">
            <text:p>7205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od (2008)</text:p>
          </table:table-cell>
          <table:table-cell office:value-type="float" office:value="1440704">
            <text:p>14407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od Dick (2008)</text:p>
          </table:table-cell>
          <table:table-cell office:value-type="float" office:value="721808">
            <text:p>7218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od Luck Chuck (2007)</text:p>
          </table:table-cell>
          <table:table-cell office:value-type="float" office:value="738984">
            <text:p>7389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od Night, and Good Luck. (2006)</text:p>
          </table:table-cell>
          <table:table-cell office:value-type="float" office:value="729440">
            <text:p>7294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spel of Deceit (2006)</text:p>
          </table:table-cell>
          <table:table-cell office:value-type="float" office:value="1440572">
            <text:p>14405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oya`s Ghosts (2007)</text:p>
          </table:table-cell>
          <table:table-cell office:value-type="float" office:value="1451472">
            <text:p>14514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ran Torino (2009)</text:p>
          </table:table-cell>
          <table:table-cell office:value-type="float" office:value="835492">
            <text:p>8354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rease (1978)</text:p>
          </table:table-cell>
          <table:table-cell office:value-type="float" office:value="14077344">
            <text:p>140773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rease 2 (1982)</text:p>
          </table:table-cell>
          <table:table-cell office:value-type="float" office:value="723044">
            <text:p>7230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ridiron Gang (2006)</text:p>
          </table:table-cell>
          <table:table-cell office:value-type="float" office:value="1448928">
            <text:p>14489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riffin &amp; Phoenix (2007)</text:p>
          </table:table-cell>
          <table:table-cell office:value-type="float" office:value="640924">
            <text:p>6409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rilled (2006)</text:p>
          </table:table-cell>
          <table:table-cell office:value-type="float" office:value="723336">
            <text:p>7233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rind (2003)</text:p>
          </table:table-cell>
          <table:table-cell office:value-type="float" office:value="728296">
            <text:p>7282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round Control (1998)</text:p>
          </table:table-cell>
          <table:table-cell office:value-type="float" office:value="723208">
            <text:p>7232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roup Sex (2012)</text:p>
          </table:table-cell>
          <table:table-cell office:value-type="float" office:value="732128">
            <text:p>7321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ulliver`s Travels (2011)</text:p>
          </table:table-cell>
          <table:table-cell office:value-type="float" office:value="1491568">
            <text:p>14915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un (2010)</text:p>
          </table:table-cell>
          <table:table-cell office:value-type="float" office:value="723328">
            <text:p>7233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unfight at the O.K. Corral (1957)</text:p>
          </table:table-cell>
          <table:table-cell office:value-type="float" office:value="1240468">
            <text:p>12404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unless (2010)</text:p>
          </table:table-cell>
          <table:table-cell office:value-type="float" office:value="722356">
            <text:p>7223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Guy X (2005)</text:p>
          </table:table-cell>
          <table:table-cell office:value-type="float" office:value="1440464">
            <text:p>14404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chi A Dog`s Tale (2010)</text:p>
          </table:table-cell>
          <table:table-cell office:value-type="float" office:value="736524">
            <text:p>7365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irspray (2007)</text:p>
          </table:table-cell>
          <table:table-cell office:value-type="float" office:value="1089420">
            <text:p>10894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lf Light (2006)</text:p>
          </table:table-cell>
          <table:table-cell office:value-type="float" office:value="798512">
            <text:p>7985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lf Past Dead 2 (2007)</text:p>
          </table:table-cell>
          <table:table-cell office:value-type="float" office:value="725312">
            <text:p>7253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lloween (2007)</text:p>
          </table:table-cell>
          <table:table-cell office:value-type="float" office:value="715588">
            <text:p>7155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nna (2011)</text:p>
          </table:table-cell>
          <table:table-cell office:value-type="float" office:value="1412572">
            <text:p>14125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nnah Montana The Movie (2009)</text:p>
          </table:table-cell>
          <table:table-cell office:value-type="float" office:value="732212">
            <text:p>7322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nnibal Rising (2007)</text:p>
          </table:table-cell>
          <table:table-cell office:value-type="float" office:value="1447056">
            <text:p>14470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ppily N`Ever After (2007)</text:p>
          </table:table-cell>
          <table:table-cell office:value-type="float" office:value="725292">
            <text:p>7252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ppy Gilmore (1996)</text:p>
          </table:table-cell>
          <table:table-cell office:value-type="float" office:value="3373160">
            <text:p>33731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ppy Tears (2009)</text:p>
          </table:table-cell>
          <table:table-cell office:value-type="float" office:value="732460">
            <text:p>7324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ppythankyoumoreplease (2011)</text:p>
          </table:table-cell>
          <table:table-cell office:value-type="float" office:value="753956">
            <text:p>7539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rd Breakers (2010)</text:p>
          </table:table-cell>
          <table:table-cell office:value-type="float" office:value="1379768">
            <text:p>13797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rd Candy (2006)</text:p>
          </table:table-cell>
          <table:table-cell office:value-type="float" office:value="907488">
            <text:p>9074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rry Potter and the Deathly Hallows Part 2 (2011)</text:p>
          </table:table-cell>
          <table:table-cell office:value-type="float" office:value="1626948">
            <text:p>16269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aunting Sarah (2005)</text:p>
          </table:table-cell>
          <table:table-cell office:value-type="float" office:value="722364">
            <text:p>7223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adhunters (2011)</text:p>
          </table:table-cell>
          <table:table-cell office:value-type="float" office:value="748616">
            <text:p>74861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adspace (2005)</text:p>
          </table:table-cell>
          <table:table-cell office:value-type="float" office:value="726412">
            <text:p>7264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artbeats (2011)</text:p>
          </table:table-cell>
          <table:table-cell office:value-type="float" office:value="721224">
            <text:p>7212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artbreaker (2010)</text:p>
          </table:table-cell>
          <table:table-cell office:value-type="float" office:value="1518708">
            <text:p>15187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at (1996)</text:p>
          </table:table-cell>
          <table:table-cell office:value-type="float" office:value="1145724">
            <text:p>11457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avenly Creatures (1994)</text:p>
          </table:table-cell>
          <table:table-cell office:value-type="float" office:value="1110644">
            <text:p>11106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len (2009)</text:p>
          </table:table-cell>
          <table:table-cell office:value-type="float" office:value="829728">
            <text:p>8297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rbie Fully Loaded (2005)</text:p>
          </table:table-cell>
          <table:table-cell office:value-type="float" office:value="727796">
            <text:p>7277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reafter (2011)</text:p>
          </table:table-cell>
          <table:table-cell office:value-type="float" office:value="1457404">
            <text:p>14574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sher (2011)</text:p>
          </table:table-cell>
          <table:table-cell office:value-type="float" office:value="750372">
            <text:p>7503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e`s Just Not That Into You (2009)</text:p>
          </table:table-cell>
          <table:table-cell office:value-type="float" office:value="1503760">
            <text:p>15037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ide and Seek (2005)</text:p>
          </table:table-cell>
          <table:table-cell office:value-type="float" office:value="3800304">
            <text:p>38003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igh Roller The Stu Ungar Story (2003)</text:p>
          </table:table-cell>
          <table:table-cell office:value-type="float" office:value="816724">
            <text:p>8167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igh School Musical (2006)</text:p>
          </table:table-cell>
          <table:table-cell office:value-type="float" office:value="3737504">
            <text:p>37375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igh School Musical 2 (2007)</text:p>
          </table:table-cell>
          <table:table-cell office:value-type="float" office:value="3836880">
            <text:p>38368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igh School Musical 3 Senior Year (2008)</text:p>
          </table:table-cell>
          <table:table-cell office:value-type="float" office:value="6826488">
            <text:p>68264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indsight (2008)</text:p>
          </table:table-cell>
          <table:table-cell office:value-type="float" office:value="721744">
            <text:p>7217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itman (2007)</text:p>
          </table:table-cell>
          <table:table-cell office:value-type="float" office:value="2124132">
            <text:p>21241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le in One (2010)</text:p>
          </table:table-cell>
          <table:table-cell office:value-type="float" office:value="2058376">
            <text:p>205837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lly (2010)</text:p>
          </table:table-cell>
          <table:table-cell office:value-type="float" office:value="723964">
            <text:p>7239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llywood Homicide (2003)</text:p>
          </table:table-cell>
          <table:table-cell office:value-type="float" office:value="2272996">
            <text:p>22729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ly Rollers (2010)</text:p>
          </table:table-cell>
          <table:table-cell office:value-type="float" office:value="726700">
            <text:p>7267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me (2008)</text:p>
          </table:table-cell>
          <table:table-cell office:value-type="float" office:value="718800">
            <text:p>7188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meland Security (2009)</text:p>
          </table:table-cell>
          <table:table-cell office:value-type="float" office:value="741528">
            <text:p>7415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odwinked Too! Hood vs. Evil (2011)</text:p>
          </table:table-cell>
          <table:table-cell office:value-type="float" office:value="758244">
            <text:p>7582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oking Up (2009)</text:p>
          </table:table-cell>
          <table:table-cell office:value-type="float" office:value="731420">
            <text:p>7314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p (2011)</text:p>
          </table:table-cell>
          <table:table-cell office:value-type="float" office:value="1508972">
            <text:p>15089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stel Part II (2007)</text:p>
          </table:table-cell>
          <table:table-cell office:value-type="float" office:value="736556">
            <text:p>7365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tel for Dogs (2009)</text:p>
          </table:table-cell>
          <table:table-cell office:value-type="float" office:value="728176">
            <text:p>7281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tel Rwanda (2005)</text:p>
          </table:table-cell>
          <table:table-cell office:value-type="float" office:value="726180">
            <text:p>7261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t Fuzz (2007)</text:p>
          </table:table-cell>
          <table:table-cell office:value-type="float" office:value="842240">
            <text:p>8422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t Rod (2007)</text:p>
          </table:table-cell>
          <table:table-cell office:value-type="float" office:value="727464">
            <text:p>72746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t Tub Time Machine (2010)</text:p>
          </table:table-cell>
          <table:table-cell office:value-type="float" office:value="1447712">
            <text:p>14477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use of the Rising Sun (2011)</text:p>
          </table:table-cell>
          <table:table-cell office:value-type="float" office:value="857228">
            <text:p>8572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use of Tolerance (2012)</text:p>
          </table:table-cell>
          <table:table-cell office:value-type="float" office:value="1762764">
            <text:p>17627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w Do You Know (2011)</text:p>
          </table:table-cell>
          <table:table-cell office:value-type="float" office:value="796204">
            <text:p>7962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ow to Lose Friends &amp; Alienate People (2009)</text:p>
          </table:table-cell>
          <table:table-cell office:value-type="float" office:value="732080">
            <text:p>7320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Hysteria (2011)</text:p>
          </table:table-cell>
          <table:table-cell office:value-type="float" office:value="790976">
            <text:p>7909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 Am Legend (2007)</text:p>
          </table:table-cell>
          <table:table-cell office:value-type="float" office:value="4479400">
            <text:p>44794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ce Castles (2010)</text:p>
          </table:table-cell>
          <table:table-cell office:value-type="float" office:value="721880">
            <text:p>7218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 Could Never Be Your Woman (2007)</text:p>
          </table:table-cell>
          <table:table-cell office:value-type="float" office:value="627868">
            <text:p>6278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diocracy (2007)</text:p>
          </table:table-cell>
          <table:table-cell office:value-type="float" office:value="737152">
            <text:p>7371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f I Were You (2006)</text:p>
          </table:table-cell>
          <table:table-cell office:value-type="float" office:value="721600">
            <text:p>7216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f Only (2004)</text:p>
          </table:table-cell>
          <table:table-cell office:value-type="float" office:value="724408">
            <text:p>7244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gor (2009)</text:p>
          </table:table-cell>
          <table:table-cell office:value-type="float" office:value="753312">
            <text:p>7533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 Know Who Killed Me (2007)</text:p>
          </table:table-cell>
          <table:table-cell office:value-type="float" office:value="726520">
            <text:p>7265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magine Me &amp; You (2006)</text:p>
          </table:table-cell>
          <table:table-cell office:value-type="float" office:value="725888">
            <text:p>7258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mpact Point (2008)</text:p>
          </table:table-cell>
          <table:table-cell office:value-type="float" office:value="2814112">
            <text:p>28141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 Bruges (2008)</text:p>
          </table:table-cell>
          <table:table-cell office:value-type="float" office:value="3896252">
            <text:p>38962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cendiary (2009)</text:p>
          </table:table-cell>
          <table:table-cell office:value-type="float" office:value="731544">
            <text:p>7315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famous (2006)</text:p>
          </table:table-cell>
          <table:table-cell office:value-type="float" office:value="824484">
            <text:p>8244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glourious Basterds (2009)</text:p>
          </table:table-cell>
          <table:table-cell office:value-type="float" office:value="1454956">
            <text:p>14549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hale (2011)</text:p>
          </table:table-cell>
          <table:table-cell office:value-type="float" office:value="726232">
            <text:p>7262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 Now Pronounce You Chuck &amp; Larry (2007)</text:p>
          </table:table-cell>
          <table:table-cell office:value-type="float" office:value="764180">
            <text:p>7641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side Deep Throat (2005)</text:p>
          </table:table-cell>
          <table:table-cell office:value-type="float" office:value="726900">
            <text:p>7269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side Job (2010)</text:p>
          </table:table-cell>
          <table:table-cell office:value-type="float" office:value="1562460">
            <text:p>156246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side Man (2006)</text:p>
          </table:table-cell>
          <table:table-cell office:value-type="float" office:value="736488">
            <text:p>7364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tern Academy (2004)</text:p>
          </table:table-cell>
          <table:table-cell office:value-type="float" office:value="726392">
            <text:p>7263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terview (2008)</text:p>
          </table:table-cell>
          <table:table-cell office:value-type="float" office:value="723968">
            <text:p>7239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 the City of Sylvia (2007)</text:p>
          </table:table-cell>
          <table:table-cell office:value-type="float" office:value="717916">
            <text:p>7179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 the Line of Fire (1993)</text:p>
          </table:table-cell>
          <table:table-cell office:value-type="float" office:value="730724">
            <text:p>7307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 the Name of the King A Dungeon Siege Tale (2008)</text:p>
          </table:table-cell>
          <table:table-cell office:value-type="float" office:value="1449960">
            <text:p>14499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to Temptation (2009)</text:p>
          </table:table-cell>
          <table:table-cell office:value-type="float" office:value="726884">
            <text:p>7268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to the Blue (2005)</text:p>
          </table:table-cell>
          <table:table-cell office:value-type="float" office:value="732540">
            <text:p>7325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to the Blue 2 The Reef (2009)</text:p>
          </table:table-cell>
          <table:table-cell office:value-type="float" office:value="720104">
            <text:p>7201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nvincible (2001)</text:p>
          </table:table-cell>
          <table:table-cell office:value-type="float" office:value="4172520">
            <text:p>41725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p Man Zero (2010)</text:p>
          </table:table-cell>
          <table:table-cell office:value-type="float" office:value="1513148">
            <text:p>15131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ron Man (2008)</text:p>
          </table:table-cell>
          <table:table-cell office:value-type="float" office:value="1461740">
            <text:p>14617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ron Man 2 (2010)</text:p>
          </table:table-cell>
          <table:table-cell office:value-type="float" office:value="1492608">
            <text:p>149260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rreversible (2002)</text:p>
          </table:table-cell>
          <table:table-cell office:value-type="float" office:value="721088">
            <text:p>7210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sidoro, la película (2007)</text:p>
          </table:table-cell>
          <table:table-cell office:value-type="float" office:value="718760">
            <text:p>7187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solation (2006)</text:p>
          </table:table-cell>
          <table:table-cell office:value-type="float" office:value="1598900">
            <text:p>15989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 Spit on Your Grave Unrated (2011)</text:p>
          </table:table-cell>
          <table:table-cell office:value-type="float" office:value="1445684">
            <text:p>14456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 Think I Love My Wife (2007)</text:p>
          </table:table-cell>
          <table:table-cell office:value-type="float" office:value="738200">
            <text:p>7382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t Runs in the Family (2003)</text:p>
          </table:table-cell>
          <table:table-cell office:value-type="float" office:value="774664">
            <text:p>7746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t`s All Gone Pete Tong (2005)</text:p>
          </table:table-cell>
          <table:table-cell office:value-type="float" office:value="2198908">
            <text:p>21989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t`s Complicated (2010)</text:p>
          </table:table-cell>
          <table:table-cell office:value-type="float" office:value="1451776">
            <text:p>145177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t`s Kind of a Funny Story (2011)</text:p>
          </table:table-cell>
          <table:table-cell office:value-type="float" office:value="770740">
            <text:p>7707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I Want Candy (2007)</text:p>
          </table:table-cell>
          <table:table-cell office:value-type="float" office:value="740604">
            <text:p>7406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ackass 3D (2010)</text:p>
          </table:table-cell>
          <table:table-cell office:value-type="float" office:value="751736">
            <text:p>7517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aime (1999)</text:p>
          </table:table-cell>
          <table:table-cell office:value-type="float" office:value="737416">
            <text:p>7374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ane Eyre (2007)</text:p>
          </table:table-cell>
          <table:table-cell office:value-type="float" office:value="2681160">
            <text:p>26811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arhead (2006)</text:p>
          </table:table-cell>
          <table:table-cell office:value-type="float" office:value="733300">
            <text:p>7333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ennifer`s Body (2009)</text:p>
          </table:table-cell>
          <table:table-cell office:value-type="float" office:value="739864">
            <text:p>73986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esse Stone No Remorse (2010)</text:p>
          </table:table-cell>
          <table:table-cell office:value-type="float" office:value="718836">
            <text:p>7188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esse Stone Stone Cold (2005)</text:p>
          </table:table-cell>
          <table:table-cell office:value-type="float" office:value="1249992">
            <text:p>12499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ohn Tucker Must Die (2006)</text:p>
          </table:table-cell>
          <table:table-cell office:value-type="float" office:value="736040">
            <text:p>7360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oyeux Noel (2005)</text:p>
          </table:table-cell>
          <table:table-cell office:value-type="float" office:value="727284">
            <text:p>7272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ulgamento (2007)</text:p>
          </table:table-cell>
          <table:table-cell office:value-type="float" office:value="5453388">
            <text:p>54533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ulie &amp; Julia (2009)</text:p>
          </table:table-cell>
          <table:table-cell office:value-type="float" office:value="1457916">
            <text:p>145791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umper (2008)</text:p>
          </table:table-cell>
          <table:table-cell office:value-type="float" office:value="2182456">
            <text:p>21824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ump In! (2008)</text:p>
          </table:table-cell>
          <table:table-cell office:value-type="float" office:value="1439556">
            <text:p>14395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uncture (2008)</text:p>
          </table:table-cell>
          <table:table-cell office:value-type="float" office:value="722416">
            <text:p>7224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ustice League The New Frontier (2008)</text:p>
          </table:table-cell>
          <table:table-cell office:value-type="float" office:value="728496">
            <text:p>72849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ust Like Heaven (2005)</text:p>
          </table:table-cell>
          <table:table-cell office:value-type="float" office:value="853508">
            <text:p>8535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ust My Luck (2006)</text:p>
          </table:table-cell>
          <table:table-cell office:value-type="float" office:value="741980">
            <text:p>7419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Just Wright (2010)</text:p>
          </table:table-cell>
          <table:table-cell office:value-type="float" office:value="732276">
            <text:p>73227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aboom (2011)</text:p>
          </table:table-cell>
          <table:table-cell office:value-type="float" office:value="752132">
            <text:p>7521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angaroo Jack (2003)</text:p>
          </table:table-cell>
          <table:table-cell office:value-type="float" office:value="936432">
            <text:p>9364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aw (2007)</text:p>
          </table:table-cell>
          <table:table-cell office:value-type="float" office:value="720760">
            <text:p>72076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eep Your Distance (2005)</text:p>
          </table:table-cell>
          <table:table-cell office:value-type="float" office:value="723560">
            <text:p>7235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ick-Ass (2010)</text:p>
          </table:table-cell>
          <table:table-cell office:value-type="float" office:value="1496100">
            <text:p>14961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illers (2010)</text:p>
          </table:table-cell>
          <table:table-cell office:value-type="float" office:value="735188">
            <text:p>7351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iller Wave (2007)</text:p>
          </table:table-cell>
          <table:table-cell office:value-type="float" office:value="1441196">
            <text:p>144119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illshot (2009)</text:p>
          </table:table-cell>
          <table:table-cell office:value-type="float" office:value="733412">
            <text:p>7334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ill the Irishman (2011)</text:p>
          </table:table-cell>
          <table:table-cell office:value-type="float" office:value="739276">
            <text:p>7392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ing Arthur (2004)</text:p>
          </table:table-cell>
          <table:table-cell office:value-type="float" office:value="3424328">
            <text:p>34243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ing of New York (1990)</text:p>
          </table:table-cell>
          <table:table-cell office:value-type="float" office:value="1168540">
            <text:p>11685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inky Sex Club (2004)</text:p>
          </table:table-cell>
          <table:table-cell office:value-type="float" office:value="718192">
            <text:p>7181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iss Me Again (2006)</text:p>
          </table:table-cell>
          <table:table-cell office:value-type="float" office:value="1481352">
            <text:p>14813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night and Day (2010)</text:p>
          </table:table-cell>
          <table:table-cell office:value-type="float" office:value="1477560">
            <text:p>14775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nocked Up (2007)</text:p>
          </table:table-cell>
          <table:table-cell office:value-type="float" office:value="734744">
            <text:p>7347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nowing (2009)</text:p>
          </table:table-cell>
          <table:table-cell office:value-type="float" office:value="1462032">
            <text:p>14620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Krrish (2006)</text:p>
          </table:table-cell>
          <table:table-cell office:value-type="float" office:value="720896">
            <text:p>72089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a Femme Nikita (1990)</text:p>
          </table:table-cell>
          <table:table-cell office:value-type="float" office:value="3381520">
            <text:p>33815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ast Chance Harvey (2009)</text:p>
          </table:table-cell>
          <table:table-cell office:value-type="float" office:value="729464">
            <text:p>7294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ast Holiday (2006)</text:p>
          </table:table-cell>
          <table:table-cell office:value-type="float" office:value="727904">
            <text:p>7279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a teta i la lluna (1995)</text:p>
          </table:table-cell>
          <table:table-cell office:value-type="float" office:value="722604">
            <text:p>72260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autlos (2004)</text:p>
          </table:table-cell>
          <table:table-cell office:value-type="float" office:value="732908">
            <text:p>7329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a Vie en Rose (2007)</text:p>
          </table:table-cell>
          <table:table-cell office:value-type="float" office:value="731760">
            <text:p>7317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aw Abiding Citizen (2010)</text:p>
          </table:table-cell>
          <table:table-cell office:value-type="float" office:value="1458412">
            <text:p>14584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atherheads (2008)</text:p>
          </table:table-cell>
          <table:table-cell office:value-type="float" office:value="753280">
            <text:p>7532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aves of Grass (2009)</text:p>
          </table:table-cell>
          <table:table-cell office:value-type="float" office:value="725256">
            <text:p>7252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ft Behind World at War (2005)</text:p>
          </table:table-cell>
          <table:table-cell office:value-type="float" office:value="721632">
            <text:p>7216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gally Blondes (2009)</text:p>
          </table:table-cell>
          <table:table-cell office:value-type="float" office:value="727312">
            <text:p>7273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gendary (2010)</text:p>
          </table:table-cell>
          <table:table-cell office:value-type="float" office:value="1452620">
            <text:p>14526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lleBelle (2010)</text:p>
          </table:table-cell>
          <table:table-cell office:value-type="float" office:value="727472">
            <text:p>7274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s Misérables (1998)</text:p>
          </table:table-cell>
          <table:table-cell office:value-type="float" office:value="727928">
            <text:p>72792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s tribulations d`une caissière (2011)</text:p>
          </table:table-cell>
          <table:table-cell office:value-type="float" office:value="772092">
            <text:p>7720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t`s Go to Prison (2006)</text:p>
          </table:table-cell>
          <table:table-cell office:value-type="float" office:value="666556">
            <text:p>6665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t`s Make Money (2008)</text:p>
          </table:table-cell>
          <table:table-cell office:value-type="float" office:value="724696">
            <text:p>7246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tters to God (2010)</text:p>
          </table:table-cell>
          <table:table-cell office:value-type="float" office:value="1448660">
            <text:p>144866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tters to Juliet (2010)</text:p>
          </table:table-cell>
          <table:table-cell office:value-type="float" office:value="773424">
            <text:p>7734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et the Right One In (2009)</text:p>
          </table:table-cell>
          <table:table-cell office:value-type="float" office:value="777288">
            <text:p>7772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ar Liar (1997)</text:p>
          </table:table-cell>
          <table:table-cell office:value-type="float" office:value="781616">
            <text:p>7816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cence to Kill (1989)</text:p>
          </table:table-cell>
          <table:table-cell office:value-type="float" office:value="1448312">
            <text:p>14483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cense to Wed (2007)</text:p>
          </table:table-cell>
          <table:table-cell office:value-type="float" office:value="729188">
            <text:p>7291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es &amp; Illusions (2009)</text:p>
          </table:table-cell>
          <table:table-cell office:value-type="float" office:value="721632">
            <text:p>72163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e with Me (2006)</text:p>
          </table:table-cell>
          <table:table-cell office:value-type="float" office:value="716832">
            <text:p>7168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fe as We Know It (2010)</text:p>
          </table:table-cell>
          <table:table-cell office:value-type="float" office:value="743520">
            <text:p>7435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ke Crazy (2012)</text:p>
          </table:table-cell>
          <table:table-cell office:value-type="float" office:value="774136">
            <text:p>7741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ke Mike (2002)</text:p>
          </table:table-cell>
          <table:table-cell office:value-type="float" office:value="598024">
            <text:p>5980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newatch (2008)</text:p>
          </table:table-cell>
          <table:table-cell office:value-type="float" office:value="2814116">
            <text:p>28141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ttle Black Book (2005)</text:p>
          </table:table-cell>
          <table:table-cell office:value-type="float" office:value="727072">
            <text:p>7270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ttle Children (2007)</text:p>
          </table:table-cell>
          <table:table-cell office:value-type="float" office:value="835552">
            <text:p>8355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ttle Fish (2005)</text:p>
          </table:table-cell>
          <table:table-cell office:value-type="float" office:value="722428">
            <text:p>7224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ttle Man (2006)</text:p>
          </table:table-cell>
          <table:table-cell office:value-type="float" office:value="725316">
            <text:p>7253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ttle Miss Sunshine (2006)</text:p>
          </table:table-cell>
          <table:table-cell office:value-type="float" office:value="727776">
            <text:p>72777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ve and Let Die (1973)</text:p>
          </table:table-cell>
          <table:table-cell office:value-type="float" office:value="1452072">
            <text:p>14520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ve Free or Die Hard (2007)</text:p>
          </table:table-cell>
          <table:table-cell office:value-type="float" office:value="863464">
            <text:p>8634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iving Death (2006)</text:p>
          </table:table-cell>
          <table:table-cell office:value-type="float" office:value="722888">
            <text:p>7228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lita (1997)</text:p>
          </table:table-cell>
          <table:table-cell office:value-type="float" office:value="2169136">
            <text:p>21691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nely Hearts (2007)</text:p>
          </table:table-cell>
          <table:table-cell office:value-type="float" office:value="1442752">
            <text:p>14427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oking for Jackie (2009)</text:p>
          </table:table-cell>
          <table:table-cell office:value-type="float" office:value="722000">
            <text:p>72200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osies (2012)</text:p>
          </table:table-cell>
          <table:table-cell office:value-type="float" office:value="780092">
            <text:p>7800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rd of War (2005)</text:p>
          </table:table-cell>
          <table:table-cell office:value-type="float" office:value="1548924">
            <text:p>15489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renzo`s Oil (1993)</text:p>
          </table:table-cell>
          <table:table-cell office:value-type="float" office:value="727912">
            <text:p>7279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st City Raiders (2008)</text:p>
          </table:table-cell>
          <table:table-cell office:value-type="float" office:value="3856796">
            <text:p>38567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ve Happens (2009)</text:p>
          </table:table-cell>
          <table:table-cell office:value-type="float" office:value="1443488">
            <text:p>14434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ve Hurts (2009)</text:p>
          </table:table-cell>
          <table:table-cell office:value-type="float" office:value="723952">
            <text:p>7239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ve Likes Coincidences (2011)</text:p>
          </table:table-cell>
          <table:table-cell office:value-type="float" office:value="1455480">
            <text:p>14554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ve Stories Only Last 90 minutes (2010)</text:p>
          </table:table-cell>
          <table:table-cell office:value-type="float" office:value="716816">
            <text:p>71681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ower Learning (2008)</text:p>
          </table:table-cell>
          <table:table-cell office:value-type="float" office:value="737172">
            <text:p>7371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ucky 7 (2003)</text:p>
          </table:table-cell>
          <table:table-cell office:value-type="float" office:value="806976">
            <text:p>8069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ucky Number Slevin (2006)</text:p>
          </table:table-cell>
          <table:table-cell office:value-type="float" office:value="731912">
            <text:p>7319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ucky You (2007)</text:p>
          </table:table-cell>
          <table:table-cell office:value-type="float" office:value="1454380">
            <text:p>14543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Lymelife (2009)</text:p>
          </table:table-cell>
          <table:table-cell office:value-type="float" office:value="3849860">
            <text:p>38498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cGruber (2010)</text:p>
          </table:table-cell>
          <table:table-cell office:value-type="float" office:value="734060">
            <text:p>73406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de of Honor (2008)</text:p>
          </table:table-cell>
          <table:table-cell office:value-type="float" office:value="523716">
            <text:p>5237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gicians (2007)</text:p>
          </table:table-cell>
          <table:table-cell office:value-type="float" office:value="735652">
            <text:p>7356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jor Movie Star (2009)</text:p>
          </table:table-cell>
          <table:table-cell office:value-type="float" office:value="1449304">
            <text:p>14493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ke It Happen (2008)</text:p>
          </table:table-cell>
          <table:table-cell office:value-type="float" office:value="727528">
            <text:p>7275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nagement (2010)</text:p>
          </table:table-cell>
          <table:table-cell office:value-type="float" office:value="734320">
            <text:p>7343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rdi Gras Spring Break (2011)</text:p>
          </table:table-cell>
          <table:table-cell office:value-type="float" office:value="746240">
            <text:p>7462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ria Papoila (1937)</text:p>
          </table:table-cell>
          <table:table-cell office:value-type="float" office:value="1433828">
            <text:p>143382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ria`s Lovers (1985)</text:p>
          </table:table-cell>
          <table:table-cell office:value-type="float" office:value="723388">
            <text:p>7233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rie Antoinette (2006)</text:p>
          </table:table-cell>
          <table:table-cell office:value-type="float" office:value="730456">
            <text:p>7304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rley &amp; Me (2009)</text:p>
          </table:table-cell>
          <table:table-cell office:value-type="float" office:value="1464032">
            <text:p>14640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rley &amp; Me The Puppy Years (2011)</text:p>
          </table:table-cell>
          <table:table-cell office:value-type="float" office:value="731020">
            <text:p>7310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rmaduke (2010)</text:p>
          </table:table-cell>
          <table:table-cell office:value-type="float" office:value="742948">
            <text:p>74294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rs Needs Moms (2011)</text:p>
          </table:table-cell>
          <table:table-cell office:value-type="float" office:value="1495292">
            <text:p>14952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sked and Anonymous (2003)</text:p>
          </table:table-cell>
          <table:table-cell office:value-type="float" office:value="724048">
            <text:p>7240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x Manus (2010)</text:p>
          </table:table-cell>
          <table:table-cell office:value-type="float" office:value="826748">
            <text:p>8267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ax Payne (2008)</text:p>
          </table:table-cell>
          <table:table-cell office:value-type="float" office:value="733032">
            <text:p>7330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et the Fockers (2004)</text:p>
          </table:table-cell>
          <table:table-cell office:value-type="float" office:value="855064">
            <text:p>8550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gan Is Missing (2011)</text:p>
          </table:table-cell>
          <table:table-cell office:value-type="float" office:value="759036">
            <text:p>7590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mento (2001)</text:p>
          </table:table-cell>
          <table:table-cell office:value-type="float" office:value="1349156">
            <text:p>13491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moirs of a Geisha (2006)</text:p>
          </table:table-cell>
          <table:table-cell office:value-type="float" office:value="849568">
            <text:p>8495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n in Black (1997)</text:p>
          </table:table-cell>
          <table:table-cell office:value-type="float" office:value="731168">
            <text:p>7311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nino Maluquinho - O Filme (1994)</text:p>
          </table:table-cell>
          <table:table-cell office:value-type="float" office:value="717736">
            <text:p>7177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rcy (2009)</text:p>
          </table:table-cell>
          <table:table-cell office:value-type="float" office:value="722192">
            <text:p>7221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rlin and the Book of Beasts (2010)</text:p>
          </table:table-cell>
          <table:table-cell office:value-type="float" office:value="722736">
            <text:p>7227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ssage in a Bottle (1999)</text:p>
          </table:table-cell>
          <table:table-cell office:value-type="float" office:value="1447212">
            <text:p>14472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ssages Deleted (2009)</text:p>
          </table:table-cell>
          <table:table-cell office:value-type="float" office:value="723592">
            <text:p>7235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tal A Headbanger`s Journey (2006)</text:p>
          </table:table-cell>
          <table:table-cell office:value-type="float" office:value="727768">
            <text:p>7277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eu Tio Matou um Cara (2004)</text:p>
          </table:table-cell>
          <table:table-cell office:value-type="float" office:value="721012">
            <text:p>7210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iami Vice (2006)</text:p>
          </table:table-cell>
          <table:table-cell office:value-type="float" office:value="1455420">
            <text:p>14554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ichel Vaillant (2003)</text:p>
          </table:table-cell>
          <table:table-cell office:value-type="float" office:value="720656">
            <text:p>7206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idnight in Paris (2011)</text:p>
          </table:table-cell>
          <table:table-cell office:value-type="float" office:value="781432">
            <text:p>7814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ilk (2009)</text:p>
          </table:table-cell>
          <table:table-cell office:value-type="float" office:value="1455956">
            <text:p>14559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ini`s First Time (2007)</text:p>
          </table:table-cell>
          <table:table-cell office:value-type="float" office:value="3498656">
            <text:p>34986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inotaur (2006)</text:p>
          </table:table-cell>
          <table:table-cell office:value-type="float" office:value="726504">
            <text:p>7265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iracle at St. Anna (2009)</text:p>
          </table:table-cell>
          <table:table-cell office:value-type="float" office:value="946168">
            <text:p>9461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itch Fatel Is Magical (2009)</text:p>
          </table:table-cell>
          <table:table-cell office:value-type="float" office:value="714112">
            <text:p>7141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namour (2006)</text:p>
          </table:table-cell>
          <table:table-cell office:value-type="float" office:value="721724">
            <text:p>72172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nella (1998)</text:p>
          </table:table-cell>
          <table:table-cell office:value-type="float" office:value="684692">
            <text:p>6846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nster House (2006)</text:p>
          </table:table-cell>
          <table:table-cell office:value-type="float" office:value="727440">
            <text:p>7274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nster-in-Law (2005)</text:p>
          </table:table-cell>
          <table:table-cell office:value-type="float" office:value="729908">
            <text:p>7299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nte Carlo (2011)</text:p>
          </table:table-cell>
          <table:table-cell office:value-type="float" office:value="813060">
            <text:p>8130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on (2009)</text:p>
          </table:table-cell>
          <table:table-cell office:value-type="float" office:value="1542404">
            <text:p>15424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onlight Serenade (2009)</text:p>
          </table:table-cell>
          <table:table-cell office:value-type="float" office:value="723316">
            <text:p>72331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onraker (1979)</text:p>
          </table:table-cell>
          <table:table-cell office:value-type="float" office:value="1456560">
            <text:p>14565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rning Glory (2011)</text:p>
          </table:table-cell>
          <table:table-cell office:value-type="float" office:value="788600">
            <text:p>7886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scow Zero (2006)</text:p>
          </table:table-cell>
          <table:table-cell office:value-type="float" office:value="720968">
            <text:p>7209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otherhood (2009)</text:p>
          </table:table-cell>
          <table:table-cell office:value-type="float" office:value="727752">
            <text:p>7277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r. Bean`s Vacation (2007)</text:p>
          </table:table-cell>
          <table:table-cell office:value-type="float" office:value="739296">
            <text:p>7392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r. Brooks (2007)</text:p>
          </table:table-cell>
          <table:table-cell office:value-type="float" office:value="720772">
            <text:p>7207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r. Nobody (2009)</text:p>
          </table:table-cell>
          <table:table-cell office:value-type="float" office:value="1464132">
            <text:p>146413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r. Popper`s Penguins (2011)</text:p>
          </table:table-cell>
          <table:table-cell office:value-type="float" office:value="750448">
            <text:p>7504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r. Woodcock (2008)</text:p>
          </table:table-cell>
          <table:table-cell office:value-type="float" office:value="729660">
            <text:p>72966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urder Dot Com (2008)</text:p>
          </table:table-cell>
          <table:table-cell office:value-type="float" office:value="715244">
            <text:p>71524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urk (2005)</text:p>
          </table:table-cell>
          <table:table-cell office:value-type="float" office:value="722688">
            <text:p>7226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usic and Lyrics (2007)</text:p>
          </table:table-cell>
          <table:table-cell office:value-type="float" office:value="894660">
            <text:p>8946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 Baby`s Daddy (2004)</text:p>
          </table:table-cell>
          <table:table-cell office:value-type="float" office:value="735800">
            <text:p>7358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 Best Friend`s Girl (2009)</text:p>
          </table:table-cell>
          <table:table-cell office:value-type="float" office:value="741700">
            <text:p>7417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 Boss`s Daughter (2004)</text:p>
          </table:table-cell>
          <table:table-cell office:value-type="float" office:value="724888">
            <text:p>7248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 Last Five Girlfriends (2010)</text:p>
          </table:table-cell>
          <table:table-cell office:value-type="float" office:value="751836">
            <text:p>7518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 Name Ain`t Johnny (2008)</text:p>
          </table:table-cell>
          <table:table-cell office:value-type="float" office:value="4258844">
            <text:p>42588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 Own Love Song (2010)</text:p>
          </table:table-cell>
          <table:table-cell office:value-type="float" office:value="741608">
            <text:p>7416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 Sister`s Keeper (2009)</text:p>
          </table:table-cell>
          <table:table-cell office:value-type="float" office:value="730136">
            <text:p>7301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steries of Lisbon (2010)</text:p>
          </table:table-cell>
          <table:table-cell office:value-type="float" office:value="1641832">
            <text:p>16418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stery of the Nile (2006)</text:p>
          </table:table-cell>
          <table:table-cell office:value-type="float" office:value="719128">
            <text:p>71912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 Summer of Love (2004)</text:p>
          </table:table-cell>
          <table:table-cell office:value-type="float" office:value="724956">
            <text:p>7249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My Super Ex-Girlfriend (2006)</text:p>
          </table:table-cell>
          <table:table-cell office:value-type="float" office:value="724848">
            <text:p>7248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aked Gun 33 13 The Final Insult (1994)</text:p>
          </table:table-cell>
          <table:table-cell office:value-type="float" office:value="738728">
            <text:p>7387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aked Weapon (2002)</text:p>
          </table:table-cell>
          <table:table-cell office:value-type="float" office:value="724908">
            <text:p>7249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anny McPhee Returns (2010)</text:p>
          </table:table-cell>
          <table:table-cell office:value-type="float" office:value="730188">
            <text:p>7301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apoleon Dynamite (2004)</text:p>
          </table:table-cell>
          <table:table-cell office:value-type="float" office:value="859164">
            <text:p>8591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arc (2003)</text:p>
          </table:table-cell>
          <table:table-cell office:value-type="float" office:value="723052">
            <text:p>7230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ational Lampoon Presents Dorm Daze (2004)</text:p>
          </table:table-cell>
          <table:table-cell office:value-type="float" office:value="719284">
            <text:p>7192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ational Treasure (2004)</text:p>
          </table:table-cell>
          <table:table-cell office:value-type="float" office:value="1122792">
            <text:p>11227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eighbor (2009)</text:p>
          </table:table-cell>
          <table:table-cell office:value-type="float" office:value="1451248">
            <text:p>145124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ever Let Me Go (2011)</text:p>
          </table:table-cell>
          <table:table-cell office:value-type="float" office:value="732084">
            <text:p>7320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ever Say Never Again (1983)</text:p>
          </table:table-cell>
          <table:table-cell office:value-type="float" office:value="1458168">
            <text:p>14581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ew in Town (2009)</text:p>
          </table:table-cell>
          <table:table-cell office:value-type="float" office:value="1439424">
            <text:p>14394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ew Moon (2009)</text:p>
          </table:table-cell>
          <table:table-cell office:value-type="float" office:value="7969128">
            <text:p>79691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ext (2007)</text:p>
          </table:table-cell>
          <table:table-cell office:value-type="float" office:value="734672">
            <text:p>7346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ext Day Air (2009)</text:p>
          </table:table-cell>
          <table:table-cell office:value-type="float" office:value="728056">
            <text:p>7280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ight at the Museum (2007)</text:p>
          </table:table-cell>
          <table:table-cell office:value-type="float" office:value="731556">
            <text:p>7315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ight at the Museum Battle of the Smithsonian (2009)</text:p>
          </table:table-cell>
          <table:table-cell office:value-type="float" office:value="752252">
            <text:p>7522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ight Drive (2010)</text:p>
          </table:table-cell>
          <table:table-cell office:value-type="float" office:value="1488724">
            <text:p>14887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ight of the Living Dead 3D (2007)</text:p>
          </table:table-cell>
          <table:table-cell office:value-type="float" office:value="1939308">
            <text:p>19393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ights in Rodanthe (2008)</text:p>
          </table:table-cell>
          <table:table-cell office:value-type="float" office:value="735488">
            <text:p>7354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ight Train (2009)</text:p>
          </table:table-cell>
          <table:table-cell office:value-type="float" office:value="727732">
            <text:p>7277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ine (2010)</text:p>
          </table:table-cell>
          <table:table-cell office:value-type="float" office:value="1460240">
            <text:p>14602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inja (2009)</text:p>
          </table:table-cell>
          <table:table-cell office:value-type="float" office:value="1538568">
            <text:p>15385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o Country for Old Men (2008)</text:p>
          </table:table-cell>
          <table:table-cell office:value-type="float" office:value="886468">
            <text:p>8864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orbit (2007)</text:p>
          </table:table-cell>
          <table:table-cell office:value-type="float" office:value="2356592">
            <text:p>23565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o Reservations (2007)</text:p>
          </table:table-cell>
          <table:table-cell office:value-type="float" office:value="947868">
            <text:p>9478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orth Country (2006)</text:p>
          </table:table-cell>
          <table:table-cell office:value-type="float" office:value="730312">
            <text:p>7303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ão Se Preocupe, Nada Vai Dar Certo (2011)</text:p>
          </table:table-cell>
          <table:table-cell office:value-type="float" office:value="1542068">
            <text:p>154206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o Strings Attached (2011)</text:p>
          </table:table-cell>
          <table:table-cell office:value-type="float" office:value="750616">
            <text:p>7506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othing But the Truth (2009)</text:p>
          </table:table-cell>
          <table:table-cell office:value-type="float" office:value="727900">
            <text:p>7279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ot Since You (2010)</text:p>
          </table:table-cell>
          <table:table-cell office:value-type="float" office:value="735660">
            <text:p>7356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ude Nuns with Big Guns (2010)</text:p>
          </table:table-cell>
          <table:table-cell office:value-type="float" office:value="746636">
            <text:p>7466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NYC Tornado Terror (2008)</text:p>
          </table:table-cell>
          <table:table-cell office:value-type="float" office:value="723256">
            <text:p>7232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cean`s Eleven (2002)</text:p>
          </table:table-cell>
          <table:table-cell office:value-type="float" office:value="872744">
            <text:p>8727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cean`s Thirteen (2007)</text:p>
          </table:table-cell>
          <table:table-cell office:value-type="float" office:value="732752">
            <text:p>7327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cean`s Twelve (2005)</text:p>
          </table:table-cell>
          <table:table-cell office:value-type="float" office:value="4318980">
            <text:p>43189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 Crime do Padre Amaro (2005)</text:p>
          </table:table-cell>
          <table:table-cell office:value-type="float" office:value="722488">
            <text:p>7224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ctopussy (1983)</text:p>
          </table:table-cell>
          <table:table-cell office:value-type="float" office:value="1453604">
            <text:p>14536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 Diabo a Quatro (2005)</text:p>
          </table:table-cell>
          <table:table-cell office:value-type="float" office:value="717616">
            <text:p>7176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 Leão da Estrela (1947)</text:p>
          </table:table-cell>
          <table:table-cell office:value-type="float" office:value="777924">
            <text:p>7779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ndine (2010)</text:p>
          </table:table-cell>
          <table:table-cell office:value-type="float" office:value="725992">
            <text:p>7259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ne Day (2011)</text:p>
          </table:table-cell>
          <table:table-cell office:value-type="float" office:value="1566320">
            <text:p>15663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ne for the Money (2012)</text:p>
          </table:table-cell>
          <table:table-cell office:value-type="float" office:value="791980">
            <text:p>7919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Æon Flux (2005)</text:p>
          </table:table-cell>
          <table:table-cell office:value-type="float" office:value="732612">
            <text:p>7326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ng bak 2 (2008)</text:p>
          </table:table-cell>
          <table:table-cell office:value-type="float" office:value="725800">
            <text:p>7258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n Her Majesty`s Secret Service (1969)</text:p>
          </table:table-cell>
          <table:table-cell office:value-type="float" office:value="1450208">
            <text:p>14502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pen Range (2003)</text:p>
          </table:table-cell>
          <table:table-cell office:value-type="float" office:value="722112">
            <text:p>7221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pen Water 2 Adrift (2006)</text:p>
          </table:table-cell>
          <table:table-cell office:value-type="float" office:value="775472">
            <text:p>7754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rphan (2009)</text:p>
          </table:table-cell>
          <table:table-cell office:value-type="float" office:value="1442292">
            <text:p>14422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ur Family Wedding (2010)</text:p>
          </table:table-cell>
          <table:table-cell office:value-type="float" office:value="801028">
            <text:p>80102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ur Idiot Brother (2012)</text:p>
          </table:table-cell>
          <table:table-cell office:value-type="float" office:value="754784">
            <text:p>7547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utcast (2010)</text:p>
          </table:table-cell>
          <table:table-cell office:value-type="float" office:value="401572">
            <text:p>4015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utlaw (2007)</text:p>
          </table:table-cell>
          <table:table-cell office:value-type="float" office:value="4319292">
            <text:p>43192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ut of Time (2004)</text:p>
          </table:table-cell>
          <table:table-cell office:value-type="float" office:value="729120">
            <text:p>7291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ver the Hedge (2006)</text:p>
          </table:table-cell>
          <table:table-cell office:value-type="float" office:value="737808">
            <text:p>7378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Owner of the Story (2004)</text:p>
          </table:table-cell>
          <table:table-cell office:value-type="float" office:value="725372">
            <text:p>7253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n`s Labyrinth (2007)</text:p>
          </table:table-cell>
          <table:table-cell office:value-type="float" office:value="737652">
            <text:p>7376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per Man (2009)</text:p>
          </table:table-cell>
          <table:table-cell office:value-type="float" office:value="723844">
            <text:p>7238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ranormal Activity (2009)</text:p>
          </table:table-cell>
          <table:table-cell office:value-type="float" office:value="937944">
            <text:p>9379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ranormal Activity 2 (2010)</text:p>
          </table:table-cell>
          <table:table-cell office:value-type="float" office:value="725508">
            <text:p>7255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rtly Cloudy (2009)</text:p>
          </table:table-cell>
          <table:table-cell office:value-type="float" office:value="146184">
            <text:p>1461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ssing Strange (2009)</text:p>
          </table:table-cell>
          <table:table-cell office:value-type="float" office:value="1442552">
            <text:p>14425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tch Adams (1999)</text:p>
          </table:table-cell>
          <table:table-cell office:value-type="float" office:value="704832">
            <text:p>7048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thfinder (2007)</text:p>
          </table:table-cell>
          <table:table-cell office:value-type="float" office:value="728040">
            <text:p>7280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thology (2008)</text:p>
          </table:table-cell>
          <table:table-cell office:value-type="float" office:value="582748">
            <text:p>5827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ay It Forward (2000)</text:p>
          </table:table-cell>
          <table:table-cell office:value-type="float" office:value="1285596">
            <text:p>12855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eaceful Warrior (2007)</text:p>
          </table:table-cell>
          <table:table-cell office:value-type="float" office:value="726664">
            <text:p>72666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ercy Jackson &amp; the Olympians The Lightning Thief (2010)</text:p>
          </table:table-cell>
          <table:table-cell office:value-type="float" office:value="1482380">
            <text:p>14823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erfect Stranger (2007)</text:p>
          </table:table-cell>
          <table:table-cell office:value-type="float" office:value="739180">
            <text:p>7391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erfume The Story of a Murderer (2006)</text:p>
          </table:table-cell>
          <table:table-cell office:value-type="float" office:value="5304360">
            <text:p>53043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ersonal Effects (2009)</text:p>
          </table:table-cell>
          <table:table-cell office:value-type="float" office:value="734280">
            <text:p>7342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eter and Vandy (2009)</text:p>
          </table:table-cell>
          <table:table-cell office:value-type="float" office:value="724272">
            <text:p>7242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eter Pan (2004)</text:p>
          </table:table-cell>
          <table:table-cell office:value-type="float" office:value="722932">
            <text:p>7229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igs (2007)</text:p>
          </table:table-cell>
          <table:table-cell office:value-type="float" office:value="726444">
            <text:p>7264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ineapple Express (2008)</text:p>
          </table:table-cell>
          <table:table-cell office:value-type="float" office:value="733552">
            <text:p>7335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iranha (2010)</text:p>
          </table:table-cell>
          <table:table-cell office:value-type="float" office:value="734060">
            <text:p>7340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irate Radio (2009)</text:p>
          </table:table-cell>
          <table:table-cell office:value-type="float" office:value="1466984">
            <text:p>14669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irates of Silicon Valley (1999)</text:p>
          </table:table-cell>
          <table:table-cell office:value-type="float" office:value="754128">
            <text:p>7541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lanet Terror (2007)</text:p>
          </table:table-cell>
          <table:table-cell office:value-type="float" office:value="743828">
            <text:p>74382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ledge This! (2006)</text:p>
          </table:table-cell>
          <table:table-cell office:value-type="float" office:value="734260">
            <text:p>73426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oison Ivy The Secret Society (2008)</text:p>
          </table:table-cell>
          <table:table-cell office:value-type="float" office:value="723368">
            <text:p>7233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oseidon (2006)</text:p>
          </table:table-cell>
          <table:table-cell office:value-type="float" office:value="732476">
            <text:p>7324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ossession (2002)</text:p>
          </table:table-cell>
          <table:table-cell office:value-type="float" office:value="722188">
            <text:p>7221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ecious (2010)</text:p>
          </table:table-cell>
          <table:table-cell office:value-type="float" office:value="1450020">
            <text:p>14500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emonition (2007)</text:p>
          </table:table-cell>
          <table:table-cell office:value-type="float" office:value="311628">
            <text:p>3116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etty Woman (1990)</text:p>
          </table:table-cell>
          <table:table-cell office:value-type="float" office:value="732980">
            <text:p>7329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ey (2007)</text:p>
          </table:table-cell>
          <table:table-cell office:value-type="float" office:value="728960">
            <text:p>7289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iceless (2006)</text:p>
          </table:table-cell>
          <table:table-cell office:value-type="float" office:value="720524">
            <text:p>7205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ide and Glory (2008)</text:p>
          </table:table-cell>
          <table:table-cell office:value-type="float" office:value="1449400">
            <text:p>14494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ime (2005)</text:p>
          </table:table-cell>
          <table:table-cell office:value-type="float" office:value="727296">
            <text:p>7272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imeval (2007)</text:p>
          </table:table-cell>
          <table:table-cell office:value-type="float" office:value="1445764">
            <text:p>14457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ince of Persia The Sands of Time (2010)</text:p>
          </table:table-cell>
          <table:table-cell office:value-type="float" office:value="1558724">
            <text:p>15587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incess Aurora (2005)</text:p>
          </table:table-cell>
          <table:table-cell office:value-type="float" office:value="720252">
            <text:p>7202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incess Mononoke (1999)</text:p>
          </table:table-cell>
          <table:table-cell office:value-type="float" office:value="744052">
            <text:p>7440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ivate Fears in Public Places (2008)</text:p>
          </table:table-cell>
          <table:table-cell office:value-type="float" office:value="756740">
            <text:p>7567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om Night (2008)</text:p>
          </table:table-cell>
          <table:table-cell office:value-type="float" office:value="3120868">
            <text:p>31208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rotégé (2007)</text:p>
          </table:table-cell>
          <table:table-cell office:value-type="float" office:value="724128">
            <text:p>7241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.S. I Love You (2007)</text:p>
          </table:table-cell>
          <table:table-cell office:value-type="float" office:value="830744">
            <text:p>8307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uerto Vallarta Squeeze (2005)</text:p>
          </table:table-cell>
          <table:table-cell office:value-type="float" office:value="3800408">
            <text:p>38004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Push (2009)</text:p>
          </table:table-cell>
          <table:table-cell office:value-type="float" office:value="1445204">
            <text:p>14452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Q (2011)</text:p>
          </table:table-cell>
          <table:table-cell office:value-type="float" office:value="757944">
            <text:p>7579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Quantum of Solace (2008)</text:p>
          </table:table-cell>
          <table:table-cell office:value-type="float" office:value="760988">
            <text:p>7609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Quarantine (2009)</text:p>
          </table:table-cell>
          <table:table-cell office:value-type="float" office:value="739576">
            <text:p>73957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Queen of the Damned (2002)</text:p>
          </table:table-cell>
          <table:table-cell office:value-type="float" office:value="731268">
            <text:p>7312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Quem És Tu (2001)</text:p>
          </table:table-cell>
          <table:table-cell office:value-type="float" office:value="1436144">
            <text:p>14361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achel Getting Married (2009)</text:p>
          </table:table-cell>
          <table:table-cell office:value-type="float" office:value="734072">
            <text:p>7340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acing Stripes (2005)</text:p>
          </table:table-cell>
          <table:table-cell office:value-type="float" office:value="731492">
            <text:p>7314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aising Helen (2004)</text:p>
          </table:table-cell>
          <table:table-cell office:value-type="float" office:value="4505784">
            <text:p>45057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ambo (2008)</text:p>
          </table:table-cell>
          <table:table-cell office:value-type="float" office:value="745040">
            <text:p>7450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ambo First Blood Part II (1985)</text:p>
          </table:table-cell>
          <table:table-cell office:value-type="float" office:value="729436">
            <text:p>7294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ambo III (1988)</text:p>
          </table:table-cell>
          <table:table-cell office:value-type="float" office:value="729744">
            <text:p>7297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atatouille (2007)</text:p>
          </table:table-cell>
          <table:table-cell office:value-type="float" office:value="737868">
            <text:p>7378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aumschiff Surprise - Periode 1 (2004)</text:p>
          </table:table-cell>
          <table:table-cell office:value-type="float" office:value="8860">
            <text:p>88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ady or Not (2009)</text:p>
          </table:table-cell>
          <table:table-cell office:value-type="float" office:value="715344">
            <text:p>7153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c (2008)</text:p>
          </table:table-cell>
          <table:table-cell office:value-type="float" office:value="3677012">
            <text:p>36770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count (2008)</text:p>
          </table:table-cell>
          <table:table-cell office:value-type="float" office:value="1453812">
            <text:p>14538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d (2010)</text:p>
          </table:table-cell>
          <table:table-cell office:value-type="float" office:value="743300">
            <text:p>7433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dbelt (2008)</text:p>
          </table:table-cell>
          <table:table-cell office:value-type="float" office:value="3119872">
            <text:p>31198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d Carpet (2005)</text:p>
          </table:table-cell>
          <table:table-cell office:value-type="float" office:value="1437900">
            <text:p>14379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d Eye (2005)</text:p>
          </table:table-cell>
          <table:table-cell office:value-type="float" office:value="733380">
            <text:p>7333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d Faction Origins (2011)</text:p>
          </table:table-cell>
          <table:table-cell office:value-type="float" office:value="742972">
            <text:p>7429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ign of Assassins (2010)</text:p>
          </table:table-cell>
          <table:table-cell office:value-type="float" office:value="1532256">
            <text:p>15322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ign Over Me (2007)</text:p>
          </table:table-cell>
          <table:table-cell office:value-type="float" office:value="728560">
            <text:p>7285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incarnation (2006)</text:p>
          </table:table-cell>
          <table:table-cell office:value-type="float" office:value="721896">
            <text:p>72189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member Me (2010)</text:p>
          </table:table-cell>
          <table:table-cell office:value-type="float" office:value="1446588">
            <text:p>14465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nt Control (2003)</text:p>
          </table:table-cell>
          <table:table-cell office:value-type="float" office:value="720756">
            <text:p>7207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po Men (2010)</text:p>
          </table:table-cell>
          <table:table-cell office:value-type="float" office:value="1456732">
            <text:p>145673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quiem for a Dream (2000)</text:p>
          </table:table-cell>
          <table:table-cell office:value-type="float" office:value="731224">
            <text:p>7312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scue Dawn (2007)</text:p>
          </table:table-cell>
          <table:table-cell office:value-type="float" office:value="729740">
            <text:p>7297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straint (2008)</text:p>
          </table:table-cell>
          <table:table-cell office:value-type="float" office:value="721284">
            <text:p>7212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st Stop (2006)</text:p>
          </table:table-cell>
          <table:table-cell office:value-type="float" office:value="722212">
            <text:p>7222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surrecting the Champ (2008)</text:p>
          </table:table-cell>
          <table:table-cell office:value-type="float" office:value="728392">
            <text:p>7283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trograde (2005)</text:p>
          </table:table-cell>
          <table:table-cell office:value-type="float" office:value="12760">
            <text:p>127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turn from Witch Mountain (1978)</text:p>
          </table:table-cell>
          <table:table-cell office:value-type="float" office:value="3423144">
            <text:p>34231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turn to House on Haunted Hill (2007)</text:p>
          </table:table-cell>
          <table:table-cell office:value-type="float" office:value="748156">
            <text:p>7481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velation (2009)</text:p>
          </table:table-cell>
          <table:table-cell office:value-type="float" office:value="718116">
            <text:p>7181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volutionary Road (2009)</text:p>
          </table:table-cell>
          <table:table-cell office:value-type="float" office:value="4335524">
            <text:p>43355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evolution OS (2002)</text:p>
          </table:table-cell>
          <table:table-cell office:value-type="float" office:value="728056">
            <text:p>7280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io Sex Comedy (2011)</text:p>
          </table:table-cell>
          <table:table-cell office:value-type="float" office:value="1450540">
            <text:p>145054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ipley Under Ground (2007)</text:p>
          </table:table-cell>
          <table:table-cell office:value-type="float" office:value="719636">
            <text:p>7196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iverworld (2010)</text:p>
          </table:table-cell>
          <table:table-cell office:value-type="float" office:value="1446484">
            <text:p>14464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ad Kill (2010)</text:p>
          </table:table-cell>
          <table:table-cell office:value-type="float" office:value="721528">
            <text:p>7215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ad Trip (2000)</text:p>
          </table:table-cell>
          <table:table-cell office:value-type="float" office:value="626520">
            <text:p>6265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bin Hood (2010)</text:p>
          </table:table-cell>
          <table:table-cell office:value-type="float" office:value="2470836">
            <text:p>24708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boCop Prime Directives Crash and Burn (2001)</text:p>
          </table:table-cell>
          <table:table-cell office:value-type="float" office:value="721684">
            <text:p>7216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boCop Prime Directives Dark Justice (2001)</text:p>
          </table:table-cell>
          <table:table-cell office:value-type="float" office:value="417028">
            <text:p>41702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boCop Prime Directives Meltdown (2001)</text:p>
          </table:table-cell>
          <table:table-cell office:value-type="float" office:value="721712">
            <text:p>7217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boCop Prime Directives Resurrection (2001)</text:p>
          </table:table-cell>
          <table:table-cell office:value-type="float" office:value="721820">
            <text:p>7218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cky Balboa (2006)</text:p>
          </table:table-cell>
          <table:table-cell office:value-type="float" office:value="732236">
            <text:p>7322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le Models (2008)</text:p>
          </table:table-cell>
          <table:table-cell office:value-type="float" office:value="853840">
            <text:p>8538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llin` with the Nines (2006)</text:p>
          </table:table-cell>
          <table:table-cell office:value-type="float" office:value="836740">
            <text:p>8367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ma (2004)</text:p>
          </table:table-cell>
          <table:table-cell office:value-type="float" office:value="1436428">
            <text:p>143642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mantics Anonymous (2011)</text:p>
          </table:table-cell>
          <table:table-cell office:value-type="float" office:value="756216">
            <text:p>7562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om in Rome (2010)</text:p>
          </table:table-cell>
          <table:table-cell office:value-type="float" office:value="735116">
            <text:p>7351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ta Comando (2009)</text:p>
          </table:table-cell>
          <table:table-cell office:value-type="float" office:value="927444">
            <text:p>9274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ounders (1999)</text:p>
          </table:table-cell>
          <table:table-cell office:value-type="float" office:value="1461276">
            <text:p>14612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RRrrrr!!! (2004)</text:p>
          </table:table-cell>
          <table:table-cell office:value-type="float" office:value="3466036">
            <text:p>34660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ules of Engagement (2000)</text:p>
          </table:table-cell>
          <table:table-cell office:value-type="float" office:value="4912500">
            <text:p>491250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un, Fatboy, Run (2008)</text:p>
          </table:table-cell>
          <table:table-cell office:value-type="float" office:value="880244">
            <text:p>8802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unning Scared (2006)</text:p>
          </table:table-cell>
          <table:table-cell office:value-type="float" office:value="727808">
            <text:p>7278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ush Hour 2 (2001)</text:p>
          </table:table-cell>
          <table:table-cell office:value-type="float" office:value="585720">
            <text:p>5857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ush Hour 3 (2007)</text:p>
          </table:table-cell>
          <table:table-cell office:value-type="float" office:value="755860">
            <text:p>7558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RV (2006)</text:p>
          </table:table-cell>
          <table:table-cell office:value-type="float" office:value="894652">
            <text:p>8946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1m0ne (2002)</text:p>
          </table:table-cell>
          <table:table-cell office:value-type="float" office:value="733500">
            <text:p>7335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fe (2012)</text:p>
          </table:table-cell>
          <table:table-cell office:value-type="float" office:value="1571076">
            <text:p>15710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hara (2005)</text:p>
          </table:table-cell>
          <table:table-cell office:value-type="float" office:value="735456">
            <text:p>7354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lmon Fishing in the Yemen (2012)</text:p>
          </table:table-cell>
          <table:table-cell office:value-type="float" office:value="1508340">
            <text:p>15083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lsa (1988)</text:p>
          </table:table-cell>
          <table:table-cell office:value-type="float" office:value="934468">
            <text:p>9344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lt (2010)</text:p>
          </table:table-cell>
          <table:table-cell office:value-type="float" office:value="753856">
            <text:p>7538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mmy`s Adventures The Secret Passage (2010)</text:p>
          </table:table-cell>
          <table:table-cell office:value-type="float" office:value="727516">
            <text:p>72751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ppho (2008)</text:p>
          </table:table-cell>
          <table:table-cell office:value-type="float" office:value="721252">
            <text:p>7212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squatch Hunters (2005)</text:p>
          </table:table-cell>
          <table:table-cell office:value-type="float" office:value="718984">
            <text:p>7189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tan`s Little Helper (2004)</text:p>
          </table:table-cell>
          <table:table-cell office:value-type="float" office:value="723396">
            <text:p>7233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turday Night Fever (1977)</text:p>
          </table:table-cell>
          <table:table-cell office:value-type="float" office:value="2066756">
            <text:p>20667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ving God (2008)</text:p>
          </table:table-cell>
          <table:table-cell office:value-type="float" office:value="734668">
            <text:p>7346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aw VI (2010)</text:p>
          </table:table-cell>
          <table:table-cell office:value-type="float" office:value="1464484">
            <text:p>14644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carface (1984)</text:p>
          </table:table-cell>
          <table:table-cell office:value-type="float" office:value="2944448">
            <text:p>29444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cary Movie 4 (2006)</text:p>
          </table:table-cell>
          <table:table-cell office:value-type="float" office:value="749692">
            <text:p>7496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chindler`s List (1994)</text:p>
          </table:table-cell>
          <table:table-cell office:value-type="float" office:value="3080380">
            <text:p>30803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chool for Scoundrels (2006)</text:p>
          </table:table-cell>
          <table:table-cell office:value-type="float" office:value="733068">
            <text:p>7330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chool for Seduction (2004)</text:p>
          </table:table-cell>
          <table:table-cell office:value-type="float" office:value="5488644">
            <text:p>54886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cooby-Doo (2002)</text:p>
          </table:table-cell>
          <table:table-cell office:value-type="float" office:value="1011380">
            <text:p>10113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cooby-Doo! The Mystery Begins (2009)</text:p>
          </table:table-cell>
          <table:table-cell office:value-type="float" office:value="733996">
            <text:p>7339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coop (2006)</text:p>
          </table:table-cell>
          <table:table-cell office:value-type="float" office:value="731016">
            <text:p>7310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creamers The Hunting (2009)</text:p>
          </table:table-cell>
          <table:table-cell office:value-type="float" office:value="739484">
            <text:p>7394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a of Fear (2006)</text:p>
          </table:table-cell>
          <table:table-cell office:value-type="float" office:value="721208">
            <text:p>7212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cond Life (2009)</text:p>
          </table:table-cell>
          <table:table-cell office:value-type="float" office:value="3905472">
            <text:p>39054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cretariat (2011)</text:p>
          </table:table-cell>
          <table:table-cell office:value-type="float" office:value="1450212">
            <text:p>145021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cretary (2003)</text:p>
          </table:table-cell>
          <table:table-cell office:value-type="float" office:value="724800">
            <text:p>7248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cret Window (2004)</text:p>
          </table:table-cell>
          <table:table-cell office:value-type="float" office:value="729980">
            <text:p>7299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mi-Pro (2008)</text:p>
          </table:table-cell>
          <table:table-cell office:value-type="float" office:value="734852">
            <text:p>7348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renity (2005)</text:p>
          </table:table-cell>
          <table:table-cell office:value-type="float" office:value="514380">
            <text:p>5143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tup (2011)</text:p>
          </table:table-cell>
          <table:table-cell office:value-type="float" office:value="1432792">
            <text:p>14327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us Problemas Acabaram!!! (2006)</text:p>
          </table:table-cell>
          <table:table-cell office:value-type="float" office:value="723300">
            <text:p>7233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ven Days in Utopia (2011)</text:p>
          </table:table-cell>
          <table:table-cell office:value-type="float" office:value="762064">
            <text:p>7620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ven Pounds (2009)</text:p>
          </table:table-cell>
          <table:table-cell office:value-type="float" office:value="950632">
            <text:p>9506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ven Years in Tibet (1998)</text:p>
          </table:table-cell>
          <table:table-cell office:value-type="float" office:value="1546104">
            <text:p>15461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x and Lies in Sin City (2008)</text:p>
          </table:table-cell>
          <table:table-cell office:value-type="float" office:value="731636">
            <text:p>7316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x and the City (2008)</text:p>
          </table:table-cell>
          <table:table-cell office:value-type="float" office:value="950728">
            <text:p>9507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x and the City 2 (2010)</text:p>
          </table:table-cell>
          <table:table-cell office:value-type="float" office:value="1471248">
            <text:p>147124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x Drive (2008)</text:p>
          </table:table-cell>
          <table:table-cell office:value-type="float" office:value="742412">
            <text:p>7424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exo, Amor e Traição (2004)</text:p>
          </table:table-cell>
          <table:table-cell office:value-type="float" office:value="680292">
            <text:p>6802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adowboxer (2006)</text:p>
          </table:table-cell>
          <table:table-cell office:value-type="float" office:value="729488">
            <text:p>7294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all We Dance (2005)</text:p>
          </table:table-cell>
          <table:table-cell office:value-type="float" office:value="742512">
            <text:p>7425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anghai (2010)</text:p>
          </table:table-cell>
          <table:table-cell office:value-type="float" office:value="1449044">
            <text:p>14490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aun of the Dead (2004)</text:p>
          </table:table-cell>
          <table:table-cell office:value-type="float" office:value="817504">
            <text:p>81750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elter (2010)</text:p>
          </table:table-cell>
          <table:table-cell office:value-type="float" office:value="734044">
            <text:p>7340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erlock Holmes (2009)</text:p>
          </table:table-cell>
          <table:table-cell office:value-type="float" office:value="2130840">
            <text:p>21308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e`s Out of My League (2010)</text:p>
          </table:table-cell>
          <table:table-cell office:value-type="float" office:value="800948">
            <text:p>8009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e`s the Man (2006)</text:p>
          </table:table-cell>
          <table:table-cell office:value-type="float" office:value="732040">
            <text:p>7320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ine (1997)</text:p>
          </table:table-cell>
          <table:table-cell office:value-type="float" office:value="1464984">
            <text:p>14649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iver (2008)</text:p>
          </table:table-cell>
          <table:table-cell office:value-type="float" office:value="720488">
            <text:p>7204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oot `Em Up (2007)</text:p>
          </table:table-cell>
          <table:table-cell office:value-type="float" office:value="732868">
            <text:p>7328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ooter (2007)</text:p>
          </table:table-cell>
          <table:table-cell office:value-type="float" office:value="737388">
            <text:p>7373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ortbus (2006)</text:p>
          </table:table-cell>
          <table:table-cell office:value-type="float" office:value="730028">
            <text:p>7300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ortcut to Happiness (2007)</text:p>
          </table:table-cell>
          <table:table-cell office:value-type="float" office:value="1135552">
            <text:p>11355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utter (2004)</text:p>
          </table:table-cell>
          <table:table-cell office:value-type="float" office:value="721536">
            <text:p>7215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hutter Island (2010)</text:p>
          </table:table-cell>
          <table:table-cell office:value-type="float" office:value="2321376">
            <text:p>232137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icko (2007)</text:p>
          </table:table-cell>
          <table:table-cell office:value-type="float" office:value="724492">
            <text:p>7244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ilk (2008)</text:p>
          </table:table-cell>
          <table:table-cell office:value-type="float" office:value="724944">
            <text:p>7249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leepy Hollow (2000)</text:p>
          </table:table-cell>
          <table:table-cell office:value-type="float" office:value="1451856">
            <text:p>14518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lipstream (2008)</text:p>
          </table:table-cell>
          <table:table-cell office:value-type="float" office:value="731676">
            <text:p>7316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low Burn (2007)</text:p>
          </table:table-cell>
          <table:table-cell office:value-type="float" office:value="725204">
            <text:p>7252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lumdog Millionaire (2009)</text:p>
          </table:table-cell>
          <table:table-cell office:value-type="float" office:value="4138432">
            <text:p>413843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mall Town Saturday Night (2010)</text:p>
          </table:table-cell>
          <table:table-cell office:value-type="float" office:value="731936">
            <text:p>7319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mart People (2008)</text:p>
          </table:table-cell>
          <table:table-cell office:value-type="float" office:value="732060">
            <text:p>7320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mokin` Aces (2007)</text:p>
          </table:table-cell>
          <table:table-cell office:value-type="float" office:value="1448036">
            <text:p>14480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nake Eyes (1998)</text:p>
          </table:table-cell>
          <table:table-cell office:value-type="float" office:value="4810020">
            <text:p>48100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natch. (2000)</text:p>
          </table:table-cell>
          <table:table-cell office:value-type="float" office:value="677372">
            <text:p>6773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now Angels (2008)</text:p>
          </table:table-cell>
          <table:table-cell office:value-type="float" office:value="725556">
            <text:p>7255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now Buddies (2008)</text:p>
          </table:table-cell>
          <table:table-cell office:value-type="float" office:value="729956">
            <text:p>7299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now Cake (2006)</text:p>
          </table:table-cell>
          <table:table-cell office:value-type="float" office:value="820416">
            <text:p>8204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now Dogs (2002)</text:p>
          </table:table-cell>
          <table:table-cell office:value-type="float" office:value="727624">
            <text:p>7276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olitary Man (2010)</text:p>
          </table:table-cell>
          <table:table-cell office:value-type="float" office:value="730052">
            <text:p>7300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olomon Kane (2010)</text:p>
          </table:table-cell>
          <table:table-cell office:value-type="float" office:value="737448">
            <text:p>7374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on of Morning (2011)</text:p>
          </table:table-cell>
          <table:table-cell office:value-type="float" office:value="738076">
            <text:p>7380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on of the Mask (2005)</text:p>
          </table:table-cell>
          <table:table-cell office:value-type="float" office:value="997724">
            <text:p>9977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o Normal (2003)</text:p>
          </table:table-cell>
          <table:table-cell office:value-type="float" office:value="721004">
            <text:p>72100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orte Nula (2004)</text:p>
          </table:table-cell>
          <table:table-cell office:value-type="float" office:value="259488">
            <text:p>2594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oul Men (2009)</text:p>
          </table:table-cell>
          <table:table-cell office:value-type="float" office:value="729520">
            <text:p>7295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oul Surfer (2011)</text:p>
          </table:table-cell>
          <table:table-cell office:value-type="float" office:value="730148">
            <text:p>7301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pirits (2004)</text:p>
          </table:table-cell>
          <table:table-cell office:value-type="float" office:value="721612">
            <text:p>7216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py Kids (2001)</text:p>
          </table:table-cell>
          <table:table-cell office:value-type="float" office:value="1553536">
            <text:p>15535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ag Night (2010)</text:p>
          </table:table-cell>
          <table:table-cell office:value-type="float" office:value="721128">
            <text:p>7211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an Helsing (2010)</text:p>
          </table:table-cell>
          <table:table-cell office:value-type="float" office:value="720008">
            <text:p>7200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ar Crossed (2009)</text:p>
          </table:table-cell>
          <table:table-cell office:value-type="float" office:value="724156">
            <text:p>7241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ardust (2007)</text:p>
          </table:table-cell>
          <table:table-cell office:value-type="float" office:value="735448">
            <text:p>7354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argate (1995)</text:p>
          </table:table-cell>
          <table:table-cell office:value-type="float" office:value="4458756">
            <text:p>44587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arship Troopers 2 Hero of the Federation (2004)</text:p>
          </table:table-cell>
          <table:table-cell office:value-type="float" office:value="2549772">
            <text:p>25497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arStruck (2010)</text:p>
          </table:table-cell>
          <table:table-cell office:value-type="float" office:value="726120">
            <text:p>7261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ay with Me Tonight (2006)</text:p>
          </table:table-cell>
          <table:table-cell office:value-type="float" office:value="719520">
            <text:p>7195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eamboy (2005)</text:p>
          </table:table-cell>
          <table:table-cell office:value-type="float" office:value="4816344">
            <text:p>48163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ep Brothers (2008)</text:p>
          </table:table-cell>
          <table:table-cell office:value-type="float" office:value="735164">
            <text:p>7351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ep Up (2006)</text:p>
          </table:table-cell>
          <table:table-cell office:value-type="float" office:value="738344">
            <text:p>7383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ep Up 2 The Streets (2009)</text:p>
          </table:table-cell>
          <table:table-cell office:value-type="float" office:value="734104">
            <text:p>73410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ep Up 3D (2010)</text:p>
          </table:table-cell>
          <table:table-cell office:value-type="float" office:value="1467984">
            <text:p>14679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omp the Yard 2 Homecoming (2010)</text:p>
          </table:table-cell>
          <table:table-cell office:value-type="float" office:value="728272">
            <text:p>7282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op-Loss (2008)</text:p>
          </table:table-cell>
          <table:table-cell office:value-type="float" office:value="739160">
            <text:p>7391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raightheads (2007)</text:p>
          </table:table-cell>
          <table:table-cell office:value-type="float" office:value="737308">
            <text:p>7373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reet Kings (2008)</text:p>
          </table:table-cell>
          <table:table-cell office:value-type="float" office:value="3982920">
            <text:p>39829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rictly Sexual (2008)</text:p>
          </table:table-cell>
          <table:table-cell office:value-type="float" office:value="729404">
            <text:p>7294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ripper Academy (2007)</text:p>
          </table:table-cell>
          <table:table-cell office:value-type="float" office:value="730412">
            <text:p>7304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triptease (1996)</text:p>
          </table:table-cell>
          <table:table-cell office:value-type="float" office:value="3865748">
            <text:p>386574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bmarine (2011)</text:p>
          </table:table-cell>
          <table:table-cell office:value-type="float" office:value="753700">
            <text:p>7537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burban Girl (2007)</text:p>
          </table:table-cell>
          <table:table-cell office:value-type="float" office:value="740588">
            <text:p>7405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mmer Lovers (1983)</text:p>
          </table:table-cell>
          <table:table-cell office:value-type="float" office:value="724332">
            <text:p>7243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nshine (2007)</text:p>
          </table:table-cell>
          <table:table-cell office:value-type="float" office:value="709196">
            <text:p>70919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nshine Cleaning (2009)</text:p>
          </table:table-cell>
          <table:table-cell office:value-type="float" office:value="729024">
            <text:p>7290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PER (2011)</text:p>
          </table:table-cell>
          <table:table-cell office:value-type="float" office:value="1518708">
            <text:p>15187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perbad (2007)</text:p>
          </table:table-cell>
          <table:table-cell office:value-type="float" office:value="735716">
            <text:p>7357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per High Me (2008)</text:p>
          </table:table-cell>
          <table:table-cell office:value-type="float" office:value="801396">
            <text:p>8013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per Hybrid (2010)</text:p>
          </table:table-cell>
          <table:table-cell office:value-type="float" office:value="1593544">
            <text:p>15935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perman Returns (2006)</text:p>
          </table:table-cell>
          <table:table-cell office:value-type="float" office:value="945012">
            <text:p>9450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per Size Me (2004)</text:p>
          </table:table-cell>
          <table:table-cell office:value-type="float" office:value="732180">
            <text:p>7321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rrogates (2009)</text:p>
          </table:table-cell>
          <table:table-cell office:value-type="float" office:value="1593148">
            <text:p>15931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urviving Christmas (2004)</text:p>
          </table:table-cell>
          <table:table-cell office:value-type="float" office:value="730012">
            <text:p>7300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.W.A.T. (2004)</text:p>
          </table:table-cell>
          <table:table-cell office:value-type="float" office:value="738616">
            <text:p>73861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.W.A.T. Firefight (2011)</text:p>
          </table:table-cell>
          <table:table-cell office:value-type="float" office:value="1557224">
            <text:p>15572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weeney Todd The Demon Barber of Fleet Street (2008)</text:p>
          </table:table-cell>
          <table:table-cell office:value-type="float" office:value="1465036">
            <text:p>14650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winging with the Finkels (2011)</text:p>
          </table:table-cell>
          <table:table-cell office:value-type="float" office:value="744984">
            <text:p>7449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Swing Vote (2008)</text:p>
          </table:table-cell>
          <table:table-cell office:value-type="float" office:value="748952">
            <text:p>7489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adpole (2002)</text:p>
          </table:table-cell>
          <table:table-cell office:value-type="float" office:value="3849492">
            <text:p>38494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ake the Lead (2006)</text:p>
          </table:table-cell>
          <table:table-cell office:value-type="float" office:value="727580">
            <text:p>7275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alladega Nights The Ballad of Ricky Bobby (2006)</text:p>
          </table:table-cell>
          <table:table-cell office:value-type="float" office:value="742124">
            <text:p>7421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axi (2000)</text:p>
          </table:table-cell>
          <table:table-cell office:value-type="float" office:value="724048">
            <text:p>7240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axi 2 (2000)</text:p>
          </table:table-cell>
          <table:table-cell office:value-type="float" office:value="733188">
            <text:p>7331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axi 3 (2003)</text:p>
          </table:table-cell>
          <table:table-cell office:value-type="float" office:value="731412">
            <text:p>7314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axi 4 (2007)</text:p>
          </table:table-cell>
          <table:table-cell office:value-type="float" office:value="725560">
            <text:p>7255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axi to the Dark Side (2008)</text:p>
          </table:table-cell>
          <table:table-cell office:value-type="float" office:value="728724">
            <text:p>7287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een Spirit (2011)</text:p>
          </table:table-cell>
          <table:table-cell office:value-type="float" office:value="1239468">
            <text:p>12394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ell Tale (2009)</text:p>
          </table:table-cell>
          <table:table-cell office:value-type="float" office:value="731696">
            <text:p>7316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enacious D in The Pick of Destiny (2007)</text:p>
          </table:table-cell>
          <table:table-cell office:value-type="float" office:value="729396">
            <text:p>7293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enderness (2009)</text:p>
          </table:table-cell>
          <table:table-cell office:value-type="float" office:value="726316">
            <text:p>7263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en Inch Hero (2007)</text:p>
          </table:table-cell>
          <table:table-cell office:value-type="float" office:value="4148084">
            <text:p>41480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erminator 2 Judgment Day (1991)</text:p>
          </table:table-cell>
          <table:table-cell office:value-type="float" office:value="2337200">
            <text:p>23372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at Evening Sun (2009)</text:p>
          </table:table-cell>
          <table:table-cell office:value-type="float" office:value="721972">
            <text:p>7219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40 Year Old Virgin (2005)</text:p>
          </table:table-cell>
          <table:table-cell office:value-type="float" office:value="736436">
            <text:p>7364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7 Adventures of Sinbad (2010)</text:p>
          </table:table-cell>
          <table:table-cell office:value-type="float" office:value="727036">
            <text:p>7270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ccidental Husband (2009)</text:p>
          </table:table-cell>
          <table:table-cell office:value-type="float" office:value="737072">
            <text:p>7370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ccidental Witness (2006)</text:p>
          </table:table-cell>
          <table:table-cell office:value-type="float" office:value="1436832">
            <text:p>14368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djustment Bureau (2011)</text:p>
          </table:table-cell>
          <table:table-cell office:value-type="float" office:value="792468">
            <text:p>7924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ges of Love (2011)</text:p>
          </table:table-cell>
          <table:table-cell office:value-type="float" office:value="1462136">
            <text:p>14621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merican (2010)</text:p>
          </table:table-cell>
          <table:table-cell office:value-type="float" office:value="1563516">
            <text:p>15635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pocalypse (2007)</text:p>
          </table:table-cell>
          <table:table-cell office:value-type="float" office:value="721752">
            <text:p>7217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rt of Stealing (2008)</text:p>
          </table:table-cell>
          <table:table-cell office:value-type="float" office:value="1680728">
            <text:p>16807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rt of War II Betrayal (2008)</text:p>
          </table:table-cell>
          <table:table-cell office:value-type="float" office:value="4403460">
            <text:p>440346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ssassination of Jesse James by the Coward Robert Ford (2007)</text:p>
          </table:table-cell>
          <table:table-cell office:value-type="float" office:value="1434744">
            <text:p>14347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ssassin Next Door (2009)</text:p>
          </table:table-cell>
          <table:table-cell office:value-type="float" office:value="721612">
            <text:p>7216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-Team (2010)</text:p>
          </table:table-cell>
          <table:table-cell office:value-type="float" office:value="799024">
            <text:p>7990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Attic (2008)</text:p>
          </table:table-cell>
          <table:table-cell office:value-type="float" office:value="275908">
            <text:p>2759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abysitters (2007)</text:p>
          </table:table-cell>
          <table:table-cell office:value-type="float" office:value="725836">
            <text:p>7258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ack-up Plan (2010)</text:p>
          </table:table-cell>
          <table:table-cell office:value-type="float" office:value="1327148">
            <text:p>13271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ad Lieutenant Port of Call - New Orleans (2010)</text:p>
          </table:table-cell>
          <table:table-cell office:value-type="float" office:value="860004">
            <text:p>8600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annen Way (2010)</text:p>
          </table:table-cell>
          <table:table-cell office:value-type="float" office:value="737060">
            <text:p>73706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eacon (2009)</text:p>
          </table:table-cell>
          <table:table-cell office:value-type="float" office:value="635260">
            <text:p>6352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enchwarmers (2006)</text:p>
          </table:table-cell>
          <table:table-cell office:value-type="float" office:value="738904">
            <text:p>7389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est Exotic Marigold Hotel (2012)</text:p>
          </table:table-cell>
          <table:table-cell office:value-type="float" office:value="1495820">
            <text:p>14958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ig Bang (2011)</text:p>
          </table:table-cell>
          <table:table-cell office:value-type="float" office:value="1025324">
            <text:p>10253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ig Bounce (2004)</text:p>
          </table:table-cell>
          <table:table-cell office:value-type="float" office:value="724172">
            <text:p>7241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lack Dahlia (2006)</text:p>
          </table:table-cell>
          <table:table-cell office:value-type="float" office:value="1452648">
            <text:p>14526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lind Side (2010)</text:p>
          </table:table-cell>
          <table:table-cell office:value-type="float" office:value="1462868">
            <text:p>14628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lue Bird (1940)</text:p>
          </table:table-cell>
          <table:table-cell office:value-type="float" office:value="603108">
            <text:p>6031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ook of Eli (2010)</text:p>
          </table:table-cell>
          <table:table-cell office:value-type="float" office:value="1456364">
            <text:p>145636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ounty Hunter (2010)</text:p>
          </table:table-cell>
          <table:table-cell office:value-type="float" office:value="1508056">
            <text:p>15080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ourne Ultimatum (2007)</text:p>
          </table:table-cell>
          <table:table-cell office:value-type="float" office:value="742852">
            <text:p>7428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ox (2010)</text:p>
          </table:table-cell>
          <table:table-cell office:value-type="float" office:value="741236">
            <text:p>7412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oy in the Striped Pajamas (2009)</text:p>
          </table:table-cell>
          <table:table-cell office:value-type="float" office:value="729304">
            <text:p>7293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oys Are Back (2010)</text:p>
          </table:table-cell>
          <table:table-cell office:value-type="float" office:value="726836">
            <text:p>7268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rave One (2007)</text:p>
          </table:table-cell>
          <table:table-cell office:value-type="float" office:value="736380">
            <text:p>7363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reak-Up (2006)</text:p>
          </table:table-cell>
          <table:table-cell office:value-type="float" office:value="732036">
            <text:p>7320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rothers Bloom (2009)</text:p>
          </table:table-cell>
          <table:table-cell office:value-type="float" office:value="1442500">
            <text:p>14425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rothers Solomon (2007)</text:p>
          </table:table-cell>
          <table:table-cell office:value-type="float" office:value="734368">
            <text:p>7343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ucket List (2008)</text:p>
          </table:table-cell>
          <table:table-cell office:value-type="float" office:value="735828">
            <text:p>7358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urning Plain (2009)</text:p>
          </table:table-cell>
          <table:table-cell office:value-type="float" office:value="725784">
            <text:p>7257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utterfly Effect (2004)</text:p>
          </table:table-cell>
          <table:table-cell office:value-type="float" office:value="6896584">
            <text:p>68965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utterfly Effect 2 (2006)</text:p>
          </table:table-cell>
          <table:table-cell office:value-type="float" office:value="726956">
            <text:p>7269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Butterfly Effect 3 Revelations (2009)</text:p>
          </table:table-cell>
          <table:table-cell office:value-type="float" office:value="724032">
            <text:p>7240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ave (2005)</text:p>
          </table:table-cell>
          <table:table-cell office:value-type="float" office:value="724072">
            <text:p>7240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elestine Prophecy (2006)</text:p>
          </table:table-cell>
          <table:table-cell office:value-type="float" office:value="728292">
            <text:p>7282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hange-Up (2011)</text:p>
          </table:table-cell>
          <table:table-cell office:value-type="float" office:value="1501348">
            <text:p>15013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hina Syndrome (1979)</text:p>
          </table:table-cell>
          <table:table-cell office:value-type="float" office:value="3340508">
            <text:p>33405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ity of Your Final Destination (2010)</text:p>
          </table:table-cell>
          <table:table-cell office:value-type="float" office:value="1433708">
            <text:p>14337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linic (2010)</text:p>
          </table:table-cell>
          <table:table-cell office:value-type="float" office:value="724280">
            <text:p>7242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ondemned (2007)</text:p>
          </table:table-cell>
          <table:table-cell office:value-type="float" office:value="728092">
            <text:p>7280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onstant Gardener (2005)</text:p>
          </table:table-cell>
          <table:table-cell office:value-type="float" office:value="724828">
            <text:p>7248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ontender (2000)</text:p>
          </table:table-cell>
          <table:table-cell office:value-type="float" office:value="4138204">
            <text:p>413820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ontract (2007)</text:p>
          </table:table-cell>
          <table:table-cell office:value-type="float" office:value="674116">
            <text:p>6741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ontractor (2007)</text:p>
          </table:table-cell>
          <table:table-cell office:value-type="float" office:value="718584">
            <text:p>7185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ourageous Heart of Irena Sendler (2009)</text:p>
          </table:table-cell>
          <table:table-cell office:value-type="float" office:value="727196">
            <text:p>72719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Curious Case of Benjamin Button (2009)</text:p>
          </table:table-cell>
          <table:table-cell office:value-type="float" office:value="1496220">
            <text:p>14962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ancer Upstairs (2002)</text:p>
          </table:table-cell>
          <table:table-cell office:value-type="float" office:value="4193748">
            <text:p>41937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arjeeling Limited (2008)</text:p>
          </table:table-cell>
          <table:table-cell office:value-type="float" office:value="4020076">
            <text:p>40200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a Vinci Code (2006)</text:p>
          </table:table-cell>
          <table:table-cell office:value-type="float" office:value="3891704">
            <text:p>38917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ay After Tomorrow (2004)</text:p>
          </table:table-cell>
          <table:table-cell office:value-type="float" office:value="4251924">
            <text:p>42519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ay the Earth Stood Still (2008)</text:p>
          </table:table-cell>
          <table:table-cell office:value-type="float" office:value="735012">
            <text:p>7350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ead Girl (2007)</text:p>
          </table:table-cell>
          <table:table-cell office:value-type="float" office:value="721224">
            <text:p>7212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ead Zone (1984)</text:p>
          </table:table-cell>
          <table:table-cell office:value-type="float" office:value="724864">
            <text:p>7248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eaths of Ian Stone (2008)</text:p>
          </table:table-cell>
          <table:table-cell office:value-type="float" office:value="724848">
            <text:p>7248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eep Blue Sea (2011)</text:p>
          </table:table-cell>
          <table:table-cell office:value-type="float" office:value="737324">
            <text:p>7373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evil`s Advocate (1998)</text:p>
          </table:table-cell>
          <table:table-cell office:value-type="float" office:value="739700">
            <text:p>7397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evil`s Rejects (2005)</text:p>
          </table:table-cell>
          <table:table-cell office:value-type="float" office:value="729072">
            <text:p>7290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evil Wears Prada (2006)</text:p>
          </table:table-cell>
          <table:table-cell office:value-type="float" office:value="734164">
            <text:p>7341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ilemma (2011)</text:p>
          </table:table-cell>
          <table:table-cell office:value-type="float" office:value="792108">
            <text:p>7921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isappearance of Alice Creed (2010)</text:p>
          </table:table-cell>
          <table:table-cell office:value-type="float" office:value="725572">
            <text:p>7255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oor in the Floor (2004)</text:p>
          </table:table-cell>
          <table:table-cell office:value-type="float" office:value="4075200">
            <text:p>407520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oors (1991)</text:p>
          </table:table-cell>
          <table:table-cell office:value-type="float" office:value="5361012">
            <text:p>53610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oors Dance on Fire (1985)</text:p>
          </table:table-cell>
          <table:table-cell office:value-type="float" office:value="1163676">
            <text:p>11636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Duchess (2009)</text:p>
          </table:table-cell>
          <table:table-cell office:value-type="float" office:value="731644">
            <text:p>7316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Eagle (2011)</text:p>
          </table:table-cell>
          <table:table-cell office:value-type="float" office:value="1677924">
            <text:p>16779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Echo (2009)</text:p>
          </table:table-cell>
          <table:table-cell office:value-type="float" office:value="1441680">
            <text:p>14416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Emerald Forest (1985)</text:p>
          </table:table-cell>
          <table:table-cell office:value-type="float" office:value="5705308">
            <text:p>57053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Ex (2009)</text:p>
          </table:table-cell>
          <table:table-cell office:value-type="float" office:value="726588">
            <text:p>7265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Expendables (2010)</text:p>
          </table:table-cell>
          <table:table-cell office:value-type="float" office:value="1586980">
            <text:p>15869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Eye of the Storm (2012)</text:p>
          </table:table-cell>
          <table:table-cell office:value-type="float" office:value="1491744">
            <text:p>14917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Fast and the Furious (2001)</text:p>
          </table:table-cell>
          <table:table-cell office:value-type="float" office:value="2508024">
            <text:p>25080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Fast and the Furious Tokyo Drift (2006)</text:p>
          </table:table-cell>
          <table:table-cell office:value-type="float" office:value="679920">
            <text:p>6799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Fighter (2011)</text:p>
          </table:table-cell>
          <table:table-cell office:value-type="float" office:value="1578944">
            <text:p>15789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Final Destination (2009)</text:p>
          </table:table-cell>
          <table:table-cell office:value-type="float" office:value="742016">
            <text:p>74201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First Grader (2011)</text:p>
          </table:table-cell>
          <table:table-cell office:value-type="float" office:value="763216">
            <text:p>76321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Forbidden Kingdom (2008)</text:p>
          </table:table-cell>
          <table:table-cell office:value-type="float" office:value="751736">
            <text:p>7517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Fountain (2007)</text:p>
          </table:table-cell>
          <table:table-cell office:value-type="float" office:value="1161476">
            <text:p>11614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Fourth Kind (2009)</text:p>
          </table:table-cell>
          <table:table-cell office:value-type="float" office:value="730332">
            <text:p>7303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Frighteners (1996)</text:p>
          </table:table-cell>
          <table:table-cell office:value-type="float" office:value="726752">
            <text:p>7267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host Writer (2010)</text:p>
          </table:table-cell>
          <table:table-cell office:value-type="float" office:value="871356">
            <text:p>8713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irlfriend Experience (2009)</text:p>
          </table:table-cell>
          <table:table-cell office:value-type="float" office:value="730064">
            <text:p>73006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irl in the Park (2008)</text:p>
          </table:table-cell>
          <table:table-cell office:value-type="float" office:value="732896">
            <text:p>73289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irl Next Door (2004)</text:p>
          </table:table-cell>
          <table:table-cell office:value-type="float" office:value="378100">
            <text:p>3781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irl Next Door (2008)</text:p>
          </table:table-cell>
          <table:table-cell office:value-type="float" office:value="727688">
            <text:p>7276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irl Who Played with Fire (2010)</text:p>
          </table:table-cell>
          <table:table-cell office:value-type="float" office:value="1878848">
            <text:p>187884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irl with the Dragon Tattoo (2009)</text:p>
          </table:table-cell>
          <table:table-cell office:value-type="float" office:value="1476124">
            <text:p>14761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odfather Part II (1974)</text:p>
          </table:table-cell>
          <table:table-cell office:value-type="float" office:value="4262044">
            <text:p>42620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odfather Part III (1991)</text:p>
          </table:table-cell>
          <table:table-cell office:value-type="float" office:value="4163684">
            <text:p>41636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olden Compass (2007)</text:p>
          </table:table-cell>
          <table:table-cell office:value-type="float" office:value="1458896">
            <text:p>14588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ood Guy (2010)</text:p>
          </table:table-cell>
          <table:table-cell office:value-type="float" office:value="728140">
            <text:p>7281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ood Shepherd (2006)</text:p>
          </table:table-cell>
          <table:table-cell office:value-type="float" office:value="1221960">
            <text:p>12219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oonies (1985)</text:p>
          </table:table-cell>
          <table:table-cell office:value-type="float" office:value="1812752">
            <text:p>18127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reat Buck Howard (2009)</text:p>
          </table:table-cell>
          <table:table-cell office:value-type="float" office:value="730804">
            <text:p>73080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reatest (2009)</text:p>
          </table:table-cell>
          <table:table-cell office:value-type="float" office:value="739572">
            <text:p>7395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reatest Love of All (2006)</text:p>
          </table:table-cell>
          <table:table-cell office:value-type="float" office:value="718308">
            <text:p>7183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reat Flood Paris 2010 (2006)</text:p>
          </table:table-cell>
          <table:table-cell office:value-type="float" office:value="722108">
            <text:p>7221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uardian (2006)</text:p>
          </table:table-cell>
          <table:table-cell office:value-type="float" office:value="1461336">
            <text:p>14613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Guitar (2008)</text:p>
          </table:table-cell>
          <table:table-cell office:value-type="float" office:value="721720">
            <text:p>7217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angover (2009)</text:p>
          </table:table-cell>
          <table:table-cell office:value-type="float" office:value="938012">
            <text:p>9380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angover Part II (2011)</text:p>
          </table:table-cell>
          <table:table-cell office:value-type="float" office:value="1633168">
            <text:p>16331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appening (2008)</text:p>
          </table:table-cell>
          <table:table-cell office:value-type="float" office:value="3254780">
            <text:p>32547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aunted Mansion (2004)</text:p>
          </table:table-cell>
          <table:table-cell office:value-type="float" office:value="733344">
            <text:p>7333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aunting in Connecticut (2009)</text:p>
          </table:table-cell>
          <table:table-cell office:value-type="float" office:value="730224">
            <text:p>7302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eartbreak Kid (2007)</text:p>
          </table:table-cell>
          <table:table-cell office:value-type="float" office:value="446368">
            <text:p>4463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ills Have Eyes II (2007)</text:p>
          </table:table-cell>
          <table:table-cell office:value-type="float" office:value="308908">
            <text:p>3089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itcher (2007)</text:p>
          </table:table-cell>
          <table:table-cell office:value-type="float" office:value="296400">
            <text:p>2964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oax (2007)</text:p>
          </table:table-cell>
          <table:table-cell office:value-type="float" office:value="818660">
            <text:p>81866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oliday (2006)</text:p>
          </table:table-cell>
          <table:table-cell office:value-type="float" office:value="1032388">
            <text:p>10323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ost (2006)</text:p>
          </table:table-cell>
          <table:table-cell office:value-type="float" office:value="3680856">
            <text:p>36808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ouse Bunny (2008)</text:p>
          </table:table-cell>
          <table:table-cell office:value-type="float" office:value="743696">
            <text:p>7436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unting Party (2008)</text:p>
          </table:table-cell>
          <table:table-cell office:value-type="float" office:value="731268">
            <text:p>7312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Hurt Locker (2009)</text:p>
          </table:table-cell>
          <table:table-cell office:value-type="float" office:value="1459412">
            <text:p>14594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Illusionist (2006)</text:p>
          </table:table-cell>
          <table:table-cell office:value-type="float" office:value="731532">
            <text:p>7315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Incredible Hulk (2008)</text:p>
          </table:table-cell>
          <table:table-cell office:value-type="float" office:value="739316">
            <text:p>7393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International (2009)</text:p>
          </table:table-cell>
          <table:table-cell office:value-type="float" office:value="2315392">
            <text:p>23153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Invisible (2007)</text:p>
          </table:table-cell>
          <table:table-cell office:value-type="float" office:value="724328">
            <text:p>7243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Island (2005)</text:p>
          </table:table-cell>
          <table:table-cell office:value-type="float" office:value="1461260">
            <text:p>14612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Italian Job (2003)</text:p>
          </table:table-cell>
          <table:table-cell office:value-type="float" office:value="735976">
            <text:p>7359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Joneses (2010)</text:p>
          </table:table-cell>
          <table:table-cell office:value-type="float" office:value="732980">
            <text:p>7329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arate Dog (2004)</text:p>
          </table:table-cell>
          <table:table-cell office:value-type="float" office:value="669316">
            <text:p>6693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arate Kid (1984)</text:p>
          </table:table-cell>
          <table:table-cell office:value-type="float" office:value="2220344">
            <text:p>22203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arate Kid (2010)</text:p>
          </table:table-cell>
          <table:table-cell office:value-type="float" office:value="2543596">
            <text:p>25435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arate Kid, Part II (1986)</text:p>
          </table:table-cell>
          <table:table-cell office:value-type="float" office:value="2028492">
            <text:p>20284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arate Kid, Part III (1989)</text:p>
          </table:table-cell>
          <table:table-cell office:value-type="float" office:value="1726720">
            <text:p>17267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illing Jar (2010)</text:p>
          </table:table-cell>
          <table:table-cell office:value-type="float" office:value="718848">
            <text:p>7188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ingdom (2007)</text:p>
          </table:table-cell>
          <table:table-cell office:value-type="float" office:value="757804">
            <text:p>7578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ing`s Speech (2011)</text:p>
          </table:table-cell>
          <table:table-cell office:value-type="float" office:value="1455108">
            <text:p>14551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ite Runner (2008)</text:p>
          </table:table-cell>
          <table:table-cell office:value-type="float" office:value="684608">
            <text:p>6846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Kovak Box (2007)</text:p>
          </table:table-cell>
          <table:table-cell office:value-type="float" office:value="725588">
            <text:p>7255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ake House (2006)</text:p>
          </table:table-cell>
          <table:table-cell office:value-type="float" office:value="933584">
            <text:p>9335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ast Exorcism (2010)</text:p>
          </table:table-cell>
          <table:table-cell office:value-type="float" office:value="868292">
            <text:p>8682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ast Kiss (2007)</text:p>
          </table:table-cell>
          <table:table-cell office:value-type="float" office:value="1449820">
            <text:p>14498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ast Legion (2007)</text:p>
          </table:table-cell>
          <table:table-cell office:value-type="float" office:value="864216">
            <text:p>8642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ast Mimzy (2007)</text:p>
          </table:table-cell>
          <table:table-cell office:value-type="float" office:value="727628">
            <text:p>7276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ast Resort (2009)</text:p>
          </table:table-cell>
          <table:table-cell office:value-type="float" office:value="723308">
            <text:p>7233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azarus Project (2008)</text:p>
          </table:table-cell>
          <table:table-cell office:value-type="float" office:value="725668">
            <text:p>7256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earning Curve (2001)</text:p>
          </table:table-cell>
          <table:table-cell office:value-type="float" office:value="731064">
            <text:p>73106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ife Aquatic with Steve Zissou (2005)</text:p>
          </table:table-cell>
          <table:table-cell office:value-type="float" office:value="1027324">
            <text:p>10273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ife Before Her Eyes (2009)</text:p>
          </table:table-cell>
          <table:table-cell office:value-type="float" office:value="726616">
            <text:p>7266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ife of David Gale (2003)</text:p>
          </table:table-cell>
          <table:table-cell office:value-type="float" office:value="732392">
            <text:p>7323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incoln Lawyer (2011)</text:p>
          </table:table-cell>
          <table:table-cell office:value-type="float" office:value="1998556">
            <text:p>19985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iving Daylights (1987)</text:p>
          </table:table-cell>
          <table:table-cell office:value-type="float" office:value="1452060">
            <text:p>14520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odger (2009)</text:p>
          </table:table-cell>
          <table:table-cell office:value-type="float" office:value="2998148">
            <text:p>299814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ongshots (2009)</text:p>
          </table:table-cell>
          <table:table-cell office:value-type="float" office:value="734252">
            <text:p>7342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ong Weekend (2005)</text:p>
          </table:table-cell>
          <table:table-cell office:value-type="float" office:value="781996">
            <text:p>7819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ookout (2007)</text:p>
          </table:table-cell>
          <table:table-cell office:value-type="float" office:value="732196">
            <text:p>7321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ost (2009)</text:p>
          </table:table-cell>
          <table:table-cell office:value-type="float" office:value="713200">
            <text:p>7132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ove Guru (2008)</text:p>
          </table:table-cell>
          <table:table-cell office:value-type="float" office:value="3571312">
            <text:p>35713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ovely Bones (2010)</text:p>
          </table:table-cell>
          <table:table-cell office:value-type="float" office:value="1455272">
            <text:p>14552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Lucky Ones (2008)</text:p>
          </table:table-cell>
          <table:table-cell office:value-type="float" office:value="1445076">
            <text:p>14450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achinist (2005)</text:p>
          </table:table-cell>
          <table:table-cell office:value-type="float" office:value="347660">
            <text:p>3476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an from Earth (2007)</text:p>
          </table:table-cell>
          <table:table-cell office:value-type="float" office:value="718900">
            <text:p>7189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an from Nowhere (2010)</text:p>
          </table:table-cell>
          <table:table-cell office:value-type="float" office:value="1627740">
            <text:p>162774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an with the Golden Gun (1974)</text:p>
          </table:table-cell>
          <table:table-cell office:value-type="float" office:value="1449804">
            <text:p>14498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arine (2006)</text:p>
          </table:table-cell>
          <table:table-cell office:value-type="float" office:value="729588">
            <text:p>7295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ark of Cain (2008)</text:p>
          </table:table-cell>
          <table:table-cell office:value-type="float" office:value="731052">
            <text:p>7310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arsh (2007)</text:p>
          </table:table-cell>
          <table:table-cell office:value-type="float" office:value="850292">
            <text:p>8502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atador (2006)</text:p>
          </table:table-cell>
          <table:table-cell office:value-type="float" office:value="735324">
            <text:p>7353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en Who Stare at Goats (2010)</text:p>
          </table:table-cell>
          <table:table-cell office:value-type="float" office:value="1488608">
            <text:p>14886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essenger (2010)</text:p>
          </table:table-cell>
          <table:table-cell office:value-type="float" office:value="778172">
            <text:p>7781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essengers (2007)</text:p>
          </table:table-cell>
          <table:table-cell office:value-type="float" office:value="741908">
            <text:p>7419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idnight Meat Train (2008)</text:p>
          </table:table-cell>
          <table:table-cell office:value-type="float" office:value="727536">
            <text:p>7275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inisters (2009)</text:p>
          </table:table-cell>
          <table:table-cell office:value-type="float" office:value="732628">
            <text:p>7326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Muppets (2012)</text:p>
          </table:table-cell>
          <table:table-cell office:value-type="float" office:value="1466940">
            <text:p>14669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aked Gun 2½ The Smell of Fear (1991)</text:p>
          </table:table-cell>
          <table:table-cell office:value-type="float" office:value="734588">
            <text:p>7345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aked Gun From the Files of Police Squad! (1989)</text:p>
          </table:table-cell>
          <table:table-cell office:value-type="float" office:value="735308">
            <text:p>7353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anny Diaries (2008)</text:p>
          </table:table-cell>
          <table:table-cell office:value-type="float" office:value="724288">
            <text:p>7242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ew Guy (2002)</text:p>
          </table:table-cell>
          <table:table-cell office:value-type="float" office:value="737356">
            <text:p>7373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ext Karate Kid (1994)</text:p>
          </table:table-cell>
          <table:table-cell office:value-type="float" office:value="1240928">
            <text:p>12409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ext Three Days (2011)</text:p>
          </table:table-cell>
          <table:table-cell office:value-type="float" office:value="1450352">
            <text:p>14503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ight Listener (2006)</text:p>
          </table:table-cell>
          <table:table-cell office:value-type="float" office:value="726512">
            <text:p>7265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ightmare Before Christmas (1994)</text:p>
          </table:table-cell>
          <table:table-cell office:value-type="float" office:value="1449876">
            <text:p>14498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umber 23 (2007)</text:p>
          </table:table-cell>
          <table:table-cell office:value-type="float" office:value="724396">
            <text:p>7243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Nutty Professor (1964)</text:p>
          </table:table-cell>
          <table:table-cell office:value-type="float" office:value="897300">
            <text:p>8973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Orphanage (2008)</text:p>
          </table:table-cell>
          <table:table-cell office:value-type="float" office:value="731400">
            <text:p>7314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Other Guys (2010)</text:p>
          </table:table-cell>
          <table:table-cell office:value-type="float" office:value="1545324">
            <text:p>15453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Other Man (2009)</text:p>
          </table:table-cell>
          <table:table-cell office:value-type="float" office:value="720524">
            <text:p>7205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Other Woman (2010)</text:p>
          </table:table-cell>
          <table:table-cell office:value-type="float" office:value="749544">
            <text:p>7495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assion of the Christ (2004)</text:p>
          </table:table-cell>
          <table:table-cell office:value-type="float" office:value="1441932">
            <text:p>14419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erfect Storm (2000)</text:p>
          </table:table-cell>
          <table:table-cell office:value-type="float" office:value="4076240">
            <text:p>40762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hantom of the Opera (2004)</text:p>
          </table:table-cell>
          <table:table-cell office:value-type="float" office:value="781292">
            <text:p>7812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ink Panther (2006)</text:p>
          </table:table-cell>
          <table:table-cell office:value-type="float" office:value="734760">
            <text:p>7347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lague (2006)</text:p>
          </table:table-cell>
          <table:table-cell office:value-type="float" office:value="723264">
            <text:p>7232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olar Express (2004)</text:p>
          </table:table-cell>
          <table:table-cell office:value-type="float" office:value="730084">
            <text:p>7300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rincess Diaries 2 Royal Engagement (2004)</text:p>
          </table:table-cell>
          <table:table-cell office:value-type="float" office:value="1711076">
            <text:p>17110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romotion (2009)</text:p>
          </table:table-cell>
          <table:table-cell office:value-type="float" office:value="738392">
            <text:p>7383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rophecy II (1998)</text:p>
          </table:table-cell>
          <table:table-cell office:value-type="float" office:value="725192">
            <text:p>7251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roposal (2009)</text:p>
          </table:table-cell>
          <table:table-cell office:value-type="float" office:value="1459924">
            <text:p>14599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rotector (2006)</text:p>
          </table:table-cell>
          <table:table-cell office:value-type="float" office:value="1445160">
            <text:p>14451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Pursuit of Happyness (2007)</text:p>
          </table:table-cell>
          <table:table-cell office:value-type="float" office:value="1463764">
            <text:p>14637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Queen (2006)</text:p>
          </table:table-cell>
          <table:table-cell office:value-type="float" office:value="730340">
            <text:p>7303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Reader (2009)</text:p>
          </table:table-cell>
          <table:table-cell office:value-type="float" office:value="1452864">
            <text:p>14528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Reaping (2007)</text:p>
          </table:table-cell>
          <table:table-cell office:value-type="float" office:value="738252">
            <text:p>7382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Rebound (2009)</text:p>
          </table:table-cell>
          <table:table-cell office:value-type="float" office:value="643536">
            <text:p>6435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Recruit (2003)</text:p>
          </table:table-cell>
          <table:table-cell office:value-type="float" office:value="1364400">
            <text:p>13644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Reeds (2009)</text:p>
          </table:table-cell>
          <table:table-cell office:value-type="float" office:value="719568">
            <text:p>7195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re Will Be Blood (2008)</text:p>
          </table:table-cell>
          <table:table-cell office:value-type="float" office:value="1023148">
            <text:p>10231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Romantics (2010)</text:p>
          </table:table-cell>
          <table:table-cell office:value-type="float" office:value="746924">
            <text:p>7469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Rookie (2002)</text:p>
          </table:table-cell>
          <table:table-cell office:value-type="float" office:value="3992564">
            <text:p>39925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Runaways (2010)</text:p>
          </table:table-cell>
          <table:table-cell office:value-type="float" office:value="1463388">
            <text:p>14633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Running Man (1988)</text:p>
          </table:table-cell>
          <table:table-cell office:value-type="float" office:value="858104">
            <text:p>8581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chool of Rock (2004)</text:p>
          </table:table-cell>
          <table:table-cell office:value-type="float" office:value="724032">
            <text:p>7240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ecret (2007)</text:p>
          </table:table-cell>
          <table:table-cell office:value-type="float" office:value="336528">
            <text:p>3365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ecret Diaries of Miss Anne Lister (2010)</text:p>
          </table:table-cell>
          <table:table-cell office:value-type="float" office:value="717596">
            <text:p>7175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ecret in Their Eyes (2010)</text:p>
          </table:table-cell>
          <table:table-cell office:value-type="float" office:value="725464">
            <text:p>7254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ecret Life of Bees (2008)</text:p>
          </table:table-cell>
          <table:table-cell office:value-type="float" office:value="750084">
            <text:p>7500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entinel (2006)</text:p>
          </table:table-cell>
          <table:table-cell office:value-type="float" office:value="4743148">
            <text:p>47431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impsons Movie (2007)</text:p>
          </table:table-cell>
          <table:table-cell office:value-type="float" office:value="6392352">
            <text:p>63923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isterhood of the Traveling Pants 2 (2008)</text:p>
          </table:table-cell>
          <table:table-cell office:value-type="float" office:value="4455108">
            <text:p>44551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laughter (2006)</text:p>
          </table:table-cell>
          <table:table-cell office:value-type="float" office:value="724116">
            <text:p>72411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murfs (2011)</text:p>
          </table:table-cell>
          <table:table-cell office:value-type="float" office:value="1850964">
            <text:p>18509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nows of Kilimanjaro (2012)</text:p>
          </table:table-cell>
          <table:table-cell office:value-type="float" office:value="1582196">
            <text:p>15821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on of No One (2012)</text:p>
          </table:table-cell>
          <table:table-cell office:value-type="float" office:value="749600">
            <text:p>7496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orcerer`s Apprentice (2010)</text:p>
          </table:table-cell>
          <table:table-cell office:value-type="float" office:value="1455908">
            <text:p>14559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ound of Music (1965)</text:p>
          </table:table-cell>
          <table:table-cell office:value-type="float" office:value="6458368">
            <text:p>64583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ource (2012)</text:p>
          </table:table-cell>
          <table:table-cell office:value-type="float" office:value="1621568">
            <text:p>16215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py Who Loved Me (1977)</text:p>
          </table:table-cell>
          <table:table-cell office:value-type="float" office:value="1457844">
            <text:p>14578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tepfather (2009)</text:p>
          </table:table-cell>
          <table:table-cell office:value-type="float" office:value="725008">
            <text:p>7250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tone Council (2006)</text:p>
          </table:table-cell>
          <table:table-cell office:value-type="float" office:value="717440">
            <text:p>7174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tranger (2010)</text:p>
          </table:table-cell>
          <table:table-cell office:value-type="float" office:value="770528">
            <text:p>7705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Strangers (2009)</text:p>
          </table:table-cell>
          <table:table-cell office:value-type="float" office:value="730708">
            <text:p>7307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aking of Pelham 1 2 3 (2009)</text:p>
          </table:table-cell>
          <table:table-cell office:value-type="float" office:value="1463260">
            <text:p>14632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empest (2011)</text:p>
          </table:table-cell>
          <table:table-cell office:value-type="float" office:value="1528484">
            <text:p>15284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erminator (1985)</text:p>
          </table:table-cell>
          <table:table-cell office:value-type="float" office:value="1811328">
            <text:p>18113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haw (2010)</text:p>
          </table:table-cell>
          <table:table-cell office:value-type="float" office:value="725912">
            <text:p>7259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hief Lord (2006)</text:p>
          </table:table-cell>
          <table:table-cell office:value-type="float" office:value="720716">
            <text:p>7207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hree Burials of Melquiades Estrada (2006)</text:p>
          </table:table-cell>
          <table:table-cell office:value-type="float" office:value="723532">
            <text:p>7235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ime Traveler`s Wife (2010)</text:p>
          </table:table-cell>
          <table:table-cell office:value-type="float" office:value="769552">
            <text:p>7695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ournament (2009)</text:p>
          </table:table-cell>
          <table:table-cell office:value-type="float" office:value="734172">
            <text:p>7341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ransporter (2002)</text:p>
          </table:table-cell>
          <table:table-cell office:value-type="float" office:value="726400">
            <text:p>7264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ruth (2010)</text:p>
          </table:table-cell>
          <table:table-cell office:value-type="float" office:value="723252">
            <text:p>7232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Truth About Love (2006)</text:p>
          </table:table-cell>
          <table:table-cell office:value-type="float" office:value="732472">
            <text:p>7324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Ugly Truth (2009)</text:p>
          </table:table-cell>
          <table:table-cell office:value-type="float" office:value="751160">
            <text:p>7511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Unborn (2009)</text:p>
          </table:table-cell>
          <table:table-cell office:value-type="float" office:value="736984">
            <text:p>7369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Veteran (2006)</text:p>
          </table:table-cell>
          <table:table-cell office:value-type="float" office:value="719932">
            <text:p>7199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Virginity Hit (2010)</text:p>
          </table:table-cell>
          <table:table-cell office:value-type="float" office:value="725776">
            <text:p>72577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Visitor (2008)</text:p>
          </table:table-cell>
          <table:table-cell office:value-type="float" office:value="729544">
            <text:p>7295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ave (2009)</text:p>
          </table:table-cell>
          <table:table-cell office:value-type="float" office:value="725440">
            <text:p>7254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ay Back (2011)</text:p>
          </table:table-cell>
          <table:table-cell office:value-type="float" office:value="1451824">
            <text:p>145182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ay Home (2010)</text:p>
          </table:table-cell>
          <table:table-cell office:value-type="float" office:value="723604">
            <text:p>7236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ay of War (2009)</text:p>
          </table:table-cell>
          <table:table-cell office:value-type="float" office:value="730664">
            <text:p>7306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eather Man (2005)</text:p>
          </table:table-cell>
          <table:table-cell office:value-type="float" office:value="731608">
            <text:p>7316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histleblower (2011)</text:p>
          </table:table-cell>
          <table:table-cell office:value-type="float" office:value="1889744">
            <text:p>18897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hole Ten Yards (2004)</text:p>
          </table:table-cell>
          <table:table-cell office:value-type="float" office:value="728848">
            <text:p>7288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ind That Shakes the Barley (2006)</text:p>
          </table:table-cell>
          <table:table-cell office:value-type="float" office:value="1443932">
            <text:p>14439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izard of Oz (1940)</text:p>
          </table:table-cell>
          <table:table-cell office:value-type="float" office:value="993700">
            <text:p>99370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omen (2008)</text:p>
          </table:table-cell>
          <table:table-cell office:value-type="float" office:value="730392">
            <text:p>7303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orld Is Not Enough (1999)</text:p>
          </table:table-cell>
          <table:table-cell office:value-type="float" office:value="1456828">
            <text:p>14568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Wrestler (2009)</text:p>
          </table:table-cell>
          <table:table-cell office:value-type="float" office:value="1473488">
            <text:p>14734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X Files I Want to Believe (2008)</text:p>
          </table:table-cell>
          <table:table-cell office:value-type="float" office:value="534932">
            <text:p>5349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Yellow Handkerchief (2009)</text:p>
          </table:table-cell>
          <table:table-cell office:value-type="float" office:value="761036">
            <text:p>7610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e Young Victoria (2009)</text:p>
          </table:table-cell>
          <table:table-cell office:value-type="float" office:value="1514472">
            <text:p>15144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ings We Lost in the Fire (2008)</text:p>
          </table:table-cell>
          <table:table-cell office:value-type="float" office:value="729944">
            <text:p>7299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in Ice (2011)</text:p>
          </table:table-cell>
          <table:table-cell office:value-type="float" office:value="770344">
            <text:p>7703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ir13en Ghosts (2002)</text:p>
          </table:table-cell>
          <table:table-cell office:value-type="float" office:value="696908">
            <text:p>6969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r3e (2007)</text:p>
          </table:table-cell>
          <table:table-cell office:value-type="float" office:value="723164">
            <text:p>7231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hunderball (1965)</text:p>
          </table:table-cell>
          <table:table-cell office:value-type="float" office:value="1459704">
            <text:p>14597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igerland (2001)</text:p>
          </table:table-cell>
          <table:table-cell office:value-type="float" office:value="838804">
            <text:p>8388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iny Furniture (2012)</text:p>
          </table:table-cell>
          <table:table-cell office:value-type="float" office:value="749900">
            <text:p>7499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MNT (2007)</text:p>
          </table:table-cell>
          <table:table-cell office:value-type="float" office:value="730940">
            <text:p>73094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omorrow Never Dies (1997)</text:p>
          </table:table-cell>
          <table:table-cell office:value-type="float" office:value="1459176">
            <text:p>14591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omorrow, When the War Began (2011)</text:p>
          </table:table-cell>
          <table:table-cell office:value-type="float" office:value="1722588">
            <text:p>172258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oo Fast Too Young (1996)</text:p>
          </table:table-cell>
          <table:table-cell office:value-type="float" office:value="740272">
            <text:p>7402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ouching the Void (2004)</text:p>
          </table:table-cell>
          <table:table-cell office:value-type="float" office:value="732608">
            <text:p>7326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ansporter 2 (2005)</text:p>
          </table:table-cell>
          <table:table-cell office:value-type="float" office:value="844700">
            <text:p>8447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ansporter 3 (2009)</text:p>
          </table:table-cell>
          <table:table-cell office:value-type="float" office:value="732384">
            <text:p>7323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ansylmania (2009)</text:p>
          </table:table-cell>
          <table:table-cell office:value-type="float" office:value="726964">
            <text:p>7269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emors (1990)</text:p>
          </table:table-cell>
          <table:table-cell office:value-type="float" office:value="722624">
            <text:p>7226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emors 3 Back to Perfection (2001)</text:p>
          </table:table-cell>
          <table:table-cell office:value-type="float" office:value="701332">
            <text:p>7013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emors II Aftershocks (1996)</text:p>
          </table:table-cell>
          <table:table-cell office:value-type="float" office:value="695072">
            <text:p>6950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iage (2009)</text:p>
          </table:table-cell>
          <table:table-cell office:value-type="float" office:value="723496">
            <text:p>7234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ick `r Treat (2007)</text:p>
          </table:table-cell>
          <table:table-cell office:value-type="float" office:value="731972">
            <text:p>7319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opic Thunder (2008)</text:p>
          </table:table-cell>
          <table:table-cell office:value-type="float" office:value="738952">
            <text:p>7389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ue North (2007)</text:p>
          </table:table-cell>
          <table:table-cell office:value-type="float" office:value="725376">
            <text:p>7253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ust the Man (2006)</text:p>
          </table:table-cell>
          <table:table-cell office:value-type="float" office:value="1238328">
            <text:p>12383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ruth or Consequences, N.M. (1997)</text:p>
          </table:table-cell>
          <table:table-cell office:value-type="float" office:value="4099564">
            <text:p>409956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uristas (2007)</text:p>
          </table:table-cell>
          <table:table-cell office:value-type="float" office:value="886956">
            <text:p>8869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urn Me On, Dammit! (2011)</text:p>
          </table:table-cell>
          <table:table-cell office:value-type="float" office:value="759624">
            <text:p>7596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wilight (2008)</text:p>
          </table:table-cell>
          <table:table-cell office:value-type="float" office:value="7908332">
            <text:p>79083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wo for the Money (2006)</text:p>
          </table:table-cell>
          <table:table-cell office:value-type="float" office:value="729332">
            <text:p>7293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Two Lovers (2009)</text:p>
          </table:table-cell>
          <table:table-cell office:value-type="float" office:value="725948">
            <text:p>7259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ltraviolet (2006)</text:p>
          </table:table-cell>
          <table:table-cell office:value-type="float" office:value="736552">
            <text:p>7365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m Funeral à Chuva (2010)</text:p>
          </table:table-cell>
          <table:table-cell office:value-type="float" office:value="1517060">
            <text:p>15170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derclassman (2005)</text:p>
          </table:table-cell>
          <table:table-cell office:value-type="float" office:value="743800">
            <text:p>7438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derdog (2007)</text:p>
          </table:table-cell>
          <table:table-cell office:value-type="float" office:value="736852">
            <text:p>7368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derground (2007)</text:p>
          </table:table-cell>
          <table:table-cell office:value-type="float" office:value="1442572">
            <text:p>14425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der the Mountain (2009)</text:p>
          </table:table-cell>
          <table:table-cell office:value-type="float" office:value="638960">
            <text:p>6389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faithful (2002)</text:p>
          </table:table-cell>
          <table:table-cell office:value-type="float" office:value="1443632">
            <text:p>14436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known (2011)</text:p>
          </table:table-cell>
          <table:table-cell office:value-type="float" office:value="1454908">
            <text:p>14549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requited (2010)</text:p>
          </table:table-cell>
          <table:table-cell office:value-type="float" office:value="720520">
            <text:p>7205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rest (2007)</text:p>
          </table:table-cell>
          <table:table-cell office:value-type="float" office:value="721136">
            <text:p>7211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thinkable (2010)</text:p>
          </table:table-cell>
          <table:table-cell office:value-type="float" office:value="731140">
            <text:p>7311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til Death (2007)</text:p>
          </table:table-cell>
          <table:table-cell office:value-type="float" office:value="732880">
            <text:p>7328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ntraceable (2008)</text:p>
          </table:table-cell>
          <table:table-cell office:value-type="float" office:value="738128">
            <text:p>7381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Up in the Air (2010)</text:p>
          </table:table-cell>
          <table:table-cell office:value-type="float" office:value="1457660">
            <text:p>14576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acancy (2007)</text:p>
          </table:table-cell>
          <table:table-cell office:value-type="float" office:value="1449932">
            <text:p>144993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alentine`s Day (2010)</text:p>
          </table:table-cell>
          <table:table-cell office:value-type="float" office:value="1485064">
            <text:p>14850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alkyrie (2009)</text:p>
          </table:table-cell>
          <table:table-cell office:value-type="float" office:value="736652">
            <text:p>7366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ampire Killers (2009)</text:p>
          </table:table-cell>
          <table:table-cell office:value-type="float" office:value="826536">
            <text:p>8265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ampires Suck (2010)</text:p>
          </table:table-cell>
          <table:table-cell office:value-type="float" office:value="1385176">
            <text:p>13851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antage Point (2008)</text:p>
          </table:table-cell>
          <table:table-cell office:value-type="float" office:value="735496">
            <text:p>7354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an Wilder 2 The Rise of Taj (2007)</text:p>
          </table:table-cell>
          <table:table-cell office:value-type="float" office:value="722416">
            <text:p>7224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enom (2005)</text:p>
          </table:table-cell>
          <table:table-cell office:value-type="float" office:value="722192">
            <text:p>7221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eronika Decides to Die (2009)</text:p>
          </table:table-cell>
          <table:table-cell office:value-type="float" office:value="1423996">
            <text:p>14239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 for Vendetta (2006)</text:p>
          </table:table-cell>
          <table:table-cell office:value-type="float" office:value="1465388">
            <text:p>14653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icky Cristina Barcelona (2009)</text:p>
          </table:table-cell>
          <table:table-cell office:value-type="float" office:value="733084">
            <text:p>7330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irtuality (2009)</text:p>
          </table:table-cell>
          <table:table-cell office:value-type="float" office:value="730920">
            <text:p>7309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Volcano (1997)</text:p>
          </table:table-cell>
          <table:table-cell office:value-type="float" office:value="4820500">
            <text:p>48205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ist Deep (2006)</text:p>
          </table:table-cell>
          <table:table-cell office:value-type="float" office:value="730240">
            <text:p>7302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iting for Forever (2011)</text:p>
          </table:table-cell>
          <table:table-cell office:value-type="float" office:value="742544">
            <text:p>7425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ke (2009)</text:p>
          </table:table-cell>
          <table:table-cell office:value-type="float" office:value="726188">
            <text:p>7261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ltz with Bashir (2008)</text:p>
          </table:table-cell>
          <table:table-cell office:value-type="float" office:value="719832">
            <text:p>7198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nted (2008)</text:p>
          </table:table-cell>
          <table:table-cell office:value-type="float" office:value="4358680">
            <text:p>43586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r (2007)</text:p>
          </table:table-cell>
          <table:table-cell office:value-type="float" office:value="734092">
            <text:p>7340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r, Inc. (2008)</text:p>
          </table:table-cell>
          <table:table-cell office:value-type="float" office:value="728408">
            <text:p>7284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r of the Worlds (2005)</text:p>
          </table:table-cell>
          <table:table-cell office:value-type="float" office:value="5936888">
            <text:p>59368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rriors (2002)</text:p>
          </table:table-cell>
          <table:table-cell office:value-type="float" office:value="726284">
            <text:p>7262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sted on the Young (2011)</text:p>
          </table:table-cell>
          <table:table-cell office:value-type="float" office:value="755988">
            <text:p>7559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tchmen (2009)</text:p>
          </table:table-cell>
          <table:table-cell office:value-type="float" office:value="4369332">
            <text:p>43693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ayne`s World (1993)</text:p>
          </table:table-cell>
          <table:table-cell office:value-type="float" office:value="725744">
            <text:p>7257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.E. (2012)</text:p>
          </table:table-cell>
          <table:table-cell office:value-type="float" office:value="762508">
            <text:p>76250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e Are Marshall (2006)</text:p>
          </table:table-cell>
          <table:table-cell office:value-type="float" office:value="746832">
            <text:p>7468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edding Crashers (2005)</text:p>
          </table:table-cell>
          <table:table-cell office:value-type="float" office:value="744672">
            <text:p>7446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edding Daze (2007)</text:p>
          </table:table-cell>
          <table:table-cell office:value-type="float" office:value="3515308">
            <text:p>35153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e Don`t Live Here Anymore (2004)</text:p>
          </table:table-cell>
          <table:table-cell office:value-type="float" office:value="723420">
            <text:p>7234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elcome Home, Roscoe Jenkins (2008)</text:p>
          </table:table-cell>
          <table:table-cell office:value-type="float" office:value="423732">
            <text:p>4237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elcome to the Rileys (2010)</text:p>
          </table:table-cell>
          <table:table-cell office:value-type="float" office:value="1448560">
            <text:p>14485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e Own the Night (2008)</text:p>
          </table:table-cell>
          <table:table-cell office:value-type="float" office:value="736104">
            <text:p>7361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at a Girl Wants (2003)</text:p>
          </table:table-cell>
          <table:table-cell office:value-type="float" office:value="728368">
            <text:p>7283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at Doesn`t Kill You (2009)</text:p>
          </table:table-cell>
          <table:table-cell office:value-type="float" office:value="737828">
            <text:p>7378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atever Works (2010)</text:p>
          </table:table-cell>
          <table:table-cell office:value-type="float" office:value="726516">
            <text:p>7265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at Happens in Vegas (2008)</text:p>
          </table:table-cell>
          <table:table-cell office:value-type="float" office:value="740204">
            <text:p>7402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at to Expect When You`re Expecting (2012)</text:p>
          </table:table-cell>
          <table:table-cell office:value-type="float" office:value="1554996">
            <text:p>155499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en in Rome (2010)</text:p>
          </table:table-cell>
          <table:table-cell office:value-type="float" office:value="785700">
            <text:p>7857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ere in the World Is Osama Bin Laden (2008)</text:p>
          </table:table-cell>
          <table:table-cell office:value-type="float" office:value="717936">
            <text:p>7179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ip It (2011)</text:p>
          </table:table-cell>
          <table:table-cell office:value-type="float" office:value="744388">
            <text:p>7443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iteout (2009)</text:p>
          </table:table-cell>
          <table:table-cell office:value-type="float" office:value="729268">
            <text:p>7292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ho Is Clark Rockefeller (2010)</text:p>
          </table:table-cell>
          <table:table-cell office:value-type="float" office:value="725404">
            <text:p>7254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icker Park (2004)</text:p>
          </table:table-cell>
          <table:table-cell office:value-type="float" office:value="4484812">
            <text:p>44848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idow on the Hill (2005)</text:p>
          </table:table-cell>
          <table:table-cell office:value-type="float" office:value="723564">
            <text:p>72356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ild Child (2008)</text:p>
          </table:table-cell>
          <table:table-cell office:value-type="float" office:value="726392">
            <text:p>7263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ild Hogs (2007)</text:p>
          </table:table-cell>
          <table:table-cell office:value-type="float" office:value="722172">
            <text:p>7221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ild Target (2010)</text:p>
          </table:table-cell>
          <table:table-cell office:value-type="float" office:value="729160">
            <text:p>7291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indtalkers (2002)</text:p>
          </table:table-cell>
          <table:table-cell office:value-type="float" office:value="4558700">
            <text:p>45587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inter Break (2003)</text:p>
          </table:table-cell>
          <table:table-cell office:value-type="float" office:value="724164">
            <text:p>7241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ithin (2011)</text:p>
          </table:table-cell>
          <table:table-cell office:value-type="float" office:value="719852">
            <text:p>7198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itless Protection (2008)</text:p>
          </table:table-cell>
          <table:table-cell office:value-type="float" office:value="3367812">
            <text:p>33678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onderful World (2010)</text:p>
          </table:table-cell>
          <table:table-cell office:value-type="float" office:value="718836">
            <text:p>7188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orld Trade Center (2006)</text:p>
          </table:table-cell>
          <table:table-cell office:value-type="float" office:value="1454968">
            <text:p>14549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recked (2011)</text:p>
          </table:table-cell>
          <table:table-cell office:value-type="float" office:value="1387064">
            <text:p>13870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ristcutters A Love Story (2007)</text:p>
          </table:table-cell>
          <table:table-cell office:value-type="float" office:value="733352">
            <text:p>7333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rong Turn (2004)</text:p>
          </table:table-cell>
          <table:table-cell office:value-type="float" office:value="722900">
            <text:p>7229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Wrong Turn at Tahoe (2009)</text:p>
          </table:table-cell>
          <table:table-cell office:value-type="float" office:value="725780">
            <text:p>7257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Xanadu (1981)</text:p>
          </table:table-cell>
          <table:table-cell office:value-type="float" office:value="645516">
            <text:p>6455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X-Men First Class (2011)</text:p>
          </table:table-cell>
          <table:table-cell office:value-type="float" office:value="1566096">
            <text:p>15660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X-Men The Last Stand (2006)</text:p>
          </table:table-cell>
          <table:table-cell office:value-type="float" office:value="757696">
            <text:p>7576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amato (2005)</text:p>
          </table:table-cell>
          <table:table-cell office:value-type="float" office:value="1439476">
            <text:p>143947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ear One (2009)</text:p>
          </table:table-cell>
          <table:table-cell office:value-type="float" office:value="748620">
            <text:p>7486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ou Don`t Know Jack (2010)</text:p>
          </table:table-cell>
          <table:table-cell office:value-type="float" office:value="1453292">
            <text:p>14532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ou Don`t Mess with the Zohan (2008)</text:p>
          </table:table-cell>
          <table:table-cell office:value-type="float" office:value="1459964">
            <text:p>14599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ou Got Served (2004)</text:p>
          </table:table-cell>
          <table:table-cell office:value-type="float" office:value="729816">
            <text:p>7298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ou Kill Me (2007)</text:p>
          </table:table-cell>
          <table:table-cell office:value-type="float" office:value="728272">
            <text:p>7282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ou May Not Kiss the Bride (2011)</text:p>
          </table:table-cell>
          <table:table-cell office:value-type="float" office:value="757944">
            <text:p>75794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ou, Me and Dupree (2006)</text:p>
          </table:table-cell>
          <table:table-cell office:value-type="float" office:value="941716">
            <text:p>94171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oung People Fucking (2008)</text:p>
          </table:table-cell>
          <table:table-cell office:value-type="float" office:value="723316">
            <text:p>7233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ou Only Live Twice (1967)</text:p>
          </table:table-cell>
          <table:table-cell office:value-type="float" office:value="1454252">
            <text:p>14542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You Will Meet a Tall Dark Stranger (2011)</text:p>
          </table:table-cell>
          <table:table-cell office:value-type="float" office:value="730612">
            <text:p>73061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Zack and Miri Make a Porno (2009)</text:p>
          </table:table-cell>
          <table:table-cell office:value-type="float" office:value="759092">
            <text:p>7590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Zathura A Space Adventure (2005)</text:p>
          </table:table-cell>
          <table:table-cell office:value-type="float" office:value="728012">
            <text:p>7280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Zeitgeist (2007)</text:p>
          </table:table-cell>
          <table:table-cell office:value-type="float" office:value="720904">
            <text:p>7209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Zodiac (2007)</text:p>
          </table:table-cell>
          <table:table-cell office:value-type="float" office:value="3997880">
            <text:p>39978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Zombieland (2009)</text:p>
          </table:table-cell>
          <table:table-cell office:value-type="float" office:value="1511208">
            <text:p>15112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</text:p>
          </table:table-cell>
          <table:table-cell office:value-type="string">
            <text:p>Zoom (2006)</text:p>
          </table:table-cell>
          <table:table-cell office:value-type="float" office:value="727256">
            <text:p>7272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1114 (2004)</text:p>
          </table:table-cell>
          <table:table-cell office:value-type="float" office:value="4601364">
            <text:p>46013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2012 (2009)</text:p>
          </table:table-cell>
          <table:table-cell office:value-type="float" office:value="17743756">
            <text:p>1774375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21 Jump Street (2012)</text:p>
          </table:table-cell>
          <table:table-cell office:value-type="float" office:value="4656492">
            <text:p>46564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300 (2007)</text:p>
          </table:table-cell>
          <table:table-cell office:value-type="float" office:value="4456936">
            <text:p>44569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30 Minutes or Less (2011)</text:p>
          </table:table-cell>
          <table:table-cell office:value-type="float" office:value="3492848">
            <text:p>349284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310 to Yuma (2008)</text:p>
          </table:table-cell>
          <table:table-cell office:value-type="float" office:value="4610808">
            <text:p>46108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88 Minutes (2008)</text:p>
          </table:table-cell>
          <table:table-cell office:value-type="float" office:value="6901708">
            <text:p>69017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braham Lincoln Vampire Hunter (2012)</text:p>
          </table:table-cell>
          <table:table-cell office:value-type="float" office:value="4934652">
            <text:p>493465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ct of Valor (2012)</text:p>
          </table:table-cell>
          <table:table-cell office:value-type="float" office:value="4669048">
            <text:p>46690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dventureland (2009)</text:p>
          </table:table-cell>
          <table:table-cell office:value-type="float" office:value="4612040">
            <text:p>46120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ge of Heroes (2011)</text:p>
          </table:table-cell>
          <table:table-cell office:value-type="float" office:value="4590240">
            <text:p>45902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ge of the Dragons (2011)</text:p>
          </table:table-cell>
          <table:table-cell office:value-type="float" office:value="4594080">
            <text:p>45940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 Good Old Fashioned Orgy (2012)</text:p>
          </table:table-cell>
          <table:table-cell office:value-type="float" office:value="4634520">
            <text:p>46345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lexander (2004)</text:p>
          </table:table-cell>
          <table:table-cell office:value-type="float" office:value="8346964">
            <text:p>83469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lice in Wonderland (2010)</text:p>
          </table:table-cell>
          <table:table-cell office:value-type="float" office:value="4637588">
            <text:p>463758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lien (1979)</text:p>
          </table:table-cell>
          <table:table-cell office:value-type="float" office:value="4667824">
            <text:p>46678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liens (1986)</text:p>
          </table:table-cell>
          <table:table-cell office:value-type="float" office:value="16702644">
            <text:p>167026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ll Good Things (2010)</text:p>
          </table:table-cell>
          <table:table-cell office:value-type="float" office:value="3664760">
            <text:p>366476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merican Pie (1999)</text:p>
          </table:table-cell>
          <table:table-cell office:value-type="float" office:value="684176">
            <text:p>6841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merican Pie 2 (2001)</text:p>
          </table:table-cell>
          <table:table-cell office:value-type="float" office:value="727428">
            <text:p>7274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merican Pie Presents Band Camp (2005)</text:p>
          </table:table-cell>
          <table:table-cell office:value-type="float" office:value="618760">
            <text:p>6187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merican Pie Presents Beta House (2007)</text:p>
          </table:table-cell>
          <table:table-cell office:value-type="float" office:value="619880">
            <text:p>6198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merican Pie Presents The Book of Love (2009)</text:p>
          </table:table-cell>
          <table:table-cell office:value-type="float" office:value="694280">
            <text:p>6942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merican Pie Presents The Naked Mile (2006)</text:p>
          </table:table-cell>
          <table:table-cell office:value-type="float" office:value="672732">
            <text:p>6727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merican Reunion (2012)</text:p>
          </table:table-cell>
          <table:table-cell office:value-type="float" office:value="5812544">
            <text:p>581254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nd Soon the Darkness (2011)</text:p>
          </table:table-cell>
          <table:table-cell office:value-type="float" office:value="4583464">
            <text:p>45834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ngels &amp; Demons (2009)</text:p>
          </table:table-cell>
          <table:table-cell office:value-type="float" office:value="6936500">
            <text:p>69365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 Nightmare on Elm Street (2010)</text:p>
          </table:table-cell>
          <table:table-cell office:value-type="float" office:value="1843032">
            <text:p>18430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nimals United (2011)</text:p>
          </table:table-cell>
          <table:table-cell office:value-type="float" office:value="4619480">
            <text:p>46194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nother Year (2011)</text:p>
          </table:table-cell>
          <table:table-cell office:value-type="float" office:value="5262596">
            <text:p>52625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ntichrist (2010)</text:p>
          </table:table-cell>
          <table:table-cell office:value-type="float" office:value="4591208">
            <text:p>45912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ppaloosa (2009)</text:p>
          </table:table-cell>
          <table:table-cell office:value-type="float" office:value="4617816">
            <text:p>46178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rea 51 (2012)</text:p>
          </table:table-cell>
          <table:table-cell office:value-type="float" office:value="4594104">
            <text:p>45941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rena (2011)</text:p>
          </table:table-cell>
          <table:table-cell office:value-type="float" office:value="5785036">
            <text:p>578503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rthur (2011)</text:p>
          </table:table-cell>
          <table:table-cell office:value-type="float" office:value="5775884">
            <text:p>57758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ssembly (2007)</text:p>
          </table:table-cell>
          <table:table-cell office:value-type="float" office:value="11483308">
            <text:p>1148330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vatar (2009)</text:p>
          </table:table-cell>
          <table:table-cell office:value-type="float" office:value="8280248">
            <text:p>82802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VP Alien vs. Predator (2004)</text:p>
          </table:table-cell>
          <table:table-cell office:value-type="float" office:value="5449252">
            <text:p>54492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AVPR Aliens vs Predator - Requiem (2008)</text:p>
          </table:table-cell>
          <table:table-cell office:value-type="float" office:value="4641068">
            <text:p>464106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bylon A.D. (2008)</text:p>
          </table:table-cell>
          <table:table-cell office:value-type="float" office:value="4609868">
            <text:p>46098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ck to the Future (1986)</text:p>
          </table:table-cell>
          <table:table-cell office:value-type="float" office:value="845100">
            <text:p>8451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ck to the Future Part II (1989)</text:p>
          </table:table-cell>
          <table:table-cell office:value-type="float" office:value="790388">
            <text:p>7903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ck to the Future Part III (1990)</text:p>
          </table:table-cell>
          <table:table-cell office:value-type="float" office:value="834848">
            <text:p>8348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d Ass (2012)</text:p>
          </table:table-cell>
          <table:table-cell office:value-type="float" office:value="5636460">
            <text:p>563646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sic Instinct (1992)</text:p>
          </table:table-cell>
          <table:table-cell office:value-type="float" office:value="2690884">
            <text:p>269088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tman (1989)</text:p>
          </table:table-cell>
          <table:table-cell office:value-type="float" office:value="655896">
            <text:p>6558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tman Begins (2005)</text:p>
          </table:table-cell>
          <table:table-cell office:value-type="float" office:value="4612888">
            <text:p>46128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tman Forever (1995)</text:p>
          </table:table-cell>
          <table:table-cell office:value-type="float" office:value="4615072">
            <text:p>46150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tman Returns (1992)</text:p>
          </table:table-cell>
          <table:table-cell office:value-type="float" office:value="6976784">
            <text:p>69767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atman &amp; Robin (1997)</text:p>
          </table:table-cell>
          <table:table-cell office:value-type="float" office:value="4616396">
            <text:p>46163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eautiful Lies (2012)</text:p>
          </table:table-cell>
          <table:table-cell office:value-type="float" office:value="4620996">
            <text:p>462099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eing Flynn (2012)</text:p>
          </table:table-cell>
          <table:table-cell office:value-type="float" office:value="4649144">
            <text:p>46491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el Ami (2012)</text:p>
          </table:table-cell>
          <table:table-cell office:value-type="float" office:value="4642620">
            <text:p>46426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eowulf (2007)</text:p>
          </table:table-cell>
          <table:table-cell office:value-type="float" office:value="9165428">
            <text:p>91654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ereavement (2010)</text:p>
          </table:table-cell>
          <table:table-cell office:value-type="float" office:value="4614232">
            <text:p>46142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ernie (2012)</text:p>
          </table:table-cell>
          <table:table-cell office:value-type="float" office:value="3510636">
            <text:p>351063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everly Hills Chihuahua 3 Viva La Fiesta! (2012)</text:p>
          </table:table-cell>
          <table:table-cell office:value-type="float" office:value="4611492">
            <text:p>461149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ig Miracle (2012)</text:p>
          </table:table-cell>
          <table:table-cell office:value-type="float" office:value="4638268">
            <text:p>46382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lack Swan (2011)</text:p>
          </table:table-cell>
          <table:table-cell office:value-type="float" office:value="1924996">
            <text:p>19249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lade (1998)</text:p>
          </table:table-cell>
          <table:table-cell office:value-type="float" office:value="14567564">
            <text:p>1456756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lade II (2002)</text:p>
          </table:table-cell>
          <table:table-cell office:value-type="float" office:value="14157908">
            <text:p>1415790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lade Trinity (2005)</text:p>
          </table:table-cell>
          <table:table-cell office:value-type="float" office:value="13679808">
            <text:p>1367980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litz (2011)</text:p>
          </table:table-cell>
          <table:table-cell office:value-type="float" office:value="3470016">
            <text:p>34700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loodRayne (2006)</text:p>
          </table:table-cell>
          <table:table-cell office:value-type="float" office:value="2681852">
            <text:p>26818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loodRayne Deliverance (2008)</text:p>
          </table:table-cell>
          <table:table-cell office:value-type="float" office:value="4596132">
            <text:p>45961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lue Valentine (2011)</text:p>
          </table:table-cell>
          <table:table-cell office:value-type="float" office:value="1372820">
            <text:p>13728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ody of Lies (2008)</text:p>
          </table:table-cell>
          <table:table-cell office:value-type="float" office:value="4621408">
            <text:p>462140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oys Don`t Cry (2000)</text:p>
          </table:table-cell>
          <table:table-cell office:value-type="float" office:value="6885640">
            <text:p>68856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raveheart (1995)</text:p>
          </table:table-cell>
          <table:table-cell office:value-type="float" office:value="8362956">
            <text:p>83629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ridesmaids (2011)</text:p>
          </table:table-cell>
          <table:table-cell office:value-type="float" office:value="6959080">
            <text:p>69590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urke and Hare (2010)</text:p>
          </table:table-cell>
          <table:table-cell office:value-type="float" office:value="4621184">
            <text:p>46211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urlesque (2010)</text:p>
          </table:table-cell>
          <table:table-cell office:value-type="float" office:value="5750152">
            <text:p>57501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BURN-E (2008)</text:p>
          </table:table-cell>
          <table:table-cell office:value-type="float" office:value="361736">
            <text:p>3617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aptain America The First Avenger (2011)</text:p>
          </table:table-cell>
          <table:table-cell office:value-type="float" office:value="3073280">
            <text:p>307328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ars (2006)</text:p>
          </table:table-cell>
          <table:table-cell office:value-type="float" office:value="4653188">
            <text:p>465318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ars 2 (2011)</text:p>
          </table:table-cell>
          <table:table-cell office:value-type="float" office:value="4632904">
            <text:p>463290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asino Jack (2011)</text:p>
          </table:table-cell>
          <table:table-cell office:value-type="float" office:value="4596304">
            <text:p>45963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edar Rapids (2011)</text:p>
          </table:table-cell>
          <table:table-cell office:value-type="float" office:value="4598788">
            <text:p>45987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hangeling (2009)</text:p>
          </table:table-cell>
          <table:table-cell office:value-type="float" office:value="6890664">
            <text:p>68906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haos (2005)</text:p>
          </table:table-cell>
          <table:table-cell office:value-type="float" office:value="4597444">
            <text:p>45974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he Part One (2009)</text:p>
          </table:table-cell>
          <table:table-cell office:value-type="float" office:value="6944460">
            <text:p>694446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he Part Two (2009)</text:p>
          </table:table-cell>
          <table:table-cell office:value-type="float" office:value="6910824">
            <text:p>691082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lash of the Titans (2010)</text:p>
          </table:table-cell>
          <table:table-cell office:value-type="float" office:value="11151316">
            <text:p>1115131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onfessions (2010)</text:p>
          </table:table-cell>
          <table:table-cell office:value-type="float" office:value="1535832">
            <text:p>15358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ontraband (2012)</text:p>
          </table:table-cell>
          <table:table-cell office:value-type="float" office:value="4644264">
            <text:p>464426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onviction (2010)</text:p>
          </table:table-cell>
          <table:table-cell office:value-type="float" office:value="2312200">
            <text:p>231220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ountry Strong (2011)</text:p>
          </table:table-cell>
          <table:table-cell office:value-type="float" office:value="5761848">
            <text:p>57618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ourageous (2011)</text:p>
          </table:table-cell>
          <table:table-cell office:value-type="float" office:value="4620048">
            <text:p>46200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owboys &amp; Aliens (2011)</text:p>
          </table:table-cell>
          <table:table-cell office:value-type="float" office:value="6937016">
            <text:p>693701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rank (2006)</text:p>
          </table:table-cell>
          <table:table-cell office:value-type="float" office:value="1864728">
            <text:p>18647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razy Heart (2010)</text:p>
          </table:table-cell>
          <table:table-cell office:value-type="float" office:value="4603668">
            <text:p>46036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Cyrus (2010)</text:p>
          </table:table-cell>
          <table:table-cell office:value-type="float" office:value="4662172">
            <text:p>46621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aybreakers (2010)</text:p>
          </table:table-cell>
          <table:table-cell office:value-type="float" office:value="4646988">
            <text:p>46469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eath Proof (2007)</text:p>
          </table:table-cell>
          <table:table-cell office:value-type="float" office:value="4607800">
            <text:p>46078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eath Race 2 (2011)</text:p>
          </table:table-cell>
          <table:table-cell office:value-type="float" office:value="4590064">
            <text:p>45900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esert Flower (2010)</text:p>
          </table:table-cell>
          <table:table-cell office:value-type="float" office:value="6896900">
            <text:p>68969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espicable Me (2010)</text:p>
          </table:table-cell>
          <table:table-cell office:value-type="float" office:value="4610156">
            <text:p>46101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inosaur (2000)</text:p>
          </table:table-cell>
          <table:table-cell office:value-type="float" office:value="5761704">
            <text:p>57617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olphin Tale (2011)</text:p>
          </table:table-cell>
          <table:table-cell office:value-type="float" office:value="5787344">
            <text:p>578734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oomsday (2009)</text:p>
          </table:table-cell>
          <table:table-cell office:value-type="float" office:value="4607452">
            <text:p>46074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oubt (2009)</text:p>
          </table:table-cell>
          <table:table-cell office:value-type="float" office:value="4602400">
            <text:p>46024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rive (2011)</text:p>
          </table:table-cell>
          <table:table-cell office:value-type="float" office:value="4820508">
            <text:p>482050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rive Angry 3D (2011)</text:p>
          </table:table-cell>
          <table:table-cell office:value-type="float" office:value="4612204">
            <text:p>46122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Dylan Dog Dead of Night (2011)</text:p>
          </table:table-cell>
          <table:table-cell office:value-type="float" office:value="5774832">
            <text:p>57748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Eagle Eye (2008)</text:p>
          </table:table-cell>
          <table:table-cell office:value-type="float" office:value="4637628">
            <text:p>46376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Eat Pray Love (2010)</text:p>
          </table:table-cell>
          <table:table-cell office:value-type="float" office:value="6924220">
            <text:p>69242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E.T. The Extra-Terrestrial (1982)</text:p>
          </table:table-cell>
          <table:table-cell office:value-type="float" office:value="4603088">
            <text:p>46030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Excision (2012)</text:p>
          </table:table-cell>
          <table:table-cell office:value-type="float" office:value="4637984">
            <text:p>463798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Exorcismus (2011)</text:p>
          </table:table-cell>
          <table:table-cell office:value-type="float" office:value="5763268">
            <text:p>57632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Extremely Loud &amp; Incredibly Close (2012)</text:p>
          </table:table-cell>
          <table:table-cell office:value-type="float" office:value="5816788">
            <text:p>58167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ading of the Cries (2011)</text:p>
          </table:table-cell>
          <table:table-cell office:value-type="float" office:value="3446008">
            <text:p>34460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air Game (2010)</text:p>
          </table:table-cell>
          <table:table-cell office:value-type="float" office:value="1734616">
            <text:p>17346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ame (1981)</text:p>
          </table:table-cell>
          <table:table-cell office:value-type="float" office:value="4600556">
            <text:p>46005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aster (2011)</text:p>
          </table:table-cell>
          <table:table-cell office:value-type="float" office:value="4605220">
            <text:p>46052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ast Five (2011)</text:p>
          </table:table-cell>
          <table:table-cell office:value-type="float" office:value="6915544">
            <text:p>69155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ast &amp; Furious (2009)</text:p>
          </table:table-cell>
          <table:table-cell office:value-type="float" office:value="8348392">
            <text:p>83483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inal Fantasy The Spirits Within (2001)</text:p>
          </table:table-cell>
          <table:table-cell office:value-type="float" office:value="4602652">
            <text:p>46026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lashdance (1983)</text:p>
          </table:table-cell>
          <table:table-cell office:value-type="float" office:value="4620528">
            <text:p>46205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lushed Away (2006)</text:p>
          </table:table-cell>
          <table:table-cell office:value-type="float" office:value="2280572">
            <text:p>22805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lypaper (2011)</text:p>
          </table:table-cell>
          <table:table-cell office:value-type="float" office:value="4620672">
            <text:p>46206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our Christmases (2008)</text:p>
          </table:table-cell>
          <table:table-cell office:value-type="float" office:value="1563732">
            <text:p>156373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riends with Benefits (2011)</text:p>
          </table:table-cell>
          <table:table-cell office:value-type="float" office:value="4651552">
            <text:p>46515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Frozen (2010)</text:p>
          </table:table-cell>
          <table:table-cell office:value-type="float" office:value="5780176">
            <text:p>57801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et Smart (2008)</text:p>
          </table:table-cell>
          <table:table-cell office:value-type="float" office:value="4616176">
            <text:p>461617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et the Gringo (2012)</text:p>
          </table:table-cell>
          <table:table-cell office:value-type="float" office:value="5144680">
            <text:p>514468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host (1990)</text:p>
          </table:table-cell>
          <table:table-cell office:value-type="float" office:value="4600804">
            <text:p>46008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host Rider Spirit of Vengeance (2012)</text:p>
          </table:table-cell>
          <table:table-cell office:value-type="float" office:value="4621988">
            <text:p>46219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.I. Joe The Rise of Cobra (2009)</text:p>
          </table:table-cell>
          <table:table-cell office:value-type="float" office:value="6037916">
            <text:p>603791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ladiator (2000)</text:p>
          </table:table-cell>
          <table:table-cell office:value-type="float" office:value="12654016">
            <text:p>126540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nomeo &amp; Juliet (2011)</text:p>
          </table:table-cell>
          <table:table-cell office:value-type="float" office:value="3456656">
            <text:p>34566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od Bless America (2012)</text:p>
          </table:table-cell>
          <table:table-cell office:value-type="float" office:value="4656368">
            <text:p>465636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omorrah (2008)</text:p>
          </table:table-cell>
          <table:table-cell office:value-type="float" office:value="8319840">
            <text:p>83198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one (2012)</text:p>
          </table:table-cell>
          <table:table-cell office:value-type="float" office:value="4638840">
            <text:p>46388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oon (2012)</text:p>
          </table:table-cell>
          <table:table-cell office:value-type="float" office:value="4639232">
            <text:p>463923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reen Lantern (2011)</text:p>
          </table:table-cell>
          <table:table-cell office:value-type="float" office:value="5835584">
            <text:p>583558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Grown Ups (2010)</text:p>
          </table:table-cell>
          <table:table-cell office:value-type="float" office:value="1407812">
            <text:p>140781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ll Pass (2011)</text:p>
          </table:table-cell>
          <table:table-cell office:value-type="float" office:value="4602276">
            <text:p>46022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ncock (2008)</text:p>
          </table:table-cell>
          <table:table-cell office:value-type="float" office:value="4634936">
            <text:p>46349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ppy Feet (2006)</text:p>
          </table:table-cell>
          <table:table-cell office:value-type="float" office:value="4668352">
            <text:p>46683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ppy Feet Two (2011)</text:p>
          </table:table-cell>
          <table:table-cell office:value-type="float" office:value="3510992">
            <text:p>35109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ppy-Go-Lucky (2009)</text:p>
          </table:table-cell>
          <table:table-cell office:value-type="float" office:value="6894232">
            <text:p>68942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rry Potter and the Chamber of Secrets (2002)</text:p>
          </table:table-cell>
          <table:table-cell office:value-type="float" office:value="6893956">
            <text:p>68939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rry Potter and the Deathly Hallows Part 1 (2010)</text:p>
          </table:table-cell>
          <table:table-cell office:value-type="float" office:value="6922116">
            <text:p>692211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rry Potter and the Goblet of Fire (2005)</text:p>
          </table:table-cell>
          <table:table-cell office:value-type="float" office:value="6897244">
            <text:p>68972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rry Potter and the Half-Blood Prince (2009)</text:p>
          </table:table-cell>
          <table:table-cell office:value-type="float" office:value="16729908">
            <text:p>167299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rry Potter and the Order of the Phoenix (2007)</text:p>
          </table:table-cell>
          <table:table-cell office:value-type="float" office:value="6952352">
            <text:p>69523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rry Potter and the Prisoner of Azkaban (2004)</text:p>
          </table:table-cell>
          <table:table-cell office:value-type="float" office:value="6891820">
            <text:p>689182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arry Potter and the Sorcerer`s Stone (2001)</text:p>
          </table:table-cell>
          <table:table-cell office:value-type="float" office:value="6899392">
            <text:p>68993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ellboy (2004)</text:p>
          </table:table-cell>
          <table:table-cell office:value-type="float" office:value="2559708">
            <text:p>255970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ellboy II The Golden Army (2008)</text:p>
          </table:table-cell>
          <table:table-cell office:value-type="float" office:value="2310600">
            <text:p>23106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enry`s Crime (2011)</text:p>
          </table:table-cell>
          <table:table-cell office:value-type="float" office:value="4573208">
            <text:p>45732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igher Ground (2012)</text:p>
          </table:table-cell>
          <table:table-cell office:value-type="float" office:value="4637544">
            <text:p>463754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bo with a Shotgun (2011)</text:p>
          </table:table-cell>
          <table:table-cell office:value-type="float" office:value="3450640">
            <text:p>34506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ney (2004)</text:p>
          </table:table-cell>
          <table:table-cell office:value-type="float" office:value="4602868">
            <text:p>460286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ney 2 (2011)</text:p>
          </table:table-cell>
          <table:table-cell office:value-type="float" office:value="5809900">
            <text:p>58099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rrible Bosses (2011)</text:p>
          </table:table-cell>
          <table:table-cell office:value-type="float" office:value="4616600">
            <text:p>46166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rsemen (2009)</text:p>
          </table:table-cell>
          <table:table-cell office:value-type="float" office:value="4603344">
            <text:p>46033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rton Hears a Who! (2008)</text:p>
          </table:table-cell>
          <table:table-cell office:value-type="float" office:value="3900792">
            <text:p>39007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tel Desire (2011)</text:p>
          </table:table-cell>
          <table:table-cell office:value-type="float" office:value="2053412">
            <text:p>205341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w I Ended This Summer (2011)</text:p>
          </table:table-cell>
          <table:table-cell office:value-type="float" office:value="5792156">
            <text:p>579215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w to Make Love to a Woman (2010)</text:p>
          </table:table-cell>
          <table:table-cell office:value-type="float" office:value="4620672">
            <text:p>46206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ow to Train Your Dragon (2010)</text:p>
          </table:table-cell>
          <table:table-cell office:value-type="float" office:value="4614480">
            <text:p>46144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Hugo (2012)</text:p>
          </table:table-cell>
          <table:table-cell office:value-type="float" office:value="5817728">
            <text:p>58177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carus (2010)</text:p>
          </table:table-cell>
          <table:table-cell office:value-type="float" office:value="4640796">
            <text:p>464079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ce Age Continental Drift (2012)</text:p>
          </table:table-cell>
          <table:table-cell office:value-type="float" office:value="8287352">
            <text:p>828735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cendies (2011)</text:p>
          </table:table-cell>
          <table:table-cell office:value-type="float" office:value="6266500">
            <text:p>62665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ception (2010)</text:p>
          </table:table-cell>
          <table:table-cell office:value-type="float" office:value="6933208">
            <text:p>69332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dependence Day (1996)</text:p>
          </table:table-cell>
          <table:table-cell office:value-type="float" office:value="14183960">
            <text:p>1418396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diana Jones and the Kingdom of the Crystal Skull (2008)</text:p>
          </table:table-cell>
          <table:table-cell office:value-type="float" office:value="6946732">
            <text:p>694673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diana Jones and the Last Crusade (1989)</text:p>
          </table:table-cell>
          <table:table-cell office:value-type="float" office:value="8403784">
            <text:p>840378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diana Jones and the Temple of Doom (1984)</text:p>
          </table:table-cell>
          <table:table-cell office:value-type="float" office:value="13444844">
            <text:p>134448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kheart (2009)</text:p>
          </table:table-cell>
          <table:table-cell office:value-type="float" office:value="4606660">
            <text:p>46066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sidious (2011)</text:p>
          </table:table-cell>
          <table:table-cell office:value-type="float" office:value="5773488">
            <text:p>57734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truders (2011)</text:p>
          </table:table-cell>
          <table:table-cell office:value-type="float" office:value="4641120">
            <text:p>464112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nvictus (2010)</text:p>
          </table:table-cell>
          <table:table-cell office:value-type="float" office:value="5924888">
            <text:p>59248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, Robot (2004)</text:p>
          </table:table-cell>
          <table:table-cell office:value-type="float" office:value="2168404">
            <text:p>21684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ronclad (2011)</text:p>
          </table:table-cell>
          <table:table-cell office:value-type="float" office:value="5749376">
            <text:p>57493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Iron Sky (2012)</text:p>
          </table:table-cell>
          <table:table-cell office:value-type="float" office:value="4646676">
            <text:p>46466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ack and Jill (2012)</text:p>
          </table:table-cell>
          <table:table-cell office:value-type="float" office:value="6987104">
            <text:p>69871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ack Goes Boating (2010)</text:p>
          </table:table-cell>
          <table:table-cell office:value-type="float" office:value="4627752">
            <text:p>46277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eff, Who Lives at Home (2012)</text:p>
          </table:table-cell>
          <table:table-cell office:value-type="float" office:value="3533364">
            <text:p>353336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ohn Carter (2012)</text:p>
          </table:table-cell>
          <table:table-cell office:value-type="float" office:value="5829768">
            <text:p>58297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onah Hex (2010)</text:p>
          </table:table-cell>
          <table:table-cell office:value-type="float" office:value="2320792">
            <text:p>232079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ourney 2 The Mysterious Island (2012)</text:p>
          </table:table-cell>
          <table:table-cell office:value-type="float" office:value="4706936">
            <text:p>47069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ourney to the Center of the Earth (2008)</text:p>
          </table:table-cell>
          <table:table-cell office:value-type="float" office:value="4612928">
            <text:p>46129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oyful Noise (2012)</text:p>
          </table:table-cell>
          <table:table-cell office:value-type="float" office:value="5776032">
            <text:p>577603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unebug (2006)</text:p>
          </table:table-cell>
          <table:table-cell office:value-type="float" office:value="4621924">
            <text:p>462192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uno (2008)</text:p>
          </table:table-cell>
          <table:table-cell office:value-type="float" office:value="4599172">
            <text:p>45991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urassic Park (1993)</text:p>
          </table:table-cell>
          <table:table-cell office:value-type="float" office:value="5765780">
            <text:p>57657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urassic Park III (2001)</text:p>
          </table:table-cell>
          <table:table-cell office:value-type="float" office:value="4606244">
            <text:p>46062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Just Go with It (2011)</text:p>
          </table:table-cell>
          <table:table-cell office:value-type="float" office:value="5824832">
            <text:p>58248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Kill Bill Vol. 1 (2003)</text:p>
          </table:table-cell>
          <table:table-cell office:value-type="float" office:value="4595000">
            <text:p>459500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Kill Bill Vol. 2 (2004)</text:p>
          </table:table-cell>
          <table:table-cell office:value-type="float" office:value="6894644">
            <text:p>689464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Kingdom of Heaven (2005)</text:p>
          </table:table-cell>
          <table:table-cell office:value-type="float" office:value="8354212">
            <text:p>83542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King of Devil`s Island (2010)</text:p>
          </table:table-cell>
          <table:table-cell office:value-type="float" office:value="5790268">
            <text:p>579026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Kung Fu Panda (2008)</text:p>
          </table:table-cell>
          <table:table-cell office:value-type="float" office:value="2345408">
            <text:p>234540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Kung Fu Panda 2 (2011)</text:p>
          </table:table-cell>
          <table:table-cell office:value-type="float" office:value="2324308">
            <text:p>232430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akeview Terrace (2008)</text:p>
          </table:table-cell>
          <table:table-cell office:value-type="float" office:value="4605296">
            <text:p>460529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ara Croft Tomb Raider (2001)</text:p>
          </table:table-cell>
          <table:table-cell office:value-type="float" office:value="2302792">
            <text:p>230279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ara Croft Tomb Raider The Cradle of Life (2003)</text:p>
          </table:table-cell>
          <table:table-cell office:value-type="float" office:value="2303784">
            <text:p>230378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argo Winch (2012)</text:p>
          </table:table-cell>
          <table:table-cell office:value-type="float" office:value="4670676">
            <text:p>46706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ast Night (2011)</text:p>
          </table:table-cell>
          <table:table-cell office:value-type="float" office:value="5254564">
            <text:p>52545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eap Year (2010)</text:p>
          </table:table-cell>
          <table:table-cell office:value-type="float" office:value="1537228">
            <text:p>153722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ebanon (2010)</text:p>
          </table:table-cell>
          <table:table-cell office:value-type="float" office:value="4589140">
            <text:p>45891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egend of the Guardians The Owls of Ga`Hoole (2010)</text:p>
          </table:table-cell>
          <table:table-cell office:value-type="float" office:value="4603032">
            <text:p>460303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egion (2010)</text:p>
          </table:table-cell>
          <table:table-cell office:value-type="float" office:value="4635892">
            <text:p>46358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ittle Fockers (2010)</text:p>
          </table:table-cell>
          <table:table-cell office:value-type="float" office:value="4616260">
            <text:p>46162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ockout (2012)</text:p>
          </table:table-cell>
          <table:table-cell office:value-type="float" office:value="4683532">
            <text:p>468353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OL (2012)</text:p>
          </table:table-cell>
          <table:table-cell office:value-type="float" office:value="3979700">
            <text:p>39797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ove and Other Drugs (2011)</text:p>
          </table:table-cell>
          <table:table-cell office:value-type="float" office:value="4605816">
            <text:p>46058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Love, Wedding, Marriage (2011)</text:p>
          </table:table-cell>
          <table:table-cell office:value-type="float" office:value="4624456">
            <text:p>46244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adagascar 3 Europe`s Most Wanted (2012)</text:p>
          </table:table-cell>
          <table:table-cell office:value-type="float" office:value="2394620">
            <text:p>239462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adagascar Escape 2 Africa (2008)</text:p>
          </table:table-cell>
          <table:table-cell office:value-type="float" office:value="2309644">
            <text:p>23096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amma Mia! (2008)</text:p>
          </table:table-cell>
          <table:table-cell office:value-type="float" office:value="4610000">
            <text:p>46100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an on a Ledge (2012)</text:p>
          </table:table-cell>
          <table:table-cell office:value-type="float" office:value="6324228">
            <text:p>63242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an on Fire (2004)</text:p>
          </table:table-cell>
          <table:table-cell office:value-type="float" office:value="9177424">
            <text:p>91774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argin Call (2011)</text:p>
          </table:table-cell>
          <table:table-cell office:value-type="float" office:value="4659672">
            <text:p>46596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eeting Evil (2012)</text:p>
          </table:table-cell>
          <table:table-cell office:value-type="float" office:value="4607956">
            <text:p>460795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egamind (2010)</text:p>
          </table:table-cell>
          <table:table-cell office:value-type="float" office:value="2309092">
            <text:p>23090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emoria de mis putas tristes (2012)</text:p>
          </table:table-cell>
          <table:table-cell office:value-type="float" office:value="5318968">
            <text:p>531896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en in Black (1997)</text:p>
          </table:table-cell>
          <table:table-cell office:value-type="float" office:value="4139076">
            <text:p>413907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en in Black 3 (2012)</text:p>
          </table:table-cell>
          <table:table-cell office:value-type="float" office:value="6900644">
            <text:p>690064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en in Black II (2002)</text:p>
          </table:table-cell>
          <table:table-cell office:value-type="float" office:value="4337208">
            <text:p>433720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eteor Apocalypse (2010)</text:p>
          </table:table-cell>
          <table:table-cell office:value-type="float" office:value="4589720">
            <text:p>458972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icmacs (2011)</text:p>
          </table:table-cell>
          <table:table-cell office:value-type="float" office:value="4595884">
            <text:p>45958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iddle Men (2010)</text:p>
          </table:table-cell>
          <table:table-cell office:value-type="float" office:value="4607504">
            <text:p>46075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illion Dollar Baby (2005)</text:p>
          </table:table-cell>
          <table:table-cell office:value-type="float" office:value="4841792">
            <text:p>48417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irror Mirror (2012)</text:p>
          </table:table-cell>
          <table:table-cell office:value-type="float" office:value="4625668">
            <text:p>46256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irrors (2008)</text:p>
          </table:table-cell>
          <table:table-cell office:value-type="float" office:value="4580104">
            <text:p>45801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ission Impossible (1996)</text:p>
          </table:table-cell>
          <table:table-cell office:value-type="float" office:value="8362540">
            <text:p>83625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ission Impossible - Ghost Protocol (2011)</text:p>
          </table:table-cell>
          <table:table-cell office:value-type="float" office:value="4636604">
            <text:p>46366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ission Impossible II (2000)</text:p>
          </table:table-cell>
          <table:table-cell office:value-type="float" office:value="8354088">
            <text:p>83540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ission Impossible III (2006)</text:p>
          </table:table-cell>
          <table:table-cell office:value-type="float" office:value="8368032">
            <text:p>83680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onsters (2011)</text:p>
          </table:table-cell>
          <table:table-cell office:value-type="float" office:value="4578624">
            <text:p>45786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y Name Is Khan (2010)</text:p>
          </table:table-cell>
          <table:table-cell office:value-type="float" office:value="1042236">
            <text:p>10422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My Week with Marilyn (2012)</text:p>
          </table:table-cell>
          <table:table-cell office:value-type="float" office:value="5190792">
            <text:p>519079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Neon Flesh (2011)</text:p>
          </table:table-cell>
          <table:table-cell office:value-type="float" office:value="4607600">
            <text:p>46076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New Year`s Eve (2011)</text:p>
          </table:table-cell>
          <table:table-cell office:value-type="float" office:value="5859512">
            <text:p>585951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New York, I Love You (2009)</text:p>
          </table:table-cell>
          <table:table-cell office:value-type="float" office:value="4604356">
            <text:p>46043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Nine 12 Weeks (1986)</text:p>
          </table:table-cell>
          <table:table-cell office:value-type="float" office:value="736176">
            <text:p>73617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Of Gods and Men (2010)</text:p>
          </table:table-cell>
          <table:table-cell office:value-type="float" office:value="5738748">
            <text:p>57387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andorum (2010)</text:p>
          </table:table-cell>
          <table:table-cell office:value-type="float" office:value="4665608">
            <text:p>466560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aul (2011)</text:p>
          </table:table-cell>
          <table:table-cell office:value-type="float" office:value="4600428">
            <text:p>46004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eacock (2010)</text:p>
          </table:table-cell>
          <table:table-cell office:value-type="float" office:value="4005732">
            <text:p>40057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iranha 3DD (2012)</text:p>
          </table:table-cell>
          <table:table-cell office:value-type="float" office:value="2924512">
            <text:p>292451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irates of the Caribbean At World`s End (2007)</text:p>
          </table:table-cell>
          <table:table-cell office:value-type="float" office:value="8338320">
            <text:p>83383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irates of the Caribbean Dead Man`s Chest (2006)</text:p>
          </table:table-cell>
          <table:table-cell office:value-type="float" office:value="8348312">
            <text:p>83483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irates of the Caribbean On Stranger Tides (2011)</text:p>
          </table:table-cell>
          <table:table-cell office:value-type="float" office:value="6999808">
            <text:p>69998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irates of the Caribbean The Curse of the Black Pearl (2003)</text:p>
          </table:table-cell>
          <table:table-cell office:value-type="float" office:value="8304624">
            <text:p>83046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lanet 51 (2009)</text:p>
          </table:table-cell>
          <table:table-cell office:value-type="float" office:value="1932656">
            <text:p>193265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olisse (2012)</text:p>
          </table:table-cell>
          <table:table-cell office:value-type="float" office:value="5773524">
            <text:p>577352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redator (1987)</text:p>
          </table:table-cell>
          <table:table-cell office:value-type="float" office:value="11464876">
            <text:p>1146487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redators (2010)</text:p>
          </table:table-cell>
          <table:table-cell office:value-type="float" office:value="6146900">
            <text:p>61469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riest (2011)</text:p>
          </table:table-cell>
          <table:table-cell office:value-type="float" office:value="4619012">
            <text:p>46190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roject X (2012)</text:p>
          </table:table-cell>
          <table:table-cell office:value-type="float" office:value="4673336">
            <text:p>467333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rometheus (2012)</text:p>
          </table:table-cell>
          <table:table-cell office:value-type="float" office:value="9859244">
            <text:p>985924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rowl (2010)</text:p>
          </table:table-cell>
          <table:table-cell office:value-type="float" office:value="3441476">
            <text:p>34414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ublic Enemies (2009)</text:p>
          </table:table-cell>
          <table:table-cell office:value-type="float" office:value="6928172">
            <text:p>69281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Punisher War Zone (2008)</text:p>
          </table:table-cell>
          <table:table-cell office:value-type="float" office:value="4615780">
            <text:p>46157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abbit Hole (2011)</text:p>
          </table:table-cell>
          <table:table-cell office:value-type="float" office:value="4596028">
            <text:p>45960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aiders of the Lost Ark (1981)</text:p>
          </table:table-cell>
          <table:table-cell office:value-type="float" office:value="4634520">
            <text:p>463452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ampart (2012)</text:p>
          </table:table-cell>
          <table:table-cell office:value-type="float" office:value="4646328">
            <text:p>464632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ango (2011)</text:p>
          </table:table-cell>
          <table:table-cell office:value-type="float" office:value="6908224">
            <text:p>69082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al Steel (2011)</text:p>
          </table:table-cell>
          <table:table-cell office:value-type="float" office:value="5842792">
            <text:p>58427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coil (2011)</text:p>
          </table:table-cell>
          <table:table-cell office:value-type="float" office:value="4591552">
            <text:p>459155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d Riding Hood (2011)</text:p>
          </table:table-cell>
          <table:table-cell office:value-type="float" office:value="4607180">
            <text:p>46071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d Tails (2012)</text:p>
          </table:table-cell>
          <table:table-cell office:value-type="float" office:value="5781660">
            <text:p>57816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d White &amp; Blue (2010)</text:p>
          </table:table-cell>
          <table:table-cell office:value-type="float" office:value="4561568">
            <text:p>45615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sident Evil (2002)</text:p>
          </table:table-cell>
          <table:table-cell office:value-type="float" office:value="4522964">
            <text:p>452296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sident Evil Afterlife (2010)</text:p>
          </table:table-cell>
          <table:table-cell office:value-type="float" office:value="4597300">
            <text:p>45973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sident Evil Apocalypse (2004)</text:p>
          </table:table-cell>
          <table:table-cell office:value-type="float" office:value="4617156">
            <text:p>46171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sident Evil Damnation (2012)</text:p>
          </table:table-cell>
          <table:table-cell office:value-type="float" office:value="4598104">
            <text:p>459810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esident Evil Extinction (2007)</text:p>
          </table:table-cell>
          <table:table-cell office:value-type="float" office:value="4617512">
            <text:p>46175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io (2011)</text:p>
          </table:table-cell>
          <table:table-cell office:value-type="float" office:value="4621572">
            <text:p>46215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oboCop (1987)</text:p>
          </table:table-cell>
          <table:table-cell office:value-type="float" office:value="4606920">
            <text:p>46069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oboCop 2 (1990)</text:p>
          </table:table-cell>
          <table:table-cell office:value-type="float" office:value="6904264">
            <text:p>69042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oboCop 3 (1994)</text:p>
          </table:table-cell>
          <table:table-cell office:value-type="float" office:value="4604860">
            <text:p>46048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RocknRolla (2008)</text:p>
          </table:table-cell>
          <table:table-cell office:value-type="float" office:value="4611464">
            <text:p>461146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afe House (2012)</text:p>
          </table:table-cell>
          <table:table-cell office:value-type="float" office:value="5831528">
            <text:p>58315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anctum (2011)</text:p>
          </table:table-cell>
          <table:table-cell office:value-type="float" office:value="1535880">
            <text:p>15358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eason of the Witch (2011)</text:p>
          </table:table-cell>
          <table:table-cell office:value-type="float" office:value="5655556">
            <text:p>565555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econds Apart (2011)</text:p>
          </table:table-cell>
          <table:table-cell office:value-type="float" office:value="3454204">
            <text:p>34542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ex and Lucia (2002)</text:p>
          </table:table-cell>
          <table:table-cell office:value-type="float" office:value="4598320">
            <text:p>45983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hame (2012)</text:p>
          </table:table-cell>
          <table:table-cell office:value-type="float" office:value="4648524">
            <text:p>46485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herlock Holmes A Game of Shadows (2012)</text:p>
          </table:table-cell>
          <table:table-cell office:value-type="float" office:value="5803848">
            <text:p>580384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hrek Forever After (2010)</text:p>
          </table:table-cell>
          <table:table-cell office:value-type="float" office:value="3236516">
            <text:p>32365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in Nombre (2010)</text:p>
          </table:table-cell>
          <table:table-cell office:value-type="float" office:value="3055812">
            <text:p>30558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kyline (2010)</text:p>
          </table:table-cell>
          <table:table-cell office:value-type="float" office:value="1452384">
            <text:p>14523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leeping Beauty (2011)</text:p>
          </table:table-cell>
          <table:table-cell office:value-type="float" office:value="4629044">
            <text:p>46290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leepwalking (2008)</text:p>
          </table:table-cell>
          <table:table-cell office:value-type="float" office:value="4595788">
            <text:p>45957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niper Reloaded (2011)</text:p>
          </table:table-cell>
          <table:table-cell office:value-type="float" office:value="6894252">
            <text:p>68942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now White and the Huntsman (2012)</text:p>
          </table:table-cell>
          <table:table-cell office:value-type="float" office:value="5856744">
            <text:p>585674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oldiers of Fortune (2012)</text:p>
          </table:table-cell>
          <table:table-cell office:value-type="float" office:value="3746732">
            <text:p>374673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omeone`s Knocking at the Door (2009)</text:p>
          </table:table-cell>
          <table:table-cell office:value-type="float" office:value="4597324">
            <text:p>45973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omething Borrowed (2011)</text:p>
          </table:table-cell>
          <table:table-cell office:value-type="float" office:value="4638424">
            <text:p>46384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ource Code (2011)</text:p>
          </table:table-cell>
          <table:table-cell office:value-type="float" office:value="4609396">
            <text:p>46093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pider-Man (2002)</text:p>
          </table:table-cell>
          <table:table-cell office:value-type="float" office:value="6901928">
            <text:p>690192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pider-Man 2 (2004)</text:p>
          </table:table-cell>
          <table:table-cell office:value-type="float" office:value="6919872">
            <text:p>69198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pider-Man 3 (2007)</text:p>
          </table:table-cell>
          <table:table-cell office:value-type="float" office:value="10685468">
            <text:p>106854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plice (2011)</text:p>
          </table:table-cell>
          <table:table-cell office:value-type="float" office:value="5393992">
            <text:p>53939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ar Trek (2009)</text:p>
          </table:table-cell>
          <table:table-cell office:value-type="float" office:value="13814580">
            <text:p>138145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ar Trek First Contact (1997)</text:p>
          </table:table-cell>
          <table:table-cell office:value-type="float" office:value="4603076">
            <text:p>46030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ar Wars Episode II - Attack of the Clones (2002)</text:p>
          </table:table-cell>
          <table:table-cell office:value-type="float" office:value="6908292">
            <text:p>69082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ar Wars Episode III - Revenge of the Sith (2005)</text:p>
          </table:table-cell>
          <table:table-cell office:value-type="float" office:value="4617612">
            <text:p>46176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ar Wars Episode I - The Phantom Menace (1999)</text:p>
          </table:table-cell>
          <table:table-cell office:value-type="float" office:value="4614736">
            <text:p>46147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ar Wars Episode IV - A New Hope (1977)</text:p>
          </table:table-cell>
          <table:table-cell office:value-type="float" office:value="4623116">
            <text:p>462311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ar Wars Episode VI - Return of the Jedi (1983)</text:p>
          </table:table-cell>
          <table:table-cell office:value-type="float" office:value="6924372">
            <text:p>69243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ar Wars Episode V - The Empire Strikes Back (1980)</text:p>
          </table:table-cell>
          <table:table-cell office:value-type="float" office:value="4626468">
            <text:p>46264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ate of Play (2009)</text:p>
          </table:table-cell>
          <table:table-cell office:value-type="float" office:value="9209396">
            <text:p>920939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ill Waiting... (2009)</text:p>
          </table:table-cell>
          <table:table-cell office:value-type="float" office:value="4563048">
            <text:p>456304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olen (2012)</text:p>
          </table:table-cell>
          <table:table-cell office:value-type="float" office:value="5875800">
            <text:p>58758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one (2010)</text:p>
          </table:table-cell>
          <table:table-cell office:value-type="float" office:value="4597472">
            <text:p>45974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raw Dogs (2011)</text:p>
          </table:table-cell>
          <table:table-cell office:value-type="float" office:value="4625160">
            <text:p>46251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reetDance 2 (2012)</text:p>
          </table:table-cell>
          <table:table-cell office:value-type="float" office:value="4684712">
            <text:p>468471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treetDance 3D (2010)</text:p>
          </table:table-cell>
          <table:table-cell office:value-type="float" office:value="4626292">
            <text:p>462629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ucker Punch (2011)</text:p>
          </table:table-cell>
          <table:table-cell office:value-type="float" office:value="4605596">
            <text:p>46055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Super 8 (2011)</text:p>
          </table:table-cell>
          <table:table-cell office:value-type="float" office:value="5793412">
            <text:p>57934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ake Me Home Tonight (2011)</text:p>
          </table:table-cell>
          <table:table-cell office:value-type="float" office:value="4624376">
            <text:p>46243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aken (2008)</text:p>
          </table:table-cell>
          <table:table-cell office:value-type="float" office:value="4593516">
            <text:p>45935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aking Lives (2004)</text:p>
          </table:table-cell>
          <table:table-cell office:value-type="float" office:value="2777832">
            <text:p>27778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angled (2010)</text:p>
          </table:table-cell>
          <table:table-cell office:value-type="float" office:value="7378092">
            <text:p>737809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ekken Blood Vengeance (2011)</text:p>
          </table:table-cell>
          <table:table-cell office:value-type="float" office:value="4782132">
            <text:p>478213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erminator 3 Rise of the Machines (2003)</text:p>
          </table:table-cell>
          <table:table-cell office:value-type="float" office:value="1821456">
            <text:p>18214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erminator Salvation (2009)</text:p>
          </table:table-cell>
          <table:table-cell office:value-type="float" office:value="2310828">
            <text:p>23108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at`s My Boy (2012)</text:p>
          </table:table-cell>
          <table:table-cell office:value-type="float" office:value="5846592">
            <text:p>584659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at`s What I Am (2011)</text:p>
          </table:table-cell>
          <table:table-cell office:value-type="float" office:value="4667596">
            <text:p>46675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Adventures of Tintin (2011)</text:p>
          </table:table-cell>
          <table:table-cell office:value-type="float" office:value="4708488">
            <text:p>470848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Avengers (2012)</text:p>
          </table:table-cell>
          <table:table-cell office:value-type="float" office:value="6789280">
            <text:p>678928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Aviator (2005)</text:p>
          </table:table-cell>
          <table:table-cell office:value-type="float" office:value="9177052">
            <text:p>91770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Beaver (2011)</text:p>
          </table:table-cell>
          <table:table-cell office:value-type="float" office:value="4623524">
            <text:p>46235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Bodyguard (1993)</text:p>
          </table:table-cell>
          <table:table-cell office:value-type="float" office:value="5749884">
            <text:p>57498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Boondock Saints II All Saints Day (2010)</text:p>
          </table:table-cell>
          <table:table-cell office:value-type="float" office:value="5985612">
            <text:p>598561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Burma Conspiracy (2012)</text:p>
          </table:table-cell>
          <table:table-cell office:value-type="float" office:value="4638348">
            <text:p>463834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Chronicles of Narnia Prince Caspian (2008)</text:p>
          </table:table-cell>
          <table:table-cell office:value-type="float" office:value="2945372">
            <text:p>29453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Chronicles of Narnia The Lion, the Witch and the Wardrobe (2005)</text:p>
          </table:table-cell>
          <table:table-cell office:value-type="float" office:value="2746272">
            <text:p>27462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Chronicles of Narnia The Voyage of the Dawn Treader (2010)</text:p>
          </table:table-cell>
          <table:table-cell office:value-type="float" office:value="2218816">
            <text:p>221881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Company Men (2011)</text:p>
          </table:table-cell>
          <table:table-cell office:value-type="float" office:value="5770176">
            <text:p>57701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Concert (2010)</text:p>
          </table:table-cell>
          <table:table-cell office:value-type="float" office:value="9642872">
            <text:p>96428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Conspirator (2011)</text:p>
          </table:table-cell>
          <table:table-cell office:value-type="float" office:value="5793328">
            <text:p>579332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Count of Monte Cristo (2002)</text:p>
          </table:table-cell>
          <table:table-cell office:value-type="float" office:value="5798320">
            <text:p>57983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Darkest Hour (2012)</text:p>
          </table:table-cell>
          <table:table-cell office:value-type="float" office:value="4665656">
            <text:p>466565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Dark Knight (2008)</text:p>
          </table:table-cell>
          <table:table-cell office:value-type="float" office:value="8371512">
            <text:p>83715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Debt (2011)</text:p>
          </table:table-cell>
          <table:table-cell office:value-type="float" office:value="5767588">
            <text:p>576758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Entitled (2011)</text:p>
          </table:table-cell>
          <table:table-cell office:value-type="float" office:value="4617308">
            <text:p>46173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Exorcist (1974)</text:p>
          </table:table-cell>
          <table:table-cell office:value-type="float" office:value="4902976">
            <text:p>490297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Experiment (2010)</text:p>
          </table:table-cell>
          <table:table-cell office:value-type="float" office:value="1024964">
            <text:p>10249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Five-Year Engagement (2012)</text:p>
          </table:table-cell>
          <table:table-cell office:value-type="float" office:value="4169896">
            <text:p>416989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Flowers of War (2012)</text:p>
          </table:table-cell>
          <table:table-cell office:value-type="float" office:value="5781832">
            <text:p>578183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Girl from the Naked Eye (2012)</text:p>
          </table:table-cell>
          <table:table-cell office:value-type="float" office:value="4604372">
            <text:p>46043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Goods Live Hard, Sell Hard (2009)</text:p>
          </table:table-cell>
          <table:table-cell office:value-type="float" office:value="1444188">
            <text:p>14441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Green Hornet (2011)</text:p>
          </table:table-cell>
          <table:table-cell office:value-type="float" office:value="1902888">
            <text:p>1902888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Green Mile (2000)</text:p>
          </table:table-cell>
          <table:table-cell office:value-type="float" office:value="6900544">
            <text:p>69005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Heavy (2010)</text:p>
          </table:table-cell>
          <table:table-cell office:value-type="float" office:value="4591064">
            <text:p>45910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Hunger Games (2012)</text:p>
          </table:table-cell>
          <table:table-cell office:value-type="float" office:value="7074268">
            <text:p>707426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Intouchables (2012)</text:p>
          </table:table-cell>
          <table:table-cell office:value-type="float" office:value="4612188">
            <text:p>46121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Invasion (2007)</text:p>
          </table:table-cell>
          <table:table-cell office:value-type="float" office:value="4597064">
            <text:p>45970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Invention of Lying (2009)</text:p>
          </table:table-cell>
          <table:table-cell office:value-type="float" office:value="739836">
            <text:p>7398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Iron Lady (2012)</text:p>
          </table:table-cell>
          <table:table-cell office:value-type="float" office:value="4618564">
            <text:p>46185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Kids Are All Right (2010)</text:p>
          </table:table-cell>
          <table:table-cell office:value-type="float" office:value="4596640">
            <text:p>45966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Killer Inside Me (2010)</text:p>
          </table:table-cell>
          <table:table-cell office:value-type="float" office:value="4642104">
            <text:p>46421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ast Song (2010)</text:p>
          </table:table-cell>
          <table:table-cell office:value-type="float" office:value="4647232">
            <text:p>46472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edge (2011)</text:p>
          </table:table-cell>
          <table:table-cell office:value-type="float" office:value="4647464">
            <text:p>464746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orax (2012)</text:p>
          </table:table-cell>
          <table:table-cell office:value-type="float" office:value="3494332">
            <text:p>349433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ord of the Rings The Fellowship of the Ring (2001)</text:p>
          </table:table-cell>
          <table:table-cell office:value-type="float" office:value="15970052">
            <text:p>159700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ord of the Rings The Return of the King (2003)</text:p>
          </table:table-cell>
          <table:table-cell office:value-type="float" office:value="16462960">
            <text:p>164629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ord of the Rings The Two Towers (2002)</text:p>
          </table:table-cell>
          <table:table-cell office:value-type="float" office:value="13856232">
            <text:p>138562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osers (2010)</text:p>
          </table:table-cell>
          <table:table-cell office:value-type="float" office:value="5277124">
            <text:p>52771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ost City (2006)</text:p>
          </table:table-cell>
          <table:table-cell office:value-type="float" office:value="9194252">
            <text:p>91942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ost World Jurassic Park (1997)</text:p>
          </table:table-cell>
          <table:table-cell office:value-type="float" office:value="5754300">
            <text:p>57543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Lucky One (2012)</text:p>
          </table:table-cell>
          <table:table-cell office:value-type="float" office:value="4692752">
            <text:p>469275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Matrix (1999)</text:p>
          </table:table-cell>
          <table:table-cell office:value-type="float" office:value="8358220">
            <text:p>83582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Matrix Reloaded (2003)</text:p>
          </table:table-cell>
          <table:table-cell office:value-type="float" office:value="8362712">
            <text:p>83627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Matrix Revolutions (2003)</text:p>
          </table:table-cell>
          <table:table-cell office:value-type="float" office:value="8356344">
            <text:p>83563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Mechanic (2011)</text:p>
          </table:table-cell>
          <table:table-cell office:value-type="float" office:value="1547460">
            <text:p>154746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Mummy (1999)</text:p>
          </table:table-cell>
          <table:table-cell office:value-type="float" office:value="7472424">
            <text:p>747242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Mummy Returns (2001)</text:p>
          </table:table-cell>
          <table:table-cell office:value-type="float" office:value="9439852">
            <text:p>943985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Mummy Tomb of the Dragon Emperor (2008)</text:p>
          </table:table-cell>
          <table:table-cell office:value-type="float" office:value="10689652">
            <text:p>1068965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New World (2006)</text:p>
          </table:table-cell>
          <table:table-cell office:value-type="float" office:value="6902328">
            <text:p>69023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Notebook (2004)</text:p>
          </table:table-cell>
          <table:table-cell office:value-type="float" office:value="8363376">
            <text:p>83633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Perfect Host (2011)</text:p>
          </table:table-cell>
          <table:table-cell office:value-type="float" office:value="4623108">
            <text:p>46231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Perfect Sleep (2009)</text:p>
          </table:table-cell>
          <table:table-cell office:value-type="float" office:value="4609796">
            <text:p>460979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Prestige (2006)</text:p>
          </table:table-cell>
          <table:table-cell office:value-type="float" office:value="6881092">
            <text:p>688109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Reef (2011)</text:p>
          </table:table-cell>
          <table:table-cell office:value-type="float" office:value="4583416">
            <text:p>45834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Rite (2011)</text:p>
          </table:table-cell>
          <table:table-cell office:value-type="float" office:value="3151716">
            <text:p>315171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Roommate (2011)</text:p>
          </table:table-cell>
          <table:table-cell office:value-type="float" office:value="4602636">
            <text:p>46026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Secret of Kells (2009)</text:p>
          </table:table-cell>
          <table:table-cell office:value-type="float" office:value="2302112">
            <text:p>230211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Six Wives of Henry Lefay (2009)</text:p>
          </table:table-cell>
          <table:table-cell office:value-type="float" office:value="4600008">
            <text:p>46000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Social Network (2010)</text:p>
          </table:table-cell>
          <table:table-cell office:value-type="float" office:value="6925028">
            <text:p>69250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Soloist (2009)</text:p>
          </table:table-cell>
          <table:table-cell office:value-type="float" office:value="4615604">
            <text:p>461560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Switch (2010)</text:p>
          </table:table-cell>
          <table:table-cell office:value-type="float" office:value="4591400">
            <text:p>45914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Takers (2011)</text:p>
          </table:table-cell>
          <table:table-cell office:value-type="float" office:value="4632184">
            <text:p>46321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Three Stooges (2012)</text:p>
          </table:table-cell>
          <table:table-cell office:value-type="float" office:value="5598356">
            <text:p>559835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Tourist (2011)</text:p>
          </table:table-cell>
          <table:table-cell office:value-type="float" office:value="3809036">
            <text:p>38090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Town (2010)</text:p>
          </table:table-cell>
          <table:table-cell office:value-type="float" office:value="11505532">
            <text:p>115055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Traveler (2010)</text:p>
          </table:table-cell>
          <table:table-cell office:value-type="float" office:value="4591084">
            <text:p>45910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Tree of Life (2011)</text:p>
          </table:table-cell>
          <table:table-cell office:value-type="float" office:value="6875600">
            <text:p>68756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Twilight Saga Breaking Dawn - Part 1 (2011)</text:p>
          </table:table-cell>
          <table:table-cell office:value-type="float" office:value="6164024">
            <text:p>616402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Vow (2012)</text:p>
          </table:table-cell>
          <table:table-cell office:value-type="float" office:value="4622824">
            <text:p>46228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e Wolfman (2010)</text:p>
          </table:table-cell>
          <table:table-cell office:value-type="float" office:value="6902924">
            <text:p>69029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hick as Thieves (2010)</text:p>
          </table:table-cell>
          <table:table-cell office:value-type="float" office:value="4604344">
            <text:p>460434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itanic (1998)</text:p>
          </table:table-cell>
          <table:table-cell office:value-type="float" office:value="4625084">
            <text:p>46250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ooth Fairy 2 (2012)</text:p>
          </table:table-cell>
          <table:table-cell office:value-type="float" office:value="4642940">
            <text:p>46429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op Gun (1986)</text:p>
          </table:table-cell>
          <table:table-cell office:value-type="float" office:value="4601560">
            <text:p>46015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otal Recall (1990)</text:p>
          </table:table-cell>
          <table:table-cell office:value-type="float" office:value="22152592">
            <text:p>2215259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ainspotting (1996)</text:p>
          </table:table-cell>
          <table:table-cell office:value-type="float" office:value="4604464">
            <text:p>460446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aitor (2009)</text:p>
          </table:table-cell>
          <table:table-cell office:value-type="float" office:value="4564808">
            <text:p>45648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ansformers (2007)</text:p>
          </table:table-cell>
          <table:table-cell office:value-type="float" office:value="8377080">
            <text:p>83770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ansformers Dark of the Moon (2011)</text:p>
          </table:table-cell>
          <table:table-cell office:value-type="float" office:value="6968024">
            <text:p>696802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ansformers Revenge of the Fallen (2009)</text:p>
          </table:table-cell>
          <table:table-cell office:value-type="float" office:value="8382928">
            <text:p>838292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ansit (2012)</text:p>
          </table:table-cell>
          <table:table-cell office:value-type="float" office:value="4603800">
            <text:p>4603800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easure Island (2012)</text:p>
          </table:table-cell>
          <table:table-cell office:value-type="float" office:value="8061672">
            <text:p>80616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espass (2011)</text:p>
          </table:table-cell>
          <table:table-cell office:value-type="float" office:value="3490708">
            <text:p>34907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ollHunter (2011)</text:p>
          </table:table-cell>
          <table:table-cell office:value-type="float" office:value="4614432">
            <text:p>461443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ON Legacy (2011)</text:p>
          </table:table-cell>
          <table:table-cell office:value-type="float" office:value="13731432">
            <text:p>13731432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ue Grit (1969)</text:p>
          </table:table-cell>
          <table:table-cell office:value-type="float" office:value="6930736">
            <text:p>69307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rust (2011)</text:p>
          </table:table-cell>
          <table:table-cell office:value-type="float" office:value="4627388">
            <text:p>46273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Twelve (2010)</text:p>
          </table:table-cell>
          <table:table-cell office:value-type="float" office:value="4598708">
            <text:p>459870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Underworld (2004)</text:p>
          </table:table-cell>
          <table:table-cell office:value-type="float" office:value="6934128">
            <text:p>693412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Underworld Awakening (2012)</text:p>
          </table:table-cell>
          <table:table-cell office:value-type="float" office:value="4015632">
            <text:p>40156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Underworld Evolution (2006)</text:p>
          </table:table-cell>
          <table:table-cell office:value-type="float" office:value="2352912">
            <text:p>23529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Underworld Rise of the Lycans (2009)</text:p>
          </table:table-cell>
          <table:table-cell office:value-type="float" office:value="4609684">
            <text:p>460968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Unstoppable (2010)</text:p>
          </table:table-cell>
          <table:table-cell office:value-type="float" office:value="6336044">
            <text:p>6336044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aiting... (2005)</text:p>
          </table:table-cell>
          <table:table-cell office:value-type="float" office:value="4606592">
            <text:p>46065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ALL·E (2008)</text:p>
          </table:table-cell>
          <table:table-cell office:value-type="float" office:value="4624348">
            <text:p>462434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all Street (1988)</text:p>
          </table:table-cell>
          <table:table-cell office:value-type="float" office:value="3071104">
            <text:p>30711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all Street Money Never Sleeps (2010)</text:p>
          </table:table-cell>
          <table:table-cell office:value-type="float" office:value="6921332">
            <text:p>69213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anderlust (2012)</text:p>
          </table:table-cell>
          <table:table-cell office:value-type="float" office:value="2737000">
            <text:p>27370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ar Horse (2012)</text:p>
          </table:table-cell>
          <table:table-cell office:value-type="float" office:value="6975172">
            <text:p>69751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aterworld (1995)</text:p>
          </table:table-cell>
          <table:table-cell office:value-type="float" office:value="10635068">
            <text:p>1063506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e Bought a Zoo (2012)</text:p>
          </table:table-cell>
          <table:table-cell office:value-type="float" office:value="5834832">
            <text:p>58348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inter in Wartime (2008)</text:p>
          </table:table-cell>
          <table:table-cell office:value-type="float" office:value="4595824">
            <text:p>45958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inter`s Bone (2011)</text:p>
          </table:table-cell>
          <table:table-cell office:value-type="float" office:value="4602732">
            <text:p>46027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omb (2011)</text:p>
          </table:table-cell>
          <table:table-cell office:value-type="float" office:value="4615416">
            <text:p>461541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Wyvern (2009)</text:p>
          </table:table-cell>
          <table:table-cell office:value-type="float" office:value="4602120">
            <text:p>46021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X (2011)</text:p>
          </table:table-cell>
          <table:table-cell office:value-type="float" office:value="2223880">
            <text:p>22238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X-Men Origins Wolverine (2009)</text:p>
          </table:table-cell>
          <table:table-cell office:value-type="float" office:value="9753288">
            <text:p>97532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xXx (2002)</text:p>
          </table:table-cell>
          <table:table-cell office:value-type="float" office:value="6860004">
            <text:p>68600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xXx State of the Union (2005)</text:p>
          </table:table-cell>
          <table:table-cell office:value-type="float" office:value="4609436">
            <text:p>46094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Yes Man (2008)</text:p>
          </table:table-cell>
          <table:table-cell office:value-type="float" office:value="4623172">
            <text:p>46231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Yogi Bear (2011)</text:p>
          </table:table-cell>
          <table:table-cell office:value-type="float" office:value="5000616">
            <text:p>500061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You Again (2010)</text:p>
          </table:table-cell>
          <table:table-cell office:value-type="float" office:value="5758956">
            <text:p>57589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You Got Served Beat the World (2011)</text:p>
          </table:table-cell>
          <table:table-cell office:value-type="float" office:value="4596504">
            <text:p>45965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HD</text:p>
          </table:table-cell>
          <table:table-cell office:value-type="string">
            <text:p>Zookeeper (2011)</text:p>
          </table:table-cell>
          <table:table-cell office:value-type="float" office:value="4619076">
            <text:p>461907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101 Dalmatas 2</text:p>
          </table:table-cell>
          <table:table-cell office:value-type="float" office:value="708132">
            <text:p>7081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101 Dalmatas</text:p>
          </table:table-cell>
          <table:table-cell office:value-type="float" office:value="721588">
            <text:p>7215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102 Dálmatas</text:p>
          </table:table-cell>
          <table:table-cell office:value-type="float" office:value="1585028">
            <text:p>15850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Arca De Noe</text:p>
          </table:table-cell>
          <table:table-cell office:value-type="float" office:value="718564">
            <text:p>7185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Bandeira Dos Piratas</text:p>
          </table:table-cell>
          <table:table-cell office:value-type="float" office:value="724948">
            <text:p>7249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Bela e o Monstro</text:p>
          </table:table-cell>
          <table:table-cell office:value-type="float" office:value="7223452">
            <text:p>72234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belha Maia DVD1</text:p>
          </table:table-cell>
          <table:table-cell office:value-type="float" office:value="919488">
            <text:p>9194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belha Maia DVD2</text:p>
          </table:table-cell>
          <table:table-cell office:value-type="float" office:value="917180">
            <text:p>9171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belha Maia DVD3</text:p>
          </table:table-cell>
          <table:table-cell office:value-type="float" office:value="917440">
            <text:p>9174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belha Maia DVD4</text:p>
          </table:table-cell>
          <table:table-cell office:value-type="float" office:value="927796">
            <text:p>9277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belha Maia DVD6</text:p>
          </table:table-cell>
          <table:table-cell office:value-type="float" office:value="928308">
            <text:p>9283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casa do Mickey Mouse</text:p>
          </table:table-cell>
          <table:table-cell office:value-type="float" office:value="512832">
            <text:p>5128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casa do Mickey Mouse - Historia com Surpresa</text:p>
          </table:table-cell>
          <table:table-cell office:value-type="float" office:value="630684">
            <text:p>6306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Dama e o Vagabundo</text:p>
          </table:table-cell>
          <table:table-cell office:value-type="float" office:value="5842576">
            <text:p>58425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Idade do Gelo</text:p>
          </table:table-cell>
          <table:table-cell office:value-type="float" office:value="1239776">
            <text:p>12397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Idade do Gelo 3</text:p>
          </table:table-cell>
          <table:table-cell office:value-type="float" office:value="1343912">
            <text:p>13439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Idade do Gelo II</text:p>
          </table:table-cell>
          <table:table-cell office:value-type="float" office:value="1341972">
            <text:p>13419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ir Buddies</text:p>
          </table:table-cell>
          <table:table-cell office:value-type="float" office:value="936552">
            <text:p>9365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Lenda de Despereaux</text:p>
          </table:table-cell>
          <table:table-cell office:value-type="float" office:value="718256">
            <text:p>7182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Lenda do Conto de Natal</text:p>
          </table:table-cell>
          <table:table-cell office:value-type="float" office:value="718316">
            <text:p>7183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lice no País das Maravilhas</text:p>
          </table:table-cell>
          <table:table-cell office:value-type="float" office:value="719284">
            <text:p>7192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lvin e os Esquilos 2</text:p>
          </table:table-cell>
          <table:table-cell office:value-type="float" office:value="1271164">
            <text:p>12711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lvin e os Esquilos</text:p>
          </table:table-cell>
          <table:table-cell office:value-type="float" office:value="4410496">
            <text:p>44104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na dos Cabelos Ruivos</text:p>
          </table:table-cell>
          <table:table-cell office:value-type="float" office:value="10260460">
            <text:p>102604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ntz</text:p>
          </table:table-cell>
          <table:table-cell office:value-type="float" office:value="4484560">
            <text:p>44845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Pequena Sereia</text:p>
          </table:table-cell>
          <table:table-cell office:value-type="float" office:value="718888">
            <text:p>7188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 Princesa e o Sapo</text:p>
          </table:table-cell>
          <table:table-cell office:value-type="float" office:value="1130904">
            <text:p>11309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s Aventuras de Babar</text:p>
          </table:table-cell>
          <table:table-cell office:value-type="float" office:value="1094416">
            <text:p>10944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s Aventuras dos Ursinhos Carinhosos</text:p>
          </table:table-cell>
          <table:table-cell office:value-type="float" office:value="741152">
            <text:p>7411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s Novas Aventuras de Lucky Luke - 2001</text:p>
          </table:table-cell>
          <table:table-cell office:value-type="float" office:value="7853348">
            <text:p>78533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tlantida 2 Regresso do Milo</text:p>
          </table:table-cell>
          <table:table-cell office:value-type="float" office:value="4466336">
            <text:p>44663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Atlântida</text:p>
          </table:table-cell>
          <table:table-cell office:value-type="float" office:value="1509304">
            <text:p>15093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be</text:p>
          </table:table-cell>
          <table:table-cell office:value-type="float" office:value="4514916">
            <text:p>45149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lburdia na Quinta</text:p>
          </table:table-cell>
          <table:table-cell office:value-type="float" office:value="4569136">
            <text:p>45691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mbi</text:p>
          </table:table-cell>
          <table:table-cell office:value-type="float" office:value="1435404">
            <text:p>14354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mbi 2</text:p>
          </table:table-cell>
          <table:table-cell office:value-type="float" office:value="718640">
            <text:p>7186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na e Flapi</text:p>
          </table:table-cell>
          <table:table-cell office:value-type="float" office:value="4642028">
            <text:p>46420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Apresenta Polegarzinha</text:p>
          </table:table-cell>
          <table:table-cell office:value-type="float" office:value="720916">
            <text:p>7209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a Princesa e a Pop Star</text:p>
          </table:table-cell>
          <table:table-cell office:value-type="float" office:value="502068">
            <text:p>5020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Butterfly A Nova Aventura Em Fairytopia</text:p>
          </table:table-cell>
          <table:table-cell office:value-type="float" office:value="664300">
            <text:p>6643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Cantico de Natal</text:p>
          </table:table-cell>
          <table:table-cell office:value-type="float" office:value="721408">
            <text:p>7214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- Diario da Barbie</text:p>
          </table:table-cell>
          <table:table-cell office:value-type="float" office:value="720856">
            <text:p>7208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e as Tres Mosqueteiras</text:p>
          </table:table-cell>
          <table:table-cell office:value-type="float" office:value="4478524">
            <text:p>44785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Em A Princesa Da Ilha</text:p>
          </table:table-cell>
          <table:table-cell office:value-type="float" office:value="554528">
            <text:p>5545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em Moda e Magia (2010)</text:p>
          </table:table-cell>
          <table:table-cell office:value-type="float" office:value="4576436">
            <text:p>45764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em O quebra nozes</text:p>
          </table:table-cell>
          <table:table-cell office:value-type="float" office:value="4581056">
            <text:p>45810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em Vida de Sereia 2</text:p>
          </table:table-cell>
          <table:table-cell office:value-type="float" office:value="716712">
            <text:p>7167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e o Castelo de Diamante</text:p>
          </table:table-cell>
          <table:table-cell office:value-type="float" office:value="750640">
            <text:p>7506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e o Segredo das Fadas</text:p>
          </table:table-cell>
          <table:table-cell office:value-type="float" office:value="926256">
            <text:p>9262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- Escola de Princesas</text:p>
          </table:table-cell>
          <table:table-cell office:value-type="float" office:value="716736">
            <text:p>7167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Fairytopia A Magia Do Arco-Iris</text:p>
          </table:table-cell>
          <table:table-cell office:value-type="float" office:value="4581896">
            <text:p>45818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Mariposa e os seus amigos</text:p>
          </table:table-cell>
          <table:table-cell office:value-type="float" office:value="3452144">
            <text:p>34521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My Scene - Estrelas de Hollywood</text:p>
          </table:table-cell>
          <table:table-cell office:value-type="float" office:value="821156">
            <text:p>8211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rbie Polegarzinha</text:p>
          </table:table-cell>
          <table:table-cell office:value-type="float" office:value="721276">
            <text:p>7212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atatoon - Estamos no ar</text:p>
          </table:table-cell>
          <table:table-cell office:value-type="float" office:value="736864">
            <text:p>7368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obs Big Break</text:p>
          </table:table-cell>
          <table:table-cell office:value-type="float" office:value="227532">
            <text:p>2275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ratz Fashion Pixiez</text:p>
          </table:table-cell>
          <table:table-cell office:value-type="float" office:value="699144">
            <text:p>6991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ratz Pariz (2008)</text:p>
          </table:table-cell>
          <table:table-cell office:value-type="float" office:value="595188">
            <text:p>5951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ratz Rock Angelz</text:p>
          </table:table-cell>
          <table:table-cell office:value-type="float" office:value="720196">
            <text:p>7201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Buzz Lightyear - <text:s/>Comando Estelar</text:p>
          </table:table-cell>
          <table:table-cell office:value-type="float" office:value="1038544">
            <text:p>10385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Capuchinho Vermelho A Verdadeira Historia</text:p>
          </table:table-cell>
          <table:table-cell office:value-type="float" office:value="723212">
            <text:p>7232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Casa do Mickey Mouse - A Lojinha da Minnie</text:p>
          </table:table-cell>
          <table:table-cell office:value-type="float" office:value="4411836">
            <text:p>44118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Cheetah Girls One World</text:p>
          </table:table-cell>
          <table:table-cell office:value-type="float" office:value="8174452">
            <text:p>81744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Chicken Little</text:p>
          </table:table-cell>
          <table:table-cell office:value-type="float" office:value="1338824">
            <text:p>13388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Chip n Dale Here Cames Trouble</text:p>
          </table:table-cell>
          <table:table-cell office:value-type="float" office:value="3204860">
            <text:p>32048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Chiquititas Karaoke</text:p>
          </table:table-cell>
          <table:table-cell office:value-type="float" office:value="2888132">
            <text:p>28881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Chovem Almondegas</text:p>
          </table:table-cell>
          <table:table-cell office:value-type="float" office:value="697160">
            <text:p>6971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Coraline</text:p>
          </table:table-cell>
          <table:table-cell office:value-type="float" office:value="721960">
            <text:p>7219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esportos Radicalmente Divertidos</text:p>
          </table:table-cell>
          <table:table-cell office:value-type="float" office:value="3865756">
            <text:p>38657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ia de Surf</text:p>
          </table:table-cell>
          <table:table-cell office:value-type="float" office:value="4542540">
            <text:p>45425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isneys Handy Manny - A Very Handy Holiday(2010)</text:p>
          </table:table-cell>
          <table:table-cell office:value-type="float" office:value="4586752">
            <text:p>45867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cinho de Morango - A Primavera e a Docinho de Morango</text:p>
          </table:table-cell>
          <table:table-cell office:value-type="float" office:value="2112540">
            <text:p>21125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cinho de Morango - Aventuras na Ilha Gelado</text:p>
          </table:table-cell>
          <table:table-cell office:value-type="float" office:value="361524">
            <text:p>3615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cinho de Morango - Brincar a trocar de roupa</text:p>
          </table:table-cell>
          <table:table-cell office:value-type="float" office:value="391992">
            <text:p>3919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cinho de Morango - Festa na praia</text:p>
          </table:table-cell>
          <table:table-cell office:value-type="float" office:value="2157432">
            <text:p>21574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cinho de Morango - Os melhores amigos</text:p>
          </table:table-cell>
          <table:table-cell office:value-type="float" office:value="2019036">
            <text:p>20190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cinho de Morango - Um dia de surpresas</text:p>
          </table:table-cell>
          <table:table-cell office:value-type="float" office:value="1828264">
            <text:p>18282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cinho de Morango - Um Natal bagada especial</text:p>
          </table:table-cell>
          <table:table-cell office:value-type="float" office:value="1696352">
            <text:p>16963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nalds Laugh Factory</text:p>
          </table:table-cell>
          <table:table-cell office:value-type="float" office:value="718572">
            <text:p>7185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nkey Xote (2007)</text:p>
          </table:table-cell>
          <table:table-cell office:value-type="float" office:value="791576">
            <text:p>7915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ra a Exploradora</text:p>
          </table:table-cell>
          <table:table-cell office:value-type="float" office:value="412408">
            <text:p>4124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ra a Exploradora - Conhece o Diogo</text:p>
          </table:table-cell>
          <table:table-cell office:value-type="float" office:value="718472">
            <text:p>7184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ra a Exploradora - Festa Super Tonta</text:p>
          </table:table-cell>
          <table:table-cell office:value-type="float" office:value="3604280">
            <text:p>36042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ora a Exploradora - Rimas e Adivinhas</text:p>
          </table:table-cell>
          <table:table-cell office:value-type="float" office:value="718996">
            <text:p>7189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Dragões de Bolso</text:p>
          </table:table-cell>
          <table:table-cell office:value-type="float" office:value="856720">
            <text:p>8567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Em Defesa da Terra</text:p>
          </table:table-cell>
          <table:table-cell office:value-type="float" office:value="690532">
            <text:p>6905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E Nao Viveram Felizes Para Sempre 2</text:p>
          </table:table-cell>
          <table:table-cell office:value-type="float" office:value="4113696">
            <text:p>41136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Entra Na Onda Vamos Dancar</text:p>
          </table:table-cell>
          <table:table-cell office:value-type="float" office:value="2602320">
            <text:p>26023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Era uma vez o Corpo Humano</text:p>
          </table:table-cell>
          <table:table-cell office:value-type="float" office:value="4575836">
            <text:p>457583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Franjinhas e o Carrossel Mágico</text:p>
          </table:table-cell>
          <table:table-cell office:value-type="float" office:value="720428">
            <text:p>7204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Gang dos Tubarões</text:p>
          </table:table-cell>
          <table:table-cell office:value-type="float" office:value="717640">
            <text:p>7176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Garfield 2</text:p>
          </table:table-cell>
          <table:table-cell office:value-type="float" office:value="4564240">
            <text:p>45642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Garfield Gets Real</text:p>
          </table:table-cell>
          <table:table-cell office:value-type="float" office:value="432916">
            <text:p>4329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G-Force</text:p>
          </table:table-cell>
          <table:table-cell office:value-type="float" office:value="751820">
            <text:p>7518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Gostam Todos do Donald</text:p>
          </table:table-cell>
          <table:table-cell office:value-type="float" office:value="829224">
            <text:p>8292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Gostam Todos do Mickey</text:p>
          </table:table-cell>
          <table:table-cell office:value-type="float" office:value="916720">
            <text:p>91672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Gostam Todos do Pateta</text:p>
          </table:table-cell>
          <table:table-cell office:value-type="float" office:value="817476">
            <text:p>81747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Gru o mal disposto</text:p>
          </table:table-cell>
          <table:table-cell office:value-type="float" office:value="1516012">
            <text:p>15160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amilton</text:p>
          </table:table-cell>
          <table:table-cell office:value-type="float" office:value="719420">
            <text:p>7194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annah Montana - O Filme</text:p>
          </table:table-cell>
          <table:table-cell office:value-type="float" office:value="718716">
            <text:p>7187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anna Montana - Pop Star</text:p>
          </table:table-cell>
          <table:table-cell office:value-type="float" office:value="4389952">
            <text:p>43899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effalump O Filme</text:p>
          </table:table-cell>
          <table:table-cell office:value-type="float" office:value="660348">
            <text:p>6603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eidi - DVD1</text:p>
          </table:table-cell>
          <table:table-cell office:value-type="float" office:value="1441244">
            <text:p>14412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eidi - DVD2</text:p>
          </table:table-cell>
          <table:table-cell office:value-type="float" office:value="1436648">
            <text:p>14366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eidi - DVD3</text:p>
          </table:table-cell>
          <table:table-cell office:value-type="float" office:value="1435068">
            <text:p>14350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eidi - DVD4</text:p>
          </table:table-cell>
          <table:table-cell office:value-type="float" office:value="1258096">
            <text:p>12580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ello Hitty - Especial Natal</text:p>
          </table:table-cell>
          <table:table-cell office:value-type="float" office:value="1414608">
            <text:p>14146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ello Kitty - A Bela Adormecida</text:p>
          </table:table-cell>
          <table:table-cell office:value-type="float" office:value="681788">
            <text:p>6817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ello Kitty - Hansel E Gretel</text:p>
          </table:table-cell>
          <table:table-cell office:value-type="float" office:value="1825072">
            <text:p>18250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istorias de Vegetais O Filme</text:p>
          </table:table-cell>
          <table:table-cell office:value-type="float" office:value="718324">
            <text:p>7183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omem Aranha - A Saga de Venon</text:p>
          </table:table-cell>
          <table:table-cell office:value-type="float" office:value="1456416">
            <text:p>14564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omem Aranha - Contra O Doutor Octopus</text:p>
          </table:table-cell>
          <table:table-cell office:value-type="float" office:value="1163508">
            <text:p>11635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omem Aranha - O Demolidor Contra o Homem Aranha</text:p>
          </table:table-cell>
          <table:table-cell office:value-type="float" office:value="1216484">
            <text:p>12164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omem Aranha - O Derradeiro Confronto de Viloes</text:p>
          </table:table-cell>
          <table:table-cell office:value-type="float" office:value="1143580">
            <text:p>11435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omem Aranha - O Regresso do Duende Verde</text:p>
          </table:table-cell>
          <table:table-cell office:value-type="float" office:value="1138484">
            <text:p>11384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Horton E O Mundo Dos Quem</text:p>
          </table:table-cell>
          <table:table-cell office:value-type="float" office:value="1388692">
            <text:p>13886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Joka - O Fantasminha Brincalhão</text:p>
          </table:table-cell>
          <table:table-cell office:value-type="float" office:value="2070256">
            <text:p>20702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João e o Pé de Feijão</text:p>
          </table:table-cell>
          <table:table-cell office:value-type="float" office:value="715800">
            <text:p>7158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Kim Possible - Ficheiros Secretos</text:p>
          </table:table-cell>
          <table:table-cell office:value-type="float" office:value="1055908">
            <text:p>10559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Kim Possible - Uma Viagem no Tempo</text:p>
          </table:table-cell>
          <table:table-cell office:value-type="float" office:value="972068">
            <text:p>9720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Leroy And Stitch</text:p>
          </table:table-cell>
          <table:table-cell office:value-type="float" office:value="510248">
            <text:p>5102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Lissi no Reino dos Malucos</text:p>
          </table:table-cell>
          <table:table-cell office:value-type="float" office:value="721308">
            <text:p>7213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Little Einsteins - Aprender É Uma Aventura</text:p>
          </table:table-cell>
          <table:table-cell office:value-type="float" office:value="725872">
            <text:p>7258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Little Einsteins - Expedição Animal</text:p>
          </table:table-cell>
          <table:table-cell office:value-type="float" office:value="963992">
            <text:p>9639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Little Einsteins - Missão Conhecer e Festejar</text:p>
          </table:table-cell>
          <table:table-cell office:value-type="float" office:value="722460">
            <text:p>7224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acacos no espaço</text:p>
          </table:table-cell>
          <table:table-cell office:value-type="float" office:value="4448832">
            <text:p>44488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adagascar</text:p>
          </table:table-cell>
          <table:table-cell office:value-type="float" office:value="1436772">
            <text:p>14367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estre Panda Kung Fu</text:p>
          </table:table-cell>
          <table:table-cell office:value-type="float" office:value="923084">
            <text:p>9230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ickey, Donald e Pateta - Os Três Mosqueteiros</text:p>
          </table:table-cell>
          <table:table-cell office:value-type="float" office:value="1003596">
            <text:p>10035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ickey Mouse Big Splash</text:p>
          </table:table-cell>
          <table:table-cell office:value-type="float" office:value="7369656">
            <text:p>73696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ickey Um natal magico</text:p>
          </table:table-cell>
          <table:table-cell office:value-type="float" office:value="718456">
            <text:p>7184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onsters House</text:p>
          </table:table-cell>
          <table:table-cell office:value-type="float" office:value="3917000">
            <text:p>39170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onsters Vs. Aliens</text:p>
          </table:table-cell>
          <table:table-cell office:value-type="float" office:value="4751292">
            <text:p>47512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onstros e Companhia</text:p>
          </table:table-cell>
          <table:table-cell office:value-type="float" office:value="1454520">
            <text:p>14545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ulan 2</text:p>
          </table:table-cell>
          <table:table-cell office:value-type="float" office:value="718976">
            <text:p>7189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y Little Ponny - O Passeio da Princesa</text:p>
          </table:table-cell>
          <table:table-cell office:value-type="float" office:value="1618220">
            <text:p>16182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y Little Pony - A Lenda Da Princesa</text:p>
          </table:table-cell>
          <table:table-cell office:value-type="float" office:value="790972">
            <text:p>7909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y Little Pony - À procura do arco íris</text:p>
          </table:table-cell>
          <table:table-cell office:value-type="float" office:value="721032">
            <text:p>7210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y Little Pony Tales- Diário de Bom Bom</text:p>
          </table:table-cell>
          <table:table-cell office:value-type="float" office:value="865988">
            <text:p>8659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My Scene - Estrelas de Hollywood</text:p>
          </table:table-cell>
          <table:table-cell office:value-type="float" office:value="4418516">
            <text:p>44185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Na Ilha das cores</text:p>
          </table:table-cell>
          <table:table-cell office:value-type="float" office:value="2755596">
            <text:p>27555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Nocturna (2007)</text:p>
          </table:table-cell>
          <table:table-cell office:value-type="float" office:value="717476">
            <text:p>7174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Noddy - Brinca e Aprende</text:p>
          </table:table-cell>
          <table:table-cell office:value-type="float" office:value="15542068">
            <text:p>155420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Noddy - Learn English</text:p>
          </table:table-cell>
          <table:table-cell office:value-type="float" office:value="30302440">
            <text:p>303024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Gang Do Pi</text:p>
          </table:table-cell>
          <table:table-cell office:value-type="float" office:value="718388">
            <text:p>7183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lá Kitty</text:p>
          </table:table-cell>
          <table:table-cell office:value-type="float" office:value="1307524">
            <text:p>13075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Mundo magico de Winnie The Pooh - Um Belo Dia de Descobertas</text:p>
          </table:table-cell>
          <table:table-cell office:value-type="float" office:value="4577284">
            <text:p>45772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Natal Mágico do Mickey</text:p>
          </table:table-cell>
          <table:table-cell office:value-type="float" office:value="720340">
            <text:p>7203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Patinho feio e eu</text:p>
          </table:table-cell>
          <table:table-cell office:value-type="float" office:value="721600">
            <text:p>7216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pen Season 2</text:p>
          </table:table-cell>
          <table:table-cell office:value-type="float" office:value="720032">
            <text:p>7200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pen Season 3 (2010)</text:p>
          </table:table-cell>
          <table:table-cell office:value-type="float" office:value="1444852">
            <text:p>144485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pen Season</text:p>
          </table:table-cell>
          <table:table-cell office:value-type="float" office:value="6941340">
            <text:p>69413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Príncipe do Egipto</text:p>
          </table:table-cell>
          <table:table-cell office:value-type="float" office:value="931816">
            <text:p>9318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rapaz formiga</text:p>
          </table:table-cell>
          <table:table-cell office:value-type="float" office:value="4568772">
            <text:p>45687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Rato Dentinho (2006)</text:p>
          </table:table-cell>
          <table:table-cell office:value-type="float" office:value="718480">
            <text:p>7184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Resgate do Pinguim</text:p>
          </table:table-cell>
          <table:table-cell office:value-type="float" office:value="718076">
            <text:p>7180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s 3 Porquinhos</text:p>
          </table:table-cell>
          <table:table-cell office:value-type="float" office:value="3321248">
            <text:p>33212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Segredo da Pequena Sereia</text:p>
          </table:table-cell>
          <table:table-cell office:value-type="float" office:value="719756">
            <text:p>7197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Segredo do Imperador</text:p>
          </table:table-cell>
          <table:table-cell office:value-type="float" office:value="1694592">
            <text:p>16945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s Incriveis</text:p>
          </table:table-cell>
          <table:table-cell office:value-type="float" office:value="1811836">
            <text:p>18118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s Irmaos Koala - Vol.0 - Estamos ca Para Ajudar</text:p>
          </table:table-cell>
          <table:table-cell office:value-type="float" office:value="947964">
            <text:p>9479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s Irmaos Koala - Vol.1 - A Casa Nova do Artur</text:p>
          </table:table-cell>
          <table:table-cell office:value-type="float" office:value="2165212">
            <text:p>21652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s Irmaos Koala - Vol.2 - O Que Quer a Mitzi</text:p>
          </table:table-cell>
          <table:table-cell office:value-type="float" office:value="2059592">
            <text:p>20595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s Teus Contos Clássicos</text:p>
          </table:table-cell>
          <table:table-cell office:value-type="float" office:value="15333288">
            <text:p>153332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s tres porquinhos</text:p>
          </table:table-cell>
          <table:table-cell office:value-type="float" office:value="359620">
            <text:p>3596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velha Choné</text:p>
          </table:table-cell>
          <table:table-cell office:value-type="float" office:value="2549096">
            <text:p>25490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velha Chone - Dia Das Limpezas</text:p>
          </table:table-cell>
          <table:table-cell office:value-type="float" office:value="2291324">
            <text:p>22913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O Verão louco do Mickey</text:p>
          </table:table-cell>
          <table:table-cell office:value-type="float" office:value="2651108">
            <text:p>26511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Panda Kung Fu - Os sebgredos dos cinco furiosos</text:p>
          </table:table-cell>
          <table:table-cell office:value-type="float" office:value="179568">
            <text:p>1795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Papuça e Dentuça 2</text:p>
          </table:table-cell>
          <table:table-cell office:value-type="float" office:value="718656">
            <text:p>7186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Pateta O Filme</text:p>
          </table:table-cell>
          <table:table-cell office:value-type="float" office:value="840712">
            <text:p>8407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Pedro Bolinha de algodão está de Volta</text:p>
          </table:table-cell>
          <table:table-cell office:value-type="float" office:value="612236">
            <text:p>6122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Peter Pan Em a Terra do Nunca</text:p>
          </table:table-cell>
          <table:table-cell office:value-type="float" office:value="705376">
            <text:p>7053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Pippi das Meias Altas</text:p>
          </table:table-cell>
          <table:table-cell office:value-type="float" office:value="6202164">
            <text:p>62021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Por Água Abaixo</text:p>
          </table:table-cell>
          <table:table-cell office:value-type="float" office:value="721516">
            <text:p>7215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Princesas Disney.Contos Encantados.Segue os Teus Sonhos</text:p>
          </table:table-cell>
          <table:table-cell office:value-type="float" office:value="721824">
            <text:p>7218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Pular a Cerca</text:p>
          </table:table-cell>
          <table:table-cell office:value-type="float" office:value="4308536">
            <text:p>43085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atatoing</text:p>
          </table:table-cell>
          <table:table-cell office:value-type="float" office:value="230888">
            <text:p>2308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ecreio Conquistar Quinto Ano</text:p>
          </table:table-cell>
          <table:table-cell office:value-type="float" office:value="387460">
            <text:p>3874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01 - E Os Seus Amigos</text:p>
          </table:table-cell>
          <table:table-cell office:value-type="float" office:value="2284348">
            <text:p>22843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02 - O Explorador</text:p>
          </table:table-cell>
          <table:table-cell office:value-type="float" office:value="526140">
            <text:p>5261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03 - Sempre a brincar</text:p>
          </table:table-cell>
          <table:table-cell office:value-type="float" office:value="794844">
            <text:p>7948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04 - Quer ser grande</text:p>
          </table:table-cell>
          <table:table-cell office:value-type="float" office:value="1815376">
            <text:p>18153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05 - A Magia do Natal</text:p>
          </table:table-cell>
          <table:table-cell office:value-type="float" office:value="782396">
            <text:p>7823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06 - É uma festa</text:p>
          </table:table-cell>
          <table:table-cell office:value-type="float" office:value="794796">
            <text:p>7947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07 - Puxa pela Imaginação</text:p>
          </table:table-cell>
          <table:table-cell office:value-type="float" office:value="876752">
            <text:p>8767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08 - Brinca ao Sr. Doutor</text:p>
          </table:table-cell>
          <table:table-cell office:value-type="float" office:value="795732">
            <text:p>7957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09 - Gosta de Ajudar</text:p>
          </table:table-cell>
          <table:table-cell office:value-type="float" office:value="795316">
            <text:p>7953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0 - Brinca com as Estrelas</text:p>
          </table:table-cell>
          <table:table-cell office:value-type="float" office:value="786612">
            <text:p>7866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1 - Tenta que vais Conseguir</text:p>
          </table:table-cell>
          <table:table-cell office:value-type="float" office:value="3379392">
            <text:p>33793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2 - É Amigo dos Animais</text:p>
          </table:table-cell>
          <table:table-cell office:value-type="float" office:value="738600">
            <text:p>7386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3 - Novas Descobertas</text:p>
          </table:table-cell>
          <table:table-cell office:value-type="float" office:value="818092">
            <text:p>8180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4 - Já Não Tem Medo</text:p>
          </table:table-cell>
          <table:table-cell office:value-type="float" office:value="820072">
            <text:p>8200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5 - Feliz Aniversário</text:p>
          </table:table-cell>
          <table:table-cell office:value-type="float" office:value="892668">
            <text:p>8926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6 - Sempre A Aprender</text:p>
          </table:table-cell>
          <table:table-cell office:value-type="float" office:value="840180">
            <text:p>8401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7 - O Bombeiro</text:p>
          </table:table-cell>
          <table:table-cell office:value-type="float" office:value="1803280">
            <text:p>18032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8 - A Banda do Ruca</text:p>
          </table:table-cell>
          <table:table-cell office:value-type="float" office:value="2002104">
            <text:p>20021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19 - O Grande Mágico</text:p>
          </table:table-cell>
          <table:table-cell office:value-type="float" office:value="896416">
            <text:p>8964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20 - O Cacador de Dinossauros</text:p>
          </table:table-cell>
          <table:table-cell office:value-type="float" office:value="2013492">
            <text:p>20134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21 - O Capitão Ruca</text:p>
          </table:table-cell>
          <table:table-cell office:value-type="float" office:value="896008">
            <text:p>8960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CA22 - A surpresa do Ruca</text:p>
          </table:table-cell>
          <table:table-cell office:value-type="float" office:value="2096900">
            <text:p>20969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Rudolfo a Rena do Nariz Vermelho - O Filme</text:p>
          </table:table-cell>
          <table:table-cell office:value-type="float" office:value="932056">
            <text:p>9320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cooby Doo - Luzes! Camara! Caos! (2002)</text:p>
          </table:table-cell>
          <table:table-cell office:value-type="float" office:value="1436724">
            <text:p>14367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elvagem</text:p>
          </table:table-cell>
          <table:table-cell office:value-type="float" office:value="1425720">
            <text:p>14257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hrek 2</text:p>
          </table:table-cell>
          <table:table-cell office:value-type="float" office:value="718724">
            <text:p>7187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hrek</text:p>
          </table:table-cell>
          <table:table-cell office:value-type="float" office:value="719356">
            <text:p>7193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hrek Especial de Natal</text:p>
          </table:table-cell>
          <table:table-cell office:value-type="float" office:value="706872">
            <text:p>7068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hrek II</text:p>
          </table:table-cell>
          <table:table-cell office:value-type="float" office:value="1450788">
            <text:p>14507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hrekless Scared (2010)</text:p>
          </table:table-cell>
          <table:table-cell office:value-type="float" office:value="288888">
            <text:p>2888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hrek O Terceiro</text:p>
          </table:table-cell>
          <table:table-cell office:value-type="float" office:value="716772">
            <text:p>7167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ininho</text:p>
          </table:table-cell>
          <table:table-cell office:value-type="float" office:value="727016">
            <text:p>7270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ininho e o Tesouro Perdido (2009)</text:p>
          </table:table-cell>
          <table:table-cell office:value-type="float" office:value="6831576">
            <text:p>68315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ininho Salva as Fadas</text:p>
          </table:table-cell>
          <table:table-cell office:value-type="float" office:value="4577876">
            <text:p>45778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now Buddies</text:p>
          </table:table-cell>
          <table:table-cell office:value-type="float" office:value="819768">
            <text:p>8197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pirit - Espírito Selvagem</text:p>
          </table:table-cell>
          <table:table-cell office:value-type="float" office:value="717704">
            <text:p>7177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tar Wars The Clone Wars</text:p>
          </table:table-cell>
          <table:table-cell office:value-type="float" office:value="711256">
            <text:p>7112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tuart Little 3</text:p>
          </table:table-cell>
          <table:table-cell office:value-type="float" office:value="715680">
            <text:p>7156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Surfs up</text:p>
          </table:table-cell>
          <table:table-cell office:value-type="float" office:value="7506748">
            <text:p>75067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arzan 2</text:p>
          </table:table-cell>
          <table:table-cell office:value-type="float" office:value="4581080">
            <text:p>458108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eletubbies - Maos Pes E Joelhos Sujos</text:p>
          </table:table-cell>
          <table:table-cell office:value-type="float" office:value="399628">
            <text:p>3996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eletubbies - Partida Largada fugida</text:p>
          </table:table-cell>
          <table:table-cell office:value-type="float" office:value="359604">
            <text:p>3596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elmo e Tula</text:p>
          </table:table-cell>
          <table:table-cell office:value-type="float" office:value="1720088">
            <text:p>17200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he Little Mermaid II - Return to the Sea</text:p>
          </table:table-cell>
          <table:table-cell office:value-type="float" office:value="718204">
            <text:p>7182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he Smurfs de Natal</text:p>
          </table:table-cell>
          <table:table-cell office:value-type="float" office:value="361264">
            <text:p>3612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om And Jerry - The Fast And The Furry</text:p>
          </table:table-cell>
          <table:table-cell office:value-type="float" office:value="720076">
            <text:p>7200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om e Jerry - Aventuras</text:p>
          </table:table-cell>
          <table:table-cell office:value-type="float" office:value="2136780">
            <text:p>21367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om e Jerry - velocidade peluda</text:p>
          </table:table-cell>
          <table:table-cell office:value-type="float" office:value="3613488">
            <text:p>36134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oy Story 3 (2010)</text:p>
          </table:table-cell>
          <table:table-cell office:value-type="float" office:value="2242900">
            <text:p>224290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oy Story</text:p>
          </table:table-cell>
          <table:table-cell office:value-type="float" office:value="6524796">
            <text:p>652479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rollz Melhores Amigas Para Sempre</text:p>
          </table:table-cell>
          <table:table-cell office:value-type="float" office:value="737156">
            <text:p>7371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Tweenies Uma Nova Amiga</text:p>
          </table:table-cell>
          <table:table-cell office:value-type="float" office:value="718932">
            <text:p>71893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Uma vida de insecto</text:p>
          </table:table-cell>
          <table:table-cell office:value-type="float" office:value="5246564">
            <text:p>52465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Um conto de Natal </text:p>
          </table:table-cell>
          <table:table-cell office:value-type="float" office:value="1515500">
            <text:p>151550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Up Altamente (2009)</text:p>
          </table:table-cell>
          <table:table-cell office:value-type="float" office:value="703692">
            <text:p>7036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Valiant</text:p>
          </table:table-cell>
          <table:table-cell office:value-type="float" office:value="718240">
            <text:p>7182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Wall-e</text:p>
          </table:table-cell>
          <table:table-cell office:value-type="float" office:value="8084268">
            <text:p>80842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Winnie The Pooh - A Valentine For You</text:p>
          </table:table-cell>
          <table:table-cell office:value-type="float" office:value="179676">
            <text:p>1796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Winx</text:p>
          </table:table-cell>
          <table:table-cell office:value-type="float" office:value="15627812">
            <text:p>156278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Winx O segredo do Reino Perdido</text:p>
          </table:table-cell>
          <table:table-cell office:value-type="float" office:value="723324">
            <text:p>7233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FilmesInfantis</text:p>
          </table:table-cell>
          <table:table-cell office:value-type="string">
            <text:p>Wizards of Waverly Place - The Movie (2009)</text:p>
          </table:table-cell>
          <table:table-cell office:value-type="float" office:value="781096">
            <text:p>7810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Abba - Gold <text:s/>DVD</text:p>
          </table:table-cell>
          <table:table-cell office:value-type="float" office:value="4584920">
            <text:p>45849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Adele Live At The Royal Albert Hall (2011)</text:p>
          </table:table-cell>
          <table:table-cell office:value-type="float" office:value="8032192">
            <text:p>803219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Adriana Calcanhotto - Público</text:p>
          </table:table-cell>
          <table:table-cell office:value-type="float" office:value="4349168">
            <text:p>434916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Alejandro Sanz - MTV Unplugged</text:p>
          </table:table-cell>
          <table:table-cell office:value-type="float" office:value="3963016">
            <text:p>39630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Alexandre Pires - Em casa ao vivo (2008)</text:p>
          </table:table-cell>
          <table:table-cell office:value-type="float" office:value="5379312">
            <text:p>53793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Andrea Bocelli <text:s/>A night in Tuscany</text:p>
          </table:table-cell>
          <table:table-cell office:value-type="float" office:value="4552392">
            <text:p>45523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Andrea Bocelli - <text:s/>Under the Desert Sky</text:p>
          </table:table-cell>
          <table:table-cell office:value-type="float" office:value="6961512">
            <text:p>696151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ee Gees - One Night Only</text:p>
          </table:table-cell>
          <table:table-cell office:value-type="float" office:value="4583372">
            <text:p>45833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ee Gees - The Ultimate Bee Gees Deluxe Edition</text:p>
          </table:table-cell>
          <table:table-cell office:value-type="float" office:value="276036">
            <text:p>2760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eyoncé - I Am...Yours - An Intimate Performance at Las Vegas</text:p>
          </table:table-cell>
          <table:table-cell office:value-type="float" office:value="1303752">
            <text:p>13037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jork - MTV Unplugged</text:p>
          </table:table-cell>
          <table:table-cell office:value-type="float" office:value="3485264">
            <text:p>34852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ob Marley and the Wailers Germany waemesul</text:p>
          </table:table-cell>
          <table:table-cell office:value-type="float" office:value="862744">
            <text:p>8627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ob Marley and The Wailers - <text:s/>Live! (1975) - <text:s/>Lyceum Theatre</text:p>
          </table:table-cell>
          <table:table-cell office:value-type="float" office:value="716360">
            <text:p>7163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ob Marley - Live! at the Rainbow (2004)</text:p>
          </table:table-cell>
          <table:table-cell office:value-type="float" office:value="702092">
            <text:p>7020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ob Marley - Spiritual Journey</text:p>
          </table:table-cell>
          <table:table-cell office:value-type="float" office:value="290572">
            <text:p>2905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ond - Live at the Royal Albert Hall</text:p>
          </table:table-cell>
          <table:table-cell office:value-type="float" office:value="717808">
            <text:p>7178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on Jovi - Live at Madison Square Garden (2008)</text:p>
          </table:table-cell>
          <table:table-cell office:value-type="float" office:value="8339052">
            <text:p>83390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on Jovi - Lost Highway The Concert (2008)</text:p>
          </table:table-cell>
          <table:table-cell office:value-type="float" office:value="904448">
            <text:p>9044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ritney Spears - Greatest Hits</text:p>
          </table:table-cell>
          <table:table-cell office:value-type="float" office:value="4576920">
            <text:p>45769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ryan Adams Live In Japan</text:p>
          </table:table-cell>
          <table:table-cell office:value-type="float" office:value="4576256">
            <text:p>457625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Bryan Adams - Live in Lisbon</text:p>
          </table:table-cell>
          <table:table-cell office:value-type="float" office:value="6667136">
            <text:p>66671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aetano Veloso - Prenda Minha</text:p>
          </table:table-cell>
          <table:table-cell office:value-type="float" office:value="710572">
            <text:p>7105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arlos Santana - Supernatural Live</text:p>
          </table:table-cell>
          <table:table-cell office:value-type="float" office:value="717072">
            <text:p>7170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ecilia Bartoli &amp; Nicolaus Harnoncourt - Live in Concert (Mozart)</text:p>
          </table:table-cell>
          <table:table-cell office:value-type="float" office:value="4576108">
            <text:p>45761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eline Dion - Au Coeur du stade</text:p>
          </table:table-cell>
          <table:table-cell office:value-type="float" office:value="7700204">
            <text:p>77002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eline Through the Eyes of the World (2010)</text:p>
          </table:table-cell>
          <table:table-cell office:value-type="float" office:value="2149448">
            <text:p>21494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oldplay - MTV world stage</text:p>
          </table:table-cell>
          <table:table-cell office:value-type="float" office:value="2397260">
            <text:p>23972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oldplay - Tokyo Saitama (Super Arena)</text:p>
          </table:table-cell>
          <table:table-cell office:value-type="float" office:value="1321816">
            <text:p>13218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orrs - Live in London</text:p>
          </table:table-cell>
          <table:table-cell office:value-type="float" office:value="7949188">
            <text:p>79491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orrs - MTV Unplugged</text:p>
          </table:table-cell>
          <table:table-cell office:value-type="float" office:value="4427880">
            <text:p>44278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reedence Clearwater Revival - Featuring John Fogerty</text:p>
          </table:table-cell>
          <table:table-cell office:value-type="float" office:value="3953240">
            <text:p>39532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rystian e Ralf Acustico</text:p>
          </table:table-cell>
          <table:table-cell office:value-type="float" office:value="2508244">
            <text:p>25082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Crystian Ralf</text:p>
          </table:table-cell>
          <table:table-cell office:value-type="float" office:value="156404">
            <text:p>15640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David Fonseca - Dreams in Colour Live</text:p>
          </table:table-cell>
          <table:table-cell office:value-type="float" office:value="7385072">
            <text:p>7385072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David Gilmour - Remember that Night</text:p>
          </table:table-cell>
          <table:table-cell office:value-type="float" office:value="7307728">
            <text:p>73077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Diana Krall - Live in Paris</text:p>
          </table:table-cell>
          <table:table-cell office:value-type="float" office:value="717988">
            <text:p>7179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Dire Straits Alchemy Live 20TH</text:p>
          </table:table-cell>
          <table:table-cell office:value-type="float" office:value="4577064">
            <text:p>45770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Dire Straits - Solid Rock</text:p>
          </table:table-cell>
          <table:table-cell office:value-type="float" office:value="4580316">
            <text:p>45803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Dire Straits - Sultans Of Swing</text:p>
          </table:table-cell>
          <table:table-cell office:value-type="float" office:value="4308708">
            <text:p>430870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Divas las Vegas 2002</text:p>
          </table:table-cell>
          <table:table-cell office:value-type="float" office:value="1230880">
            <text:p>12308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Djavan - ao Vivo</text:p>
          </table:table-cell>
          <table:table-cell office:value-type="float" office:value="639392">
            <text:p>63939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Eagles - Hell Freezes Over</text:p>
          </table:table-cell>
          <table:table-cell office:value-type="float" office:value="4802992">
            <text:p>48029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Elements of Life - Copenhagen</text:p>
          </table:table-cell>
          <table:table-cell office:value-type="float" office:value="2151844">
            <text:p>21518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Enya - The Video Collection</text:p>
          </table:table-cell>
          <table:table-cell office:value-type="float" office:value="4599980">
            <text:p>45999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Eric Clapton</text:p>
          </table:table-cell>
          <table:table-cell office:value-type="float" office:value="10068300">
            <text:p>100683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Eric Clapton - Unplugged</text:p>
          </table:table-cell>
          <table:table-cell office:value-type="float" office:value="716760">
            <text:p>7167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Evanescence - Nissan Live Sets 2008</text:p>
          </table:table-cell>
          <table:table-cell office:value-type="float" office:value="2542560">
            <text:p>254256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Fados (2007)</text:p>
          </table:table-cell>
          <table:table-cell office:value-type="float" office:value="722132">
            <text:p>7221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Fleetwood Mac - The dance</text:p>
          </table:table-cell>
          <table:table-cell office:value-type="float" office:value="4501060">
            <text:p>45010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Fleetwood Mac - The Dance</text:p>
          </table:table-cell>
          <table:table-cell office:value-type="float" office:value="9008592">
            <text:p>900859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Floribella - Karaoke</text:p>
          </table:table-cell>
          <table:table-cell office:value-type="float" office:value="4560836">
            <text:p>45608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George Michael - Live in Lodon <text:s/>(2009)</text:p>
          </table:table-cell>
          <table:table-cell office:value-type="float" office:value="1435156">
            <text:p>143515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Gipsy Kings - U.S Tour 90</text:p>
          </table:table-cell>
          <table:table-cell office:value-type="float" office:value="650024">
            <text:p>6500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Green Day - Bullet in a Bible (2005)</text:p>
          </table:table-cell>
          <table:table-cell office:value-type="float" office:value="8030920">
            <text:p>80309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Green Day - Bullet in a bible</text:p>
          </table:table-cell>
          <table:table-cell office:value-type="float" office:value="908068">
            <text:p>9080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Guitar Legends in Sevilla</text:p>
          </table:table-cell>
          <table:table-cell office:value-type="float" office:value="8223340">
            <text:p>82233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Guitar Legends The Ultimate Anthology</text:p>
          </table:table-cell>
          <table:table-cell office:value-type="float" office:value="4288900">
            <text:p>42889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Barry Manilow - Manilow Live (2003)</text:p>
          </table:table-cell>
          <table:table-cell office:value-type="float" office:value="4509372">
            <text:p>45093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Beyonce - The Beyonce Experience Live (2007)</text:p>
          </table:table-cell>
          <table:table-cell office:value-type="float" office:value="4507248">
            <text:p>4507248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Bon Jovi - Live at Madison Square Garden (2008)</text:p>
          </table:table-cell>
          <table:table-cell office:value-type="float" office:value="17186468">
            <text:p>171864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Bruce Springsteen And The E Street Band London Calling Live In Hyde Park (2009)</text:p>
          </table:table-cell>
          <table:table-cell office:value-type="float" office:value="6882136">
            <text:p>688213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Celine Dion - A New Day Live in Las Vegas (2007)</text:p>
          </table:table-cell>
          <table:table-cell office:value-type="float" office:value="4632516">
            <text:p>46325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Celine Dion - Live In Las Vegas (2008)</text:p>
          </table:table-cell>
          <table:table-cell office:value-type="float" office:value="8264544">
            <text:p>82645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Chris Botti - Live with Orchestra and Special Guests (2006)</text:p>
          </table:table-cell>
          <table:table-cell office:value-type="float" office:value="4580084">
            <text:p>4580084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Christina Aquilera - Music Live from NY</text:p>
          </table:table-cell>
          <table:table-cell office:value-type="float" office:value="5641252">
            <text:p>56412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Coldplay - at the BBC (2008)</text:p>
          </table:table-cell>
          <table:table-cell office:value-type="float" office:value="1389216">
            <text:p>13892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Coldplay - Live Tokyo (2009)</text:p>
          </table:table-cell>
          <table:table-cell office:value-type="float" office:value="2397468">
            <text:p>23974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Cyndi Lauper - Live From Soundstage</text:p>
          </table:table-cell>
          <table:table-cell office:value-type="float" office:value="5335868">
            <text:p>53358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David Gilmour - Remember That Night Live at the Royal Albert Hall</text:p>
          </table:table-cell>
          <table:table-cell office:value-type="float" office:value="7056224">
            <text:p>7056224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Gipsy Kings - Live At Kenwood House in London</text:p>
          </table:table-cell>
          <table:table-cell office:value-type="float" office:value="4585652">
            <text:p>458565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Hannah Montana - MileyCyrus - Best of Both Worlds Concert 2D</text:p>
          </table:table-cell>
          <table:table-cell office:value-type="float" office:value="5885716">
            <text:p>58857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Katy Perry - MTV Unplugged (2010)</text:p>
          </table:table-cell>
          <table:table-cell office:value-type="float" office:value="1529616">
            <text:p>1529616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Madonna Sticky And Sweet Tour</text:p>
          </table:table-cell>
          <table:table-cell office:value-type="float" office:value="6888352">
            <text:p>68883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Mary J. Blige VH1 Story tellers</text:p>
          </table:table-cell>
          <table:table-cell office:value-type="float" office:value="5185888">
            <text:p>51858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Paula Fernandes - Ao Vivo</text:p>
          </table:table-cell>
          <table:table-cell office:value-type="float" office:value="42387680">
            <text:p>42387680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Phil Collins - Finally ... the First Farewell Tour (2004)</text:p>
          </table:table-cell>
          <table:table-cell office:value-type="float" office:value="9019788">
            <text:p>9019788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Queen - Rock Montreal &amp; Live Aid (1981)</text:p>
          </table:table-cell>
          <table:table-cell office:value-type="float" office:value="6861388">
            <text:p>68613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Sade - Bring me home live (2011)</text:p>
          </table:table-cell>
          <table:table-cell office:value-type="float" office:value="13772324">
            <text:p>1377232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Shakira - Live In Paris 2011</text:p>
          </table:table-cell>
          <table:table-cell office:value-type="float" office:value="11374836">
            <text:p>113748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Shakira - Oral fixation tour 2007</text:p>
          </table:table-cell>
          <table:table-cell office:value-type="float" office:value="4199016">
            <text:p>41990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Simply Red - Live At Montreux (2003)</text:p>
          </table:table-cell>
          <table:table-cell office:value-type="float" office:value="10381276">
            <text:p>103812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Sting - Live In Berlin</text:p>
          </table:table-cell>
          <table:table-cell office:value-type="float" office:value="2041640">
            <text:p>20416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Stomp - Live (2009)</text:p>
          </table:table-cell>
          <table:table-cell office:value-type="float" office:value="4569608">
            <text:p>45696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Thalia - Primera Fila (2010)</text:p>
          </table:table-cell>
          <table:table-cell office:value-type="float" office:value="21754536">
            <text:p>21754536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The Beyonce Experience Live 2007</text:p>
          </table:table-cell>
          <table:table-cell office:value-type="float" office:value="4507248">
            <text:p>45072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The Eagles - Farewell Tour 1, Live From Melbourne (2005)</text:p>
          </table:table-cell>
          <table:table-cell office:value-type="float" office:value="11426072">
            <text:p>11426072</text:p>
          </table:table-cell>
          <table:table-cell office:value-type="string">
            <text:p>DISC06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Tina Turner - Live in Holland (2009)</text:p>
          </table:table-cell>
          <table:table-cell office:value-type="float" office:value="4592456">
            <text:p>4592456</text:p>
          </table:table-cell>
          <table:table-cell office:value-type="string">
            <text:p>DISC03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Tony Carreira - no Pavilhao Atlantico (2010)</text:p>
          </table:table-cell>
          <table:table-cell office:value-type="float" office:value="2936900">
            <text:p>2936900</text:p>
          </table:table-cell>
          <table:table-cell office:value-type="string">
            <text:p>DISC04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[HD] U2 - 360 at the Rose Bowl (2009)</text:p>
          </table:table-cell>
          <table:table-cell office:value-type="float" office:value="11273136">
            <text:p>112731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High School Musical - The Concert</text:p>
          </table:table-cell>
          <table:table-cell office:value-type="float" office:value="5826596">
            <text:p>58265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Ivete Sangalo - <text:s/>Ao Vivo no Madison Square Garden</text:p>
          </table:table-cell>
          <table:table-cell office:value-type="float" office:value="818308">
            <text:p>8183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Ivete Sangalo Ao Vivo no Maracanã</text:p>
          </table:table-cell>
          <table:table-cell office:value-type="float" office:value="4212948">
            <text:p>421294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Ivete Sangalo - Duetos</text:p>
          </table:table-cell>
          <table:table-cell office:value-type="float" office:value="768568">
            <text:p>76856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ack Johnson En Concert</text:p>
          </table:table-cell>
          <table:table-cell office:value-type="float" office:value="4503384">
            <text:p>45033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ames - Getting Away With It</text:p>
          </table:table-cell>
          <table:table-cell office:value-type="float" office:value="1179436">
            <text:p>11794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ames - Getting Away With It... Live</text:p>
          </table:table-cell>
          <table:table-cell office:value-type="float" office:value="1179512">
            <text:p>11795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ames - Getting away with it (Live)</text:p>
          </table:table-cell>
          <table:table-cell office:value-type="float" office:value="1338384">
            <text:p>133838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ean-Michel Jarre</text:p>
          </table:table-cell>
          <table:table-cell office:value-type="float" office:value="1963536">
            <text:p>196353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oe Cocker - Across From Midnight Tour (1997)</text:p>
          </table:table-cell>
          <table:table-cell office:value-type="float" office:value="717052">
            <text:p>7170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onas Brothers - The 3D Concert Experience</text:p>
          </table:table-cell>
          <table:table-cell office:value-type="float" office:value="723880">
            <text:p>7238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oss Stone - Live in Rock in Rio 2008</text:p>
          </table:table-cell>
          <table:table-cell office:value-type="float" office:value="1153100">
            <text:p>11531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oss Stone - Mind Body &amp; Soul Sessions Live in New York City</text:p>
          </table:table-cell>
          <table:table-cell office:value-type="float" office:value="714272">
            <text:p>7142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uanes - Clips</text:p>
          </table:table-cell>
          <table:table-cell office:value-type="float" office:value="418092">
            <text:p>41809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ulio Iglesias - Starry Night</text:p>
          </table:table-cell>
          <table:table-cell office:value-type="float" office:value="4453584">
            <text:p>44535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Justin Bieber - Never Say Never</text:p>
          </table:table-cell>
          <table:table-cell office:value-type="float" office:value="717672">
            <text:p>71767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Karaoke 100% Original Vol1</text:p>
          </table:table-cell>
          <table:table-cell office:value-type="float" office:value="3858220">
            <text:p>38582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Karaoke 100% Original Vol2</text:p>
          </table:table-cell>
          <table:table-cell office:value-type="float" office:value="3759680">
            <text:p>37596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Karaoke Made In Portugal Vol 3</text:p>
          </table:table-cell>
          <table:table-cell office:value-type="float" office:value="3003032">
            <text:p>300303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Karaoke Made In Portugal Vol 4</text:p>
          </table:table-cell>
          <table:table-cell office:value-type="float" office:value="9740">
            <text:p>97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Kate Perry - MTV Unplugged</text:p>
          </table:table-cell>
          <table:table-cell office:value-type="float" office:value="441376">
            <text:p>4413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Katie Melua</text:p>
          </table:table-cell>
          <table:table-cell office:value-type="float" office:value="3741188">
            <text:p>374118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Kings of Leon - Live at the O2 (London 2009)</text:p>
          </table:table-cell>
          <table:table-cell office:value-type="float" office:value="4508720">
            <text:p>45087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Kylie Minogue - Live in Sydney</text:p>
          </table:table-cell>
          <table:table-cell office:value-type="float" office:value="737028">
            <text:p>73702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Lady Gaga</text:p>
          </table:table-cell>
          <table:table-cell office:value-type="float" office:value="675176">
            <text:p>6751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Laura Pausini - Live in San Siro (2007)</text:p>
          </table:table-cell>
          <table:table-cell office:value-type="float" office:value="4583452">
            <text:p>45834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Laura Pausini - World Tour (2001 - 2002)</text:p>
          </table:table-cell>
          <table:table-cell office:value-type="float" office:value="1694220">
            <text:p>169422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Linkin-Park</text:p>
          </table:table-cell>
          <table:table-cell office:value-type="float" office:value="717364">
            <text:p>7173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Lionel Richie - Symphonica in Rosso</text:p>
          </table:table-cell>
          <table:table-cell office:value-type="float" office:value="1029704">
            <text:p>10297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Lord of the dance</text:p>
          </table:table-cell>
          <table:table-cell office:value-type="float" office:value="4234072">
            <text:p>42340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donna Celebration (2009)</text:p>
          </table:table-cell>
          <table:table-cell office:value-type="float" office:value="8925416">
            <text:p>89254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donna - I Am Going To Tell You A Secret</text:p>
          </table:table-cell>
          <table:table-cell office:value-type="float" office:value="7362272">
            <text:p>73622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donna <text:s/>- The confessions tour</text:p>
          </table:table-cell>
          <table:table-cell office:value-type="float" office:value="8132752">
            <text:p>81327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na - MTV Unplugged</text:p>
          </table:table-cell>
          <table:table-cell office:value-type="float" office:value="4421208">
            <text:p>442120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ria Carahey</text:p>
          </table:table-cell>
          <table:table-cell office:value-type="float" office:value="54660">
            <text:p>546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riah Carey - No.1 Hits</text:p>
          </table:table-cell>
          <table:table-cell office:value-type="float" office:value="4402296">
            <text:p>44022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ria Rita</text:p>
          </table:table-cell>
          <table:table-cell office:value-type="float" office:value="3946360">
            <text:p>394636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rillion Live in Rio (1997)</text:p>
          </table:table-cell>
          <table:table-cell office:value-type="float" office:value="4548660">
            <text:p>45486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rillion - The Emi Singles Collection (2002)</text:p>
          </table:table-cell>
          <table:table-cell office:value-type="float" office:value="716736">
            <text:p>71673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riza - Concerto em Lisboa</text:p>
          </table:table-cell>
          <table:table-cell office:value-type="float" office:value="3779124">
            <text:p>37791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ariza Live in London</text:p>
          </table:table-cell>
          <table:table-cell office:value-type="float" office:value="717660">
            <text:p>7176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etallica - Magnetic Tour 2009</text:p>
          </table:table-cell>
          <table:table-cell office:value-type="float" office:value="1800500">
            <text:p>180050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etallica - S &amp; M</text:p>
          </table:table-cell>
          <table:table-cell office:value-type="float" office:value="1376972">
            <text:p>13769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chael Bubblé</text:p>
          </table:table-cell>
          <table:table-cell office:value-type="float" office:value="3860564">
            <text:p>38605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chael Bubblé - Caught in the act</text:p>
          </table:table-cell>
          <table:table-cell office:value-type="float" office:value="7516544">
            <text:p>75165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chael Flatley - Celtic Tiger</text:p>
          </table:table-cell>
          <table:table-cell office:value-type="float" office:value="4468288">
            <text:p>44682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chael Flatley - Feet of Flames</text:p>
          </table:table-cell>
          <table:table-cell office:value-type="float" office:value="4556252">
            <text:p>45562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chael Flatley - Gold</text:p>
          </table:table-cell>
          <table:table-cell office:value-type="float" office:value="4585164">
            <text:p>45851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chael Flatley - Lord of the dance</text:p>
          </table:table-cell>
          <table:table-cell office:value-type="float" office:value="4137876">
            <text:p>41378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chael Jackson 30th Anniversary Concert (2001)</text:p>
          </table:table-cell>
          <table:table-cell office:value-type="float" office:value="4529276">
            <text:p>45292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chael Jackson - Collection</text:p>
          </table:table-cell>
          <table:table-cell office:value-type="float" office:value="2073128">
            <text:p>20731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chael Jackson - Number Ones</text:p>
          </table:table-cell>
          <table:table-cell office:value-type="float" office:value="1405532">
            <text:p>14055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ike Oldfield - Tubular Bells II III</text:p>
          </table:table-cell>
          <table:table-cell office:value-type="float" office:value="1409032">
            <text:p>14090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use - HAARP (Live From Wembley Stadium)</text:p>
          </table:table-cell>
          <table:table-cell office:value-type="float" office:value="1503112">
            <text:p>15031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Mylene Farmer - Live à Bercy (1997)</text:p>
          </table:table-cell>
          <table:table-cell office:value-type="float" office:value="6072696">
            <text:p>60726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Nelly Furtado - Loose The Concert</text:p>
          </table:table-cell>
          <table:table-cell office:value-type="float" office:value="1164960">
            <text:p>116496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Nelly Furtado - Viña del Mar</text:p>
          </table:table-cell>
          <table:table-cell office:value-type="float" office:value="4545372">
            <text:p>45453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Nirvana Smells like Reading (1992)</text:p>
          </table:table-cell>
          <table:table-cell office:value-type="float" office:value="1435484">
            <text:p>14354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Norah Jones - Live In New Orleans</text:p>
          </table:table-cell>
          <table:table-cell office:value-type="float" office:value="3879904">
            <text:p>38799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Oasis - Familiar to millions</text:p>
          </table:table-cell>
          <table:table-cell office:value-type="float" office:value="4526356">
            <text:p>452635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Oasis - Live at Wembley</text:p>
          </table:table-cell>
          <table:table-cell office:value-type="float" office:value="2294396">
            <text:p>229439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Orbital Mix vol2</text:p>
          </table:table-cell>
          <table:table-cell office:value-type="float" office:value="3690880">
            <text:p>369088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aul Simon <text:s/>- and Friends (2009)</text:p>
          </table:table-cell>
          <table:table-cell office:value-type="float" office:value="4584620">
            <text:p>458462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earl Jam - Live At Pinkpop (1992)</text:p>
          </table:table-cell>
          <table:table-cell office:value-type="float" office:value="505616">
            <text:p>5056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edro Abrunhosa - Intimidade</text:p>
          </table:table-cell>
          <table:table-cell office:value-type="float" office:value="7448052">
            <text:p>74480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eter Gabriel - Growing Up Live</text:p>
          </table:table-cell>
          <table:table-cell office:value-type="float" office:value="4582920">
            <text:p>45829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hil Collins - Finally 2</text:p>
          </table:table-cell>
          <table:table-cell office:value-type="float" office:value="8001044">
            <text:p>80010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hil Collins - Finally...The FirstFarewell Tour</text:p>
          </table:table-cell>
          <table:table-cell office:value-type="float" office:value="9143016">
            <text:p>914301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hil Collins - Live and loose in Paris</text:p>
          </table:table-cell>
          <table:table-cell office:value-type="float" office:value="4349584">
            <text:p>43495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ink Floyd - Pulse</text:p>
          </table:table-cell>
          <table:table-cell office:value-type="float" office:value="15373924">
            <text:p>153739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ink Floyd - The Dark Side Of The Moon</text:p>
          </table:table-cell>
          <table:table-cell office:value-type="float" office:value="718616">
            <text:p>71861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Portugal Karaoke 23 SuperExitos Vol1</text:p>
          </table:table-cell>
          <table:table-cell office:value-type="float" office:value="9153004">
            <text:p>91530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Queen Live at Wembley Stadium (1986)</text:p>
          </table:table-cell>
          <table:table-cell office:value-type="float" office:value="1430104">
            <text:p>14301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Queen Rock - Montreal Concert</text:p>
          </table:table-cell>
          <table:table-cell office:value-type="float" office:value="6867364">
            <text:p>686736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ay Charles - Live at The Montreux Festival Jazz</text:p>
          </table:table-cell>
          <table:table-cell office:value-type="float" office:value="821796">
            <text:p>8217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ed Hot Chili Peppers - Live at Slane Castle</text:p>
          </table:table-cell>
          <table:table-cell office:value-type="float" office:value="716812">
            <text:p>71681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egina Spektor - Blue Lips (Live Jools Holland 2009)</text:p>
          </table:table-cell>
          <table:table-cell office:value-type="float" office:value="45164">
            <text:p>4516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.E.M. In Rio (2009)</text:p>
          </table:table-cell>
          <table:table-cell office:value-type="float" office:value="4308296">
            <text:p>430829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icky Martin - Black And White</text:p>
          </table:table-cell>
          <table:table-cell office:value-type="float" office:value="6856448">
            <text:p>68564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ihanna - Good Girl Gone Bad Live (2008)</text:p>
          </table:table-cell>
          <table:table-cell office:value-type="float" office:value="4592704">
            <text:p>459270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ita Guerra - Ao Vivo</text:p>
          </table:table-cell>
          <table:table-cell office:value-type="float" office:value="3124376">
            <text:p>31243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iverdance - Live from Geneva</text:p>
          </table:table-cell>
          <table:table-cell office:value-type="float" office:value="6300224">
            <text:p>630022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iverdance - Live From New York City</text:p>
          </table:table-cell>
          <table:table-cell office:value-type="float" office:value="4582340">
            <text:p>4582340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iverdance - The 10Th Anniversary - Jubilee Edition</text:p>
          </table:table-cell>
          <table:table-cell office:value-type="float" office:value="7695848">
            <text:p>769584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ock in Rio</text:p>
          </table:table-cell>
          <table:table-cell office:value-type="float" office:value="3369580">
            <text:p>336958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od Stewart - One Night Only</text:p>
          </table:table-cell>
          <table:table-cell office:value-type="float" office:value="6326984">
            <text:p>632698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olling Stones</text:p>
          </table:table-cell>
          <table:table-cell office:value-type="float" office:value="4496208">
            <text:p>449620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olling Stones - Live</text:p>
          </table:table-cell>
          <table:table-cell office:value-type="float" office:value="4592152">
            <text:p>4592152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oupa Nova - Acustico</text:p>
          </table:table-cell>
          <table:table-cell office:value-type="float" office:value="7227644">
            <text:p>722764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ouxinol Faduncho - Best On</text:p>
          </table:table-cell>
          <table:table-cell office:value-type="float" office:value="718728">
            <text:p>71872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oxette - MTV Unplugged</text:p>
          </table:table-cell>
          <table:table-cell office:value-type="float" office:value="4050100">
            <text:p>405010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ui Veloso ao Vivo no Pavilhão Atlantico</text:p>
          </table:table-cell>
          <table:table-cell office:value-type="float" office:value="715520">
            <text:p>7155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Rui Veloso - Concerto Acustiico</text:p>
          </table:table-cell>
          <table:table-cell office:value-type="float" office:value="4576864">
            <text:p>45768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ade</text:p>
          </table:table-cell>
          <table:table-cell office:value-type="float" office:value="970064">
            <text:p>97006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ade - Life Promise</text:p>
          </table:table-cell>
          <table:table-cell office:value-type="float" office:value="4364476">
            <text:p>43644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ade - Lovers Live</text:p>
          </table:table-cell>
          <table:table-cell office:value-type="float" office:value="4577840">
            <text:p>45778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anta Maria 10 Anos ao Vivo</text:p>
          </table:table-cell>
          <table:table-cell office:value-type="float" office:value="4453144">
            <text:p>445314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eal Live In Brooklyn (2009)</text:p>
          </table:table-cell>
          <table:table-cell office:value-type="float" office:value="3499832">
            <text:p>34998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eal - Soundstage</text:p>
          </table:table-cell>
          <table:table-cell office:value-type="float" office:value="3578376">
            <text:p>35783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ensation White The Tree of Love Saint Petersburg Russia (2009)</text:p>
          </table:table-cell>
          <table:table-cell office:value-type="float" office:value="4516520">
            <text:p>451652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hakira - Dubai Concert 2007</text:p>
          </table:table-cell>
          <table:table-cell office:value-type="float" office:value="4468276">
            <text:p>44682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hakira - En vivo y en privado</text:p>
          </table:table-cell>
          <table:table-cell office:value-type="float" office:value="7866072">
            <text:p>786607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hakira - MTV Unplugged</text:p>
          </table:table-cell>
          <table:table-cell office:value-type="float" office:value="4345532">
            <text:p>43455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hakira - Video Clips (The Best)</text:p>
          </table:table-cell>
          <table:table-cell office:value-type="float" office:value="2690588">
            <text:p>2690588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imple Red - Stay Live at the Royal Albert Hall</text:p>
          </table:table-cell>
          <table:table-cell office:value-type="float" office:value="7185388">
            <text:p>71853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mash Punpkins - Live in Paris (2000)</text:p>
          </table:table-cell>
          <table:table-cell office:value-type="float" office:value="739812">
            <text:p>7398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panish Fly Lou Reed Live in Spain (2005)</text:p>
          </table:table-cell>
          <table:table-cell office:value-type="float" office:value="4274516">
            <text:p>427451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pice Girls - Live At Wembley Stadium</text:p>
          </table:table-cell>
          <table:table-cell office:value-type="float" office:value="4538876">
            <text:p>4538876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ting - Live In Berlin</text:p>
          </table:table-cell>
          <table:table-cell office:value-type="float" office:value="3094776">
            <text:p>3094776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ting - The Brand New Day Tour</text:p>
          </table:table-cell>
          <table:table-cell office:value-type="float" office:value="4460104">
            <text:p>4460104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STOMP - Rhythms on the World</text:p>
          </table:table-cell>
          <table:table-cell office:value-type="float" office:value="5936652">
            <text:p>59366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The Corrs - Best of the Corrs the videos</text:p>
          </table:table-cell>
          <table:table-cell office:value-type="float" office:value="4541676">
            <text:p>4541676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The Cranberries - Stars - The Best Of Videos 1992-2002</text:p>
          </table:table-cell>
          <table:table-cell office:value-type="float" office:value="718740">
            <text:p>718740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This is it Michael Jackson (2009)</text:p>
          </table:table-cell>
          <table:table-cell office:value-type="float" office:value="2974184">
            <text:p>297418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Tiesto - Elements of Life - Copenhagen</text:p>
          </table:table-cell>
          <table:table-cell office:value-type="float" office:value="2151844">
            <text:p>2151844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Tina Turner-Live in Amsterdam-Wildest Dreams Tour</text:p>
          </table:table-cell>
          <table:table-cell office:value-type="float" office:value="7447952">
            <text:p>744795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U2 360 ° at the Rose Bowl</text:p>
          </table:table-cell>
          <table:table-cell office:value-type="float" office:value="6882640">
            <text:p>6882640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U2 360 - Barcelona</text:p>
          </table:table-cell>
          <table:table-cell office:value-type="float" office:value="1533824">
            <text:p>1533824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UB40 - Homegrown in Holland live</text:p>
          </table:table-cell>
          <table:table-cell office:value-type="float" office:value="7348872">
            <text:p>7348872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VideoClips</text:p>
          </table:table-cell>
          <table:table-cell office:value-type="float" office:value="2647132">
            <text:p>264713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VideoClipsHD</text:p>
          </table:table-cell>
          <table:table-cell office:value-type="float" office:value="109230612">
            <text:p>109230612</text:p>
          </table:table-cell>
          <table:table-cell office:value-type="string">
            <text:p>DISC02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Xutos e Pontapes - Ao Vivo</text:p>
          </table:table-cell>
          <table:table-cell office:value-type="float" office:value="1315568">
            <text:p>1315568</text:p>
          </table:table-cell>
          <table:table-cell office:value-type="string">
            <text:p>DISC05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Xutos &amp; Pontapés - O Circo De Feras Ao Vivo No Campo Pequeno</text:p>
          </table:table-cell>
          <table:table-cell office:value-type="float" office:value="625488">
            <text:p>625488</text:p>
          </table:table-cell>
          <table:table-cell office:value-type="string">
            <text:p>DISC01</text:p>
          </table:table-cell>
        </table:table-row>
        <table:table-row table:style-name="ro1">
          <table:table-cell office:value-type="string">
            <text:p>OsMeusVideosMusicais</text:p>
          </table:table-cell>
          <table:table-cell office:value-type="string">
            <text:p>Yes - Symphonic Live (2002)</text:p>
          </table:table-cell>
          <table:table-cell office:value-type="float" office:value="10628752">
            <text:p>10628752</text:p>
          </table:table-cell>
          <table:table-cell office:value-type="string">
            <text:p>DISC01</text:p>
          </table:table-cell>
        </table:table-row>
      </table:table>
      <table:named-expressions/>
      <table:database-ranges>
        <table:database-range table:name="__Anonymous_Sheet_DB__0" table:target-range-address="Folha1.A1:Folha1.D25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pt" fo:country="PT" style:font-name-asian="TakaoPGothic1" style:language-asian="zh" style:country-asian="CN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4T22:09:22</dc:date>
    <dc:creator>francisco </dc:creator>
    <meta:document-statistic meta:table-count="1" meta:cell-count="10220" meta:object-count="0"/>
    <meta:generator>LibreOffice/3.6$Linux_x86 LibreOffice_project/360m1$Build-2</meta:generator>
  </office:meta>
</office:document-meta>
</file>